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ext-properties style:font-name="Courier" style:font-name-asian="Courier" style:font-name-complex="Courier" style:font-family-generic="roman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3.62479166666667cm" style:use-optimal-column-width="true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24895833333333cm" style:use-optimal-column-width="true"/>
    </style:style>
    <style:style style:name="co8" style:family="table-column">
      <style:table-column-properties fo:break-before="auto" style:column-width="3.43958333333333cm" style:use-optimal-column-width="true"/>
    </style:style>
    <style:style style:name="co9" style:family="table-column">
      <style:table-column-properties fo:break-before="auto" style:column-width="11.0860416666667cm"/>
    </style:style>
    <style:style style:name="co10" style:family="table-column">
      <style:table-column-properties fo:break-before="auto" style:column-width="5.66208333333333cm" style:use-optimal-column-width="true"/>
    </style:style>
    <style:style style:name="co11" style:family="table-column">
      <style:table-column-properties fo:break-before="auto" style:column-width="12.938125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llecto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2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3"/>
        <table:table-column table:style-name="co6" table:number-columns-repeated="16370" table:default-cell-style-name="ce1"/>
        <table:table-row table:style-name="ro1">
          <table:table-cell table:number-columns-repeated="5" table:style-name="ce1"/>
          <table:table-cell table:number-columns-repeated="2" table:style-name="ce2"/>
          <table:table-cell table:number-columns-repeated="6" table:style-name="ce1"/>
          <table:table-cell office:value-type="string" office:string-value="| Priority | Name              | Level           | Type     | IP Support | Timeout | User   |" table:formula="of:=&quot;| &quot;&amp;[Collectors.$F$3]&amp;&quot; | &quot;&amp;[Collectors.$D$3]&amp;REPT(&quot; &quot;; [.D2]-LEN([Collectors.$D$3])) &amp;&quot; | &quot; &amp; [Collectors.$B$3] &amp; REPT(&quot; &quot;;[.B2]-LEN([Collectors.$B$3])) &amp; &quot; | &quot; &amp; [Collectors.$C$3] &amp; REPT(&quot; &quot;;[.C2]-LEN([Collectors.$C$3])) &amp; &quot; | &quot; &amp; [Collectors.$I$3] &amp; REPT(&quot; &quot;;[.I2]-LEN([Collectors.$I$3])) &amp; &quot; | &quot; &amp; [Collectors.$H$3] &amp; REPT(&quot; &quot;;[.H2]-LEN([Collectors.$H$3])) &amp; &quot; | &quot; &amp; [Collectors.$J$3] &amp; REPT(&quot; &quot;;[.J2]-LEN([Collectors.$J$3])) &amp; &quot; |&quot;" table:style-name="ce3">
            <text:p>| Priority | Name <text:s text:c="13"/>| Level <text:s text:c="10"/>| Type <text:s text:c="4"/>| IP Support | Timeout | User <text:s text:c="2"/>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15" table:formula="of:=LEN(&quot;network, domain&quot;)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8" table:formula="of:=LEN([Collectors.$F$3])" table:style-name="ce2">
            <text:p>8</text:p>
          </table:table-cell>
          <table:table-cell table:style-name="ce2"/>
          <table:table-cell office:value-type="float" office:value="7" table:formula="of:=LEN([Collectors.$H$3])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string" office:string-value="| --------:| ----------------- |:---------------:|:--------:| ---------- | ------- | ------ |" table:formula="of:=&quot;| &quot;&amp;REPT(&quot;-&quot;;[.F2])&amp;&quot;:| &quot; &amp; REPT(&quot;-&quot;; [.D2]) &amp; &quot; |:&quot; &amp; REPT(&quot;-&quot;;[.B2]) &amp; &quot;:|:&quot; &amp; REPT(&quot;-&quot;;[.C2]) &amp; &quot;:| &quot; &amp; REPT(&quot;-&quot;;[.I2]) &amp; &quot; | &quot;&amp; REPT(&quot;-&quot;;[.H2]) &amp; &quot; | &quot;&amp; REPT(&quot;-&quot;;[.J2]) &amp; &quot; |&quot;" table:style-name="ce3">
            <text:p>| --------:| ----------------- |:---------------:|:--------:| ---------- | ------- | ------ |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f.</text:p>
          </table:table-cell>
          <table:table-cell office:value-type="string" table:style-name="ce1">
            <text:p>Level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Base Tool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Category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IP Support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Src Tables</text:p>
          </table:table-cell>
          <table:table-cell office:value-type="string" table:style-name="ce1">
            <text:p>Dst Tables</text:p>
          </table:table-cell>
          <table:table-cell office:value-type="string" table:style-name="ce1">
            <text:p>Dependencies</text:p>
          </table:table-cell>
          <table:table-cell office:value-type="string" table:style-name="ce3">
            <text:p>0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tpdotdotpwn</text:p>
          </table:table-cell>
          <table:table-cell office:value-type="string" table:style-name="ce1">
            <text:p>dotdotpwn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ftp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/>ftphydra<text:s text:c="5"/></text:p>
          </table:table-cell>
          <table:table-cell office:value-type="string" office:string-value="| -        | ftpdotdotpwn      | service         | Active   | IPv4       | -       | nobody |" table:formula="of:=&quot;| &quot; &amp; IF([Collectors.$F4]&lt;0;&quot;- &quot;;TEXT([Collectors.$F4];&quot;#&quot;))&amp; REPT(&quot; &quot;;[.$F$2]-LEN(TEXT([Collectors.$F4];&quot;#&quot;))) &amp;&quot; | &quot; &amp; [Collectors.$D4] &amp; REPT(&quot; &quot;;[.$D$2]-LEN([Collectors.$D4])) &amp; &quot; | &quot; &amp; [Collectors.$B4] &amp; REPT(&quot; &quot;;[.$B$2]-LEN([Collectors.$B4])) &amp; &quot; | &quot; &amp; IF([.C4]=1;&quot;Active&quot;;IF([.C4]=2;&quot;Passive&quot;;&quot;Active*&quot;)) &amp; REPT(&quot; &quot;;[.$C$2]-LEN(IF([.C4]=1;&quot;Active&quot;;IF([.C4]=2;&quot;Passive&quot;;&quot;Active*&quot;))))&amp;&quot; | &quot; &amp; TEXT([Collectors.$I4];&quot;#&quot;) &amp; REPT(&quot; &quot;; [.$I$2]-LEN(TEXT([Collectors.$I4];&quot;#&quot;))) &amp; &quot; | &quot; &amp; TEXT(IF(ISBLANK([Collectors.$H4]);&quot;-&quot;;[Collectors.$H4]);&quot;#&quot;) &amp; REPT(&quot; &quot;; [.$H$2]-LEN(TEXT(IF(ISBLANK([Collectors.$H4]);&quot;-&quot;;[Collectors.$H4]);&quot;#&quot;))) &amp; &quot; | &quot; &amp; TEXT(IF(ISBLANK([Collectors.$J4]);&quot;-&quot;;[Collectors.$J4]);&quot;#&quot;) &amp; REPT(&quot; &quot;; [.$J$2]-LEN(TEXT(IF(ISBLANK([Collectors.$J4]);&quot;-&quot;;[Collectors.$J4]);&quot;#&quot;))) &amp; &quot; |&quot;" table:style-name="ce3">
            <text:p>| - <text:s text:c="7"/>| ftpdotdotpwn <text:s text:c="5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dotdotpwn</text:p>
          </table:table-cell>
          <table:table-cell office:value-type="string" table:style-name="ce1">
            <text:p>dotdotpwn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-        | httpdotdotpwn     | service         | Active   | IPv4, IPv6 | -       | nobody |" table:formula="of:=&quot;| &quot; &amp; IF([Collectors.$F5]&lt;0;&quot;- &quot;;TEXT([Collectors.$F5];&quot;#&quot;))&amp; REPT(&quot; &quot;;[.$F$2]-LEN(TEXT([Collectors.$F5];&quot;#&quot;))) &amp;&quot; | &quot; &amp; [Collectors.$D5] &amp; REPT(&quot; &quot;;[.$D$2]-LEN([Collectors.$D5])) &amp; &quot; | &quot; &amp; [Collectors.$B5] &amp; REPT(&quot; &quot;;[.$B$2]-LEN([Collectors.$B5])) &amp; &quot; | &quot; &amp; IF([.C5]=1;&quot;Active&quot;;IF([.C5]=2;&quot;Passive&quot;;&quot;Active*&quot;)) &amp; REPT(&quot; &quot;;[.$C$2]-LEN(IF([.C5]=1;&quot;Active&quot;;IF([.C5]=2;&quot;Passive&quot;;&quot;Active*&quot;))))&amp;&quot; | &quot; &amp; TEXT([Collectors.$I5];&quot;#&quot;) &amp; REPT(&quot; &quot;; [.$I$2]-LEN(TEXT([Collectors.$I5];&quot;#&quot;))) &amp; &quot; | &quot; &amp; TEXT(IF(ISBLANK([Collectors.$H5]);&quot;-&quot;;[Collectors.$H5]);&quot;#&quot;) &amp; REPT(&quot; &quot;; [.$H$2]-LEN(TEXT(IF(ISBLANK([Collectors.$H5]);&quot;-&quot;;[Collectors.$H5]);&quot;#&quot;))) &amp; &quot; | &quot; &amp; TEXT(IF(ISBLANK([Collectors.$J5]);&quot;-&quot;;[Collectors.$J5]);&quot;#&quot;) &amp; REPT(&quot; &quot;; [.$J$2]-LEN(TEXT(IF(ISBLANK([Collectors.$J5]);&quot;-&quot;;[Collectors.$J5]);&quot;#&quot;))) &amp; &quot; |&quot;" table:style-name="ce3">
            <text:p>| - <text:s text:c="7"/>| httpdotdotpwn <text:s text:c="4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hydra</text:p>
          </table:table-cell>
          <table:table-cell office:value-type="string" table:style-name="ce4">
            <text:p>hydra</text:p>
          </table:table-cell>
          <table:table-cell office:value-type="float" office:value="-1" table:style-name="ce5">
            <text:p>-1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path, 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httpgobuster, nikto</text:p>
          </table:table-cell>
          <table:table-cell office:value-type="string" office:string-value="| -        | httphydra         | service         | Active   | IPv4, IPv6 | -       | nobody |" table:formula="of:=&quot;| &quot; &amp; IF([Collectors.$F6]&lt;0;&quot;- &quot;;TEXT([Collectors.$F6];&quot;#&quot;))&amp; REPT(&quot; &quot;;[.$F$2]-LEN(TEXT([Collectors.$F6];&quot;#&quot;))) &amp;&quot; | &quot; &amp; [Collectors.$D6] &amp; REPT(&quot; &quot;;[.$D$2]-LEN([Collectors.$D6])) &amp; &quot; | &quot; &amp; [Collectors.$B6] &amp; REPT(&quot; &quot;;[.$B$2]-LEN([Collectors.$B6])) &amp; &quot; | &quot; &amp; IF([.C6]=1;&quot;Active&quot;;IF([.C6]=2;&quot;Passive&quot;;&quot;Active*&quot;)) &amp; REPT(&quot; &quot;;[.$C$2]-LEN(IF([.C6]=1;&quot;Active&quot;;IF([.C6]=2;&quot;Passive&quot;;&quot;Active*&quot;))))&amp;&quot; | &quot; &amp; TEXT([Collectors.$I6];&quot;#&quot;) &amp; REPT(&quot; &quot;; [.$I$2]-LEN(TEXT([Collectors.$I6];&quot;#&quot;))) &amp; &quot; | &quot; &amp; TEXT(IF(ISBLANK([Collectors.$H6]);&quot;-&quot;;[Collectors.$H6]);&quot;#&quot;) &amp; REPT(&quot; &quot;; [.$H$2]-LEN(TEXT(IF(ISBLANK([Collectors.$H6]);&quot;-&quot;;[Collectors.$H6]);&quot;#&quot;))) &amp; &quot; | &quot; &amp; TEXT(IF(ISBLANK([Collectors.$J6]);&quot;-&quot;;[Collectors.$J6]);&quot;#&quot;) &amp; REPT(&quot; &quot;; [.$J$2]-LEN(TEXT(IF(ISBLANK([Collectors.$J6]);&quot;-&quot;;[Collectors.$J6]);&quot;#&quot;))) &amp; &quot; |&quot;" table:style-name="ce3">
            <text:p>| - <text:s text:c="7"/>| httphydra <text:s text:c="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dphydra</text:p>
          </table:table-cell>
          <table:table-cell office:value-type="string" table:style-name="ce1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rd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-        | rdphydra          | service         | Active   | IPv4, IPv6 | -       | nobody |" table:formula="of:=&quot;| &quot; &amp; IF([Collectors.$F7]&lt;0;&quot;- &quot;;TEXT([Collectors.$F7];&quot;#&quot;))&amp; REPT(&quot; &quot;;[.$F$2]-LEN(TEXT([Collectors.$F7];&quot;#&quot;))) &amp;&quot; | &quot; &amp; [Collectors.$D7] &amp; REPT(&quot; &quot;;[.$D$2]-LEN([Collectors.$D7])) &amp; &quot; | &quot; &amp; [Collectors.$B7] &amp; REPT(&quot; &quot;;[.$B$2]-LEN([Collectors.$B7])) &amp; &quot; | &quot; &amp; IF([.C7]=1;&quot;Active&quot;;IF([.C7]=2;&quot;Passive&quot;;&quot;Active*&quot;)) &amp; REPT(&quot; &quot;;[.$C$2]-LEN(IF([.C7]=1;&quot;Active&quot;;IF([.C7]=2;&quot;Passive&quot;;&quot;Active*&quot;))))&amp;&quot; | &quot; &amp; TEXT([Collectors.$I7];&quot;#&quot;) &amp; REPT(&quot; &quot;; [.$I$2]-LEN(TEXT([Collectors.$I7];&quot;#&quot;))) &amp; &quot; | &quot; &amp; TEXT(IF(ISBLANK([Collectors.$H7]);&quot;-&quot;;[Collectors.$H7]);&quot;#&quot;) &amp; REPT(&quot; &quot;; [.$H$2]-LEN(TEXT(IF(ISBLANK([Collectors.$H7]);&quot;-&quot;;[Collectors.$H7]);&quot;#&quot;))) &amp; &quot; | &quot; &amp; TEXT(IF(ISBLANK([Collectors.$J7]);&quot;-&quot;;[Collectors.$J7]);&quot;#&quot;) &amp; REPT(&quot; &quot;; [.$J$2]-LEN(TEXT(IF(ISBLANK([Collectors.$J7]);&quot;-&quot;;[Collectors.$J7]);&quot;#&quot;))) &amp; &quot; |&quot;" table:style-name="ce3">
            <text:p>| - <text:s text:c="7"/>| rdphydra <text:s text:c="9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bhydra</text:p>
          </table:table-cell>
          <table:table-cell office:value-type="string" table:style-name="ce1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-        | smbhydra          | service         | Active   | IPv4, IPv6 | -       | nobody |" table:formula="of:=&quot;| &quot; &amp; IF([Collectors.$F8]&lt;0;&quot;- &quot;;TEXT([Collectors.$F8];&quot;#&quot;))&amp; REPT(&quot; &quot;;[.$F$2]-LEN(TEXT([Collectors.$F8];&quot;#&quot;))) &amp;&quot; | &quot; &amp; [Collectors.$D8] &amp; REPT(&quot; &quot;;[.$D$2]-LEN([Collectors.$D8])) &amp; &quot; | &quot; &amp; [Collectors.$B8] &amp; REPT(&quot; &quot;;[.$B$2]-LEN([Collectors.$B8])) &amp; &quot; | &quot; &amp; IF([.C8]=1;&quot;Active&quot;;IF([.C8]=2;&quot;Passive&quot;;&quot;Active*&quot;)) &amp; REPT(&quot; &quot;;[.$C$2]-LEN(IF([.C8]=1;&quot;Active&quot;;IF([.C8]=2;&quot;Passive&quot;;&quot;Active*&quot;))))&amp;&quot; | &quot; &amp; TEXT([Collectors.$I8];&quot;#&quot;) &amp; REPT(&quot; &quot;; [.$I$2]-LEN(TEXT([Collectors.$I8];&quot;#&quot;))) &amp; &quot; | &quot; &amp; TEXT(IF(ISBLANK([Collectors.$H8]);&quot;-&quot;;[Collectors.$H8]);&quot;#&quot;) &amp; REPT(&quot; &quot;; [.$H$2]-LEN(TEXT(IF(ISBLANK([Collectors.$H8]);&quot;-&quot;;[Collectors.$H8]);&quot;#&quot;))) &amp; &quot; | &quot; &amp; TEXT(IF(ISBLANK([Collectors.$J8]);&quot;-&quot;;[Collectors.$J8]);&quot;#&quot;) &amp; REPT(&quot; &quot;; [.$J$2]-LEN(TEXT(IF(ISBLANK([Collectors.$J8]);&quot;-&quot;;[Collectors.$J8]);&quot;#&quot;))) &amp; &quot; |&quot;" table:style-name="ce3">
            <text:p>| - <text:s text:c="7"/>| smbhydra <text:s text:c="9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bmedusa</text:p>
          </table:table-cell>
          <table:table-cell office:value-type="string" table:style-name="ce1">
            <text:p>medus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mb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-        | smbmedusa         | service         | Active   | IPv4       | -       | nobody |" table:formula="of:=&quot;| &quot; &amp; IF([Collectors.$F9]&lt;0;&quot;- &quot;;TEXT([Collectors.$F9];&quot;#&quot;))&amp; REPT(&quot; &quot;;[.$F$2]-LEN(TEXT([Collectors.$F9];&quot;#&quot;))) &amp;&quot; | &quot; &amp; [Collectors.$D9] &amp; REPT(&quot; &quot;;[.$D$2]-LEN([Collectors.$D9])) &amp; &quot; | &quot; &amp; [Collectors.$B9] &amp; REPT(&quot; &quot;;[.$B$2]-LEN([Collectors.$B9])) &amp; &quot; | &quot; &amp; IF([.C9]=1;&quot;Active&quot;;IF([.C9]=2;&quot;Passive&quot;;&quot;Active*&quot;)) &amp; REPT(&quot; &quot;;[.$C$2]-LEN(IF([.C9]=1;&quot;Active&quot;;IF([.C9]=2;&quot;Passive&quot;;&quot;Active*&quot;))))&amp;&quot; | &quot; &amp; TEXT([Collectors.$I9];&quot;#&quot;) &amp; REPT(&quot; &quot;; [.$I$2]-LEN(TEXT([Collectors.$I9];&quot;#&quot;))) &amp; &quot; | &quot; &amp; TEXT(IF(ISBLANK([Collectors.$H9]);&quot;-&quot;;[Collectors.$H9]);&quot;#&quot;) &amp; REPT(&quot; &quot;; [.$H$2]-LEN(TEXT(IF(ISBLANK([Collectors.$H9]);&quot;-&quot;;[Collectors.$H9]);&quot;#&quot;))) &amp; &quot; | &quot; &amp; TEXT(IF(ISBLANK([Collectors.$J9]);&quot;-&quot;;[Collectors.$J9]);&quot;#&quot;) &amp; REPT(&quot; &quot;; [.$J$2]-LEN(TEXT(IF(ISBLANK([Collectors.$J9]);&quot;-&quot;;[Collectors.$J9]);&quot;#&quot;))) &amp; &quot; |&quot;" table:style-name="ce3">
            <text:p>| - <text:s text:c="7"/>| smbmedusa <text:s text:c="8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shhydra</text:p>
          </table:table-cell>
          <table:table-cell office:value-type="string" table:style-name="ce1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sh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-        | sshhydra          | service         | Active   | IPv4, IPv6 | -       | nobody |" table:formula="of:=&quot;| &quot; &amp; IF([Collectors.$F10]&lt;0;&quot;- &quot;;TEXT([Collectors.$F10];&quot;#&quot;))&amp; REPT(&quot; &quot;;[.$F$2]-LEN(TEXT([Collectors.$F10];&quot;#&quot;))) &amp;&quot; | &quot; &amp; [Collectors.$D10] &amp; REPT(&quot; &quot;;[.$D$2]-LEN([Collectors.$D10])) &amp; &quot; | &quot; &amp; [Collectors.$B10] &amp; REPT(&quot; &quot;;[.$B$2]-LEN([Collectors.$B10])) &amp; &quot; | &quot; &amp; IF([.C10]=1;&quot;Active&quot;;IF([.C10]=2;&quot;Passive&quot;;&quot;Active*&quot;)) &amp; REPT(&quot; &quot;;[.$C$2]-LEN(IF([.C10]=1;&quot;Active&quot;;IF([.C10]=2;&quot;Passive&quot;;&quot;Active*&quot;))))&amp;&quot; | &quot; &amp; TEXT([Collectors.$I10];&quot;#&quot;) &amp; REPT(&quot; &quot;; [.$I$2]-LEN(TEXT([Collectors.$I10];&quot;#&quot;))) &amp; &quot; | &quot; &amp; TEXT(IF(ISBLANK([Collectors.$H10]);&quot;-&quot;;[Collectors.$H10]);&quot;#&quot;) &amp; REPT(&quot; &quot;; [.$H$2]-LEN(TEXT(IF(ISBLANK([Collectors.$H10]);&quot;-&quot;;[Collectors.$H10]);&quot;#&quot;))) &amp; &quot; | &quot; &amp; TEXT(IF(ISBLANK([Collectors.$J10]);&quot;-&quot;;[Collectors.$J10]);&quot;#&quot;) &amp; REPT(&quot; &quot;; [.$J$2]-LEN(TEXT(IF(ISBLANK([Collectors.$J10]);&quot;-&quot;;[Collectors.$J10]);&quot;#&quot;))) &amp; &quot; |&quot;" table:style-name="ce3">
            <text:p>| - <text:s text:c="7"/>| sshhydra <text:s text:c="9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uiltwith</text:p>
          </table:table-cell>
          <table:table-cell office:value-type="string" table:style-name="ce1">
            <text:p>kismanage</text:p>
          </table:table-cell>
          <table:table-cell office:value-type="float" office:value="125" table:style-name="ce2">
            <text:p>125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25      | builtwith         | domain          | Active*  | -          | -       | nobody |" table:formula="of:=&quot;| &quot; &amp; IF([Collectors.$F11]&lt;0;&quot;- &quot;;TEXT([Collectors.$F11];&quot;#&quot;))&amp; REPT(&quot; &quot;;[.$F$2]-LEN(TEXT([Collectors.$F11];&quot;#&quot;))) &amp;&quot; | &quot; &amp; [Collectors.$D11] &amp; REPT(&quot; &quot;;[.$D$2]-LEN([Collectors.$D11])) &amp; &quot; | &quot; &amp; [Collectors.$B11] &amp; REPT(&quot; &quot;;[.$B$2]-LEN([Collectors.$B11])) &amp; &quot; | &quot; &amp; IF([.C11]=1;&quot;Active&quot;;IF([.C11]=2;&quot;Passive&quot;;&quot;Active*&quot;)) &amp; REPT(&quot; &quot;;[.$C$2]-LEN(IF([.C11]=1;&quot;Active&quot;;IF([.C11]=2;&quot;Passive&quot;;&quot;Active*&quot;))))&amp;&quot; | &quot; &amp; TEXT([Collectors.$I11];&quot;#&quot;) &amp; REPT(&quot; &quot;; [.$I$2]-LEN(TEXT([Collectors.$I11];&quot;#&quot;))) &amp; &quot; | &quot; &amp; TEXT(IF(ISBLANK([Collectors.$H11]);&quot;-&quot;;[Collectors.$H11]);&quot;#&quot;) &amp; REPT(&quot; &quot;; [.$H$2]-LEN(TEXT(IF(ISBLANK([Collectors.$H11]);&quot;-&quot;;[Collectors.$H11]);&quot;#&quot;))) &amp; &quot; | &quot; &amp; TEXT(IF(ISBLANK([Collectors.$J11]);&quot;-&quot;;[Collectors.$J11]);&quot;#&quot;) &amp; REPT(&quot; &quot;; [.$J$2]-LEN(TEXT(IF(ISBLANK([Collectors.$J11]);&quot;-&quot;;[Collectors.$J11]);&quot;#&quot;))) &amp; &quot; |&quot;" table:style-name="ce3">
            <text:p>| 125 <text:s text:c="5"/>| builtwith <text:s text:c="8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stio</text:p>
          </table:table-cell>
          <table:table-cell office:value-type="string" table:style-name="ce1">
            <text:p>kismanage</text:p>
          </table:table-cell>
          <table:table-cell office:value-type="float" office:value="127" table:style-name="ce2">
            <text:p>127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27      | hostio            | domain          | Active*  | -          | -       | nobody |" table:formula="of:=&quot;| &quot; &amp; IF([Collectors.$F12]&lt;0;&quot;- &quot;;TEXT([Collectors.$F12];&quot;#&quot;))&amp; REPT(&quot; &quot;;[.$F$2]-LEN(TEXT([Collectors.$F12];&quot;#&quot;))) &amp;&quot; | &quot; &amp; [Collectors.$D12] &amp; REPT(&quot; &quot;;[.$D$2]-LEN([Collectors.$D12])) &amp; &quot; | &quot; &amp; [Collectors.$B12] &amp; REPT(&quot; &quot;;[.$B$2]-LEN([Collectors.$B12])) &amp; &quot; | &quot; &amp; IF([.C12]=1;&quot;Active&quot;;IF([.C12]=2;&quot;Passive&quot;;&quot;Active*&quot;)) &amp; REPT(&quot; &quot;;[.$C$2]-LEN(IF([.C12]=1;&quot;Active&quot;;IF([.C12]=2;&quot;Passive&quot;;&quot;Active*&quot;))))&amp;&quot; | &quot; &amp; TEXT([Collectors.$I12];&quot;#&quot;) &amp; REPT(&quot; &quot;; [.$I$2]-LEN(TEXT([Collectors.$I12];&quot;#&quot;))) &amp; &quot; | &quot; &amp; TEXT(IF(ISBLANK([Collectors.$H12]);&quot;-&quot;;[Collectors.$H12]);&quot;#&quot;) &amp; REPT(&quot; &quot;; [.$H$2]-LEN(TEXT(IF(ISBLANK([Collectors.$H12]);&quot;-&quot;;[Collectors.$H12]);&quot;#&quot;))) &amp; &quot; | &quot; &amp; TEXT(IF(ISBLANK([Collectors.$J12]);&quot;-&quot;;[Collectors.$J12]);&quot;#&quot;) &amp; REPT(&quot; &quot;; [.$J$2]-LEN(TEXT(IF(ISBLANK([Collectors.$J12]);&quot;-&quot;;[Collectors.$J12]);&quot;#&quot;))) &amp; &quot; |&quot;" table:style-name="ce3">
            <text:p>| 127 <text:s text:c="5"/>| hostio <text:s text:c="11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nsysdomain</text:p>
          </table:table-cell>
          <table:table-cell office:value-type="string" table:style-name="ce1">
            <text:p>kismanage</text:p>
          </table:table-cell>
          <table:table-cell office:value-type="float" office:value="130" table:style-name="ce2">
            <text:p>13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130      | censysdomain      | domain          | Active*  | -          | -       | kali   |" table:formula="of:=&quot;| &quot; &amp; IF([Collectors.$F13]&lt;0;&quot;- &quot;;TEXT([Collectors.$F13];&quot;#&quot;))&amp; REPT(&quot; &quot;;[.$F$2]-LEN(TEXT([Collectors.$F13];&quot;#&quot;))) &amp;&quot; | &quot; &amp; [Collectors.$D13] &amp; REPT(&quot; &quot;;[.$D$2]-LEN([Collectors.$D13])) &amp; &quot; | &quot; &amp; [Collectors.$B13] &amp; REPT(&quot; &quot;;[.$B$2]-LEN([Collectors.$B13])) &amp; &quot; | &quot; &amp; IF([.C13]=1;&quot;Active&quot;;IF([.C13]=2;&quot;Passive&quot;;&quot;Active*&quot;)) &amp; REPT(&quot; &quot;;[.$C$2]-LEN(IF([.C13]=1;&quot;Active&quot;;IF([.C13]=2;&quot;Passive&quot;;&quot;Active*&quot;))))&amp;&quot; | &quot; &amp; TEXT([Collectors.$I13];&quot;#&quot;) &amp; REPT(&quot; &quot;; [.$I$2]-LEN(TEXT([Collectors.$I13];&quot;#&quot;))) &amp; &quot; | &quot; &amp; TEXT(IF(ISBLANK([Collectors.$H13]);&quot;-&quot;;[Collectors.$H13]);&quot;#&quot;) &amp; REPT(&quot; &quot;; [.$H$2]-LEN(TEXT(IF(ISBLANK([Collectors.$H13]);&quot;-&quot;;[Collectors.$H13]);&quot;#&quot;))) &amp; &quot; | &quot; &amp; TEXT(IF(ISBLANK([Collectors.$J13]);&quot;-&quot;;[Collectors.$J13]);&quot;#&quot;) &amp; REPT(&quot; &quot;; [.$J$2]-LEN(TEXT(IF(ISBLANK([Collectors.$J13]);&quot;-&quot;;[Collectors.$J13]);&quot;#&quot;))) &amp; &quot; |&quot;" table:style-name="ce3">
            <text:p>| 130 <text:s text:c="5"/>| censysdomain <text:s text:c="5"/>| domain <text:s text:c="9"/>| Active* <text:s/>| - <text:s text:c="9"/>| - <text:s text:c="6"/>| kali <text:s text:c="2"/>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ecuritytrails</text:p>
          </table:table-cell>
          <table:table-cell office:value-type="string" table:style-name="ce1">
            <text:p>kismanage</text:p>
          </table:table-cell>
          <table:table-cell office:value-type="float" office:value="131" table:style-name="ce2">
            <text:p>131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</text:p>
          </table:table-cell>
          <table:table-cell table:style-name="ce1"/>
          <table:table-cell office:value-type="string" office:string-value="| 131      | securitytrails    | domain          | Active*  | -          | -       | nobody |" table:formula="of:=&quot;| &quot; &amp; IF([Collectors.$F14]&lt;0;&quot;- &quot;;TEXT([Collectors.$F14];&quot;#&quot;))&amp; REPT(&quot; &quot;;[.$F$2]-LEN(TEXT([Collectors.$F14];&quot;#&quot;))) &amp;&quot; | &quot; &amp; [Collectors.$D14] &amp; REPT(&quot; &quot;;[.$D$2]-LEN([Collectors.$D14])) &amp; &quot; | &quot; &amp; [Collectors.$B14] &amp; REPT(&quot; &quot;;[.$B$2]-LEN([Collectors.$B14])) &amp; &quot; | &quot; &amp; IF([.C14]=1;&quot;Active&quot;;IF([.C14]=2;&quot;Passive&quot;;&quot;Active*&quot;)) &amp; REPT(&quot; &quot;;[.$C$2]-LEN(IF([.C14]=1;&quot;Active&quot;;IF([.C14]=2;&quot;Passive&quot;;&quot;Active*&quot;))))&amp;&quot; | &quot; &amp; TEXT([Collectors.$I14];&quot;#&quot;) &amp; REPT(&quot; &quot;; [.$I$2]-LEN(TEXT([Collectors.$I14];&quot;#&quot;))) &amp; &quot; | &quot; &amp; TEXT(IF(ISBLANK([Collectors.$H14]);&quot;-&quot;;[Collectors.$H14]);&quot;#&quot;) &amp; REPT(&quot; &quot;; [.$H$2]-LEN(TEXT(IF(ISBLANK([Collectors.$H14]);&quot;-&quot;;[Collectors.$H14]);&quot;#&quot;))) &amp; &quot; | &quot; &amp; TEXT(IF(ISBLANK([Collectors.$J14]);&quot;-&quot;;[Collectors.$J14]);&quot;#&quot;) &amp; REPT(&quot; &quot;; [.$J$2]-LEN(TEXT(IF(ISBLANK([Collectors.$J14]);&quot;-&quot;;[Collectors.$J14]);&quot;#&quot;))) &amp; &quot; |&quot;" table:style-name="ce3">
            <text:p>| 131 <text:s text:c="5"/>| securitytrails <text:s text:c="3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nsdumpster</text:p>
          </table:table-cell>
          <table:table-cell office:value-type="string" table:style-name="ce1">
            <text:p>kismanage</text:p>
          </table:table-cell>
          <table:table-cell office:value-type="float" office:value="132" table:style-name="ce2">
            <text:p>132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, host, host_host_name_mapping</text:p>
          </table:table-cell>
          <table:table-cell table:style-name="ce1"/>
          <table:table-cell office:value-type="string" office:string-value="| 132      | dnsdumpster       | domain          | Active*  | -          | -       | nobody |" table:formula="of:=&quot;| &quot; &amp; IF([Collectors.$F15]&lt;0;&quot;- &quot;;TEXT([Collectors.$F15];&quot;#&quot;))&amp; REPT(&quot; &quot;;[.$F$2]-LEN(TEXT([Collectors.$F15];&quot;#&quot;))) &amp;&quot; | &quot; &amp; [Collectors.$D15] &amp; REPT(&quot; &quot;;[.$D$2]-LEN([Collectors.$D15])) &amp; &quot; | &quot; &amp; [Collectors.$B15] &amp; REPT(&quot; &quot;;[.$B$2]-LEN([Collectors.$B15])) &amp; &quot; | &quot; &amp; IF([.C15]=1;&quot;Active&quot;;IF([.C15]=2;&quot;Passive&quot;;&quot;Active*&quot;)) &amp; REPT(&quot; &quot;;[.$C$2]-LEN(IF([.C15]=1;&quot;Active&quot;;IF([.C15]=2;&quot;Passive&quot;;&quot;Active*&quot;))))&amp;&quot; | &quot; &amp; TEXT([Collectors.$I15];&quot;#&quot;) &amp; REPT(&quot; &quot;; [.$I$2]-LEN(TEXT([Collectors.$I15];&quot;#&quot;))) &amp; &quot; | &quot; &amp; TEXT(IF(ISBLANK([Collectors.$H15]);&quot;-&quot;;[Collectors.$H15]);&quot;#&quot;) &amp; REPT(&quot; &quot;; [.$H$2]-LEN(TEXT(IF(ISBLANK([Collectors.$H15]);&quot;-&quot;;[Collectors.$H15]);&quot;#&quot;))) &amp; &quot; | &quot; &amp; TEXT(IF(ISBLANK([Collectors.$J15]);&quot;-&quot;;[Collectors.$J15]);&quot;#&quot;) &amp; REPT(&quot; &quot;; [.$J$2]-LEN(TEXT(IF(ISBLANK([Collectors.$J15]);&quot;-&quot;;[Collectors.$J15]);&quot;#&quot;))) &amp; &quot; |&quot;" table:style-name="ce3">
            <text:p>| 132 <text:s text:c="5"/>| dnsdumpster <text:s text:c="6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rtspotter</text:p>
          </table:table-cell>
          <table:table-cell office:value-type="string" table:style-name="ce1">
            <text:p>kismanage</text:p>
          </table:table-cell>
          <table:table-cell office:value-type="float" office:value="133" table:style-name="ce2">
            <text:p>133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﻿domain_name, host_name, source, company, email, file</text:p>
          </table:table-cell>
          <table:table-cell table:style-name="ce1"/>
          <table:table-cell office:value-type="string" office:string-value="| 133      | certspotter       | domain          | Active*  | -          | -       | nobody |" table:formula="of:=&quot;| &quot; &amp; IF([Collectors.$F16]&lt;0;&quot;- &quot;;TEXT([Collectors.$F16];&quot;#&quot;))&amp; REPT(&quot; &quot;;[.$F$2]-LEN(TEXT([Collectors.$F16];&quot;#&quot;))) &amp;&quot; | &quot; &amp; [Collectors.$D16] &amp; REPT(&quot; &quot;;[.$D$2]-LEN([Collectors.$D16])) &amp; &quot; | &quot; &amp; [Collectors.$B16] &amp; REPT(&quot; &quot;;[.$B$2]-LEN([Collectors.$B16])) &amp; &quot; | &quot; &amp; IF([.C16]=1;&quot;Active&quot;;IF([.C16]=2;&quot;Passive&quot;;&quot;Active*&quot;)) &amp; REPT(&quot; &quot;;[.$C$2]-LEN(IF([.C16]=1;&quot;Active&quot;;IF([.C16]=2;&quot;Passive&quot;;&quot;Active*&quot;))))&amp;&quot; | &quot; &amp; TEXT([Collectors.$I16];&quot;#&quot;) &amp; REPT(&quot; &quot;; [.$I$2]-LEN(TEXT([Collectors.$I16];&quot;#&quot;))) &amp; &quot; | &quot; &amp; TEXT(IF(ISBLANK([Collectors.$H16]);&quot;-&quot;;[Collectors.$H16]);&quot;#&quot;) &amp; REPT(&quot; &quot;; [.$H$2]-LEN(TEXT(IF(ISBLANK([Collectors.$H16]);&quot;-&quot;;[Collectors.$H16]);&quot;#&quot;))) &amp; &quot; | &quot; &amp; TEXT(IF(ISBLANK([Collectors.$J16]);&quot;-&quot;;[Collectors.$J16]);&quot;#&quot;) &amp; REPT(&quot; &quot;; [.$J$2]-LEN(TEXT(IF(ISBLANK([Collectors.$J16]);&quot;-&quot;;[Collectors.$J16]);&quot;#&quot;))) &amp; &quot; |&quot;" table:style-name="ce3">
            <text:p>| 133 <text:s text:c="5"/>| certspotter <text:s text:c="6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rtshdomain</text:p>
          </table:table-cell>
          <table:table-cell office:value-type="string" table:style-name="ce1">
            <text:p>kismanage</text:p>
          </table:table-cell>
          <table:table-cell office:value-type="float" office:value="134" table:style-name="ce2">
            <text:p>134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﻿domain_name, host_name, source</text:p>
          </table:table-cell>
          <table:table-cell table:style-name="ce1"/>
          <table:table-cell office:value-type="string" office:string-value="| 134      | crtshdomain       | domain          | Active*  | -          | -       | nobody |" table:formula="of:=&quot;| &quot; &amp; IF([Collectors.$F17]&lt;0;&quot;- &quot;;TEXT([Collectors.$F17];&quot;#&quot;))&amp; REPT(&quot; &quot;;[.$F$2]-LEN(TEXT([Collectors.$F17];&quot;#&quot;))) &amp;&quot; | &quot; &amp; [Collectors.$D17] &amp; REPT(&quot; &quot;;[.$D$2]-LEN([Collectors.$D17])) &amp; &quot; | &quot; &amp; [Collectors.$B17] &amp; REPT(&quot; &quot;;[.$B$2]-LEN([Collectors.$B17])) &amp; &quot; | &quot; &amp; IF([.C17]=1;&quot;Active&quot;;IF([.C17]=2;&quot;Passive&quot;;&quot;Active*&quot;)) &amp; REPT(&quot; &quot;;[.$C$2]-LEN(IF([.C17]=1;&quot;Active&quot;;IF([.C17]=2;&quot;Passive&quot;;&quot;Active*&quot;))))&amp;&quot; | &quot; &amp; TEXT([Collectors.$I17];&quot;#&quot;) &amp; REPT(&quot; &quot;; [.$I$2]-LEN(TEXT([Collectors.$I17];&quot;#&quot;))) &amp; &quot; | &quot; &amp; TEXT(IF(ISBLANK([Collectors.$H17]);&quot;-&quot;;[Collectors.$H17]);&quot;#&quot;) &amp; REPT(&quot; &quot;; [.$H$2]-LEN(TEXT(IF(ISBLANK([Collectors.$H17]);&quot;-&quot;;[Collectors.$H17]);&quot;#&quot;))) &amp; &quot; | &quot; &amp; TEXT(IF(ISBLANK([Collectors.$J17]);&quot;-&quot;;[Collectors.$J17]);&quot;#&quot;) &amp; REPT(&quot; &quot;; [.$J$2]-LEN(TEXT(IF(ISBLANK([Collectors.$J17]);&quot;-&quot;;[Collectors.$J17]);&quot;#&quot;))) &amp; &quot; |&quot;" table:style-name="ce3">
            <text:p>| 134 <text:s text:c="5"/>| crtshdomain <text:s text:c="6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irustotal</text:p>
          </table:table-cell>
          <table:table-cell office:value-type="string" table:style-name="ce1">
            <text:p>kismanage</text:p>
          </table:table-cell>
          <table:table-cell office:value-type="float" office:value="135" table:style-name="ce2">
            <text:p>135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﻿domain_name, host_name, source</text:p>
          </table:table-cell>
          <table:table-cell table:style-name="ce1"/>
          <table:table-cell office:value-type="string" office:string-value="| 135      | virustotal        | domain          | Active*  | -          | -       | nobody |" table:formula="of:=&quot;| &quot; &amp; IF([Collectors.$F18]&lt;0;&quot;- &quot;;TEXT([Collectors.$F18];&quot;#&quot;))&amp; REPT(&quot; &quot;;[.$F$2]-LEN(TEXT([Collectors.$F18];&quot;#&quot;))) &amp;&quot; | &quot; &amp; [Collectors.$D18] &amp; REPT(&quot; &quot;;[.$D$2]-LEN([Collectors.$D18])) &amp; &quot; | &quot; &amp; [Collectors.$B18] &amp; REPT(&quot; &quot;;[.$B$2]-LEN([Collectors.$B18])) &amp; &quot; | &quot; &amp; IF([.C18]=1;&quot;Active&quot;;IF([.C18]=2;&quot;Passive&quot;;&quot;Active*&quot;)) &amp; REPT(&quot; &quot;;[.$C$2]-LEN(IF([.C18]=1;&quot;Active&quot;;IF([.C18]=2;&quot;Passive&quot;;&quot;Active*&quot;))))&amp;&quot; | &quot; &amp; TEXT([Collectors.$I18];&quot;#&quot;) &amp; REPT(&quot; &quot;; [.$I$2]-LEN(TEXT([Collectors.$I18];&quot;#&quot;))) &amp; &quot; | &quot; &amp; TEXT(IF(ISBLANK([Collectors.$H18]);&quot;-&quot;;[Collectors.$H18]);&quot;#&quot;) &amp; REPT(&quot; &quot;; [.$H$2]-LEN(TEXT(IF(ISBLANK([Collectors.$H18]);&quot;-&quot;;[Collectors.$H18]);&quot;#&quot;))) &amp; &quot; | &quot; &amp; TEXT(IF(ISBLANK([Collectors.$J18]);&quot;-&quot;;[Collectors.$J18]);&quot;#&quot;) &amp; REPT(&quot; &quot;; [.$J$2]-LEN(TEXT(IF(ISBLANK([Collectors.$J18]);&quot;-&quot;;[Collectors.$J18]);&quot;#&quot;))) &amp; &quot; |&quot;" table:style-name="ce3">
            <text:p>| 135 <text:s text:c="5"/>| virustotal <text:s text:c="7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sublist3r</text:p>
          </table:table-cell>
          <table:table-cell office:value-type="string" table:style-name="ce1">
            <text:p>dnssublist3r</text:p>
          </table:table-cell>
          <table:table-cell office:value-type="float" office:value="140" table:style-name="ce2">
            <text:p>14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</text:p>
          </table:table-cell>
          <table:table-cell table:style-name="ce1"/>
          <table:table-cell office:value-type="string" office:string-value="| 140      | dnssublist3r      | domain          | Active   | -          | -       | nobody |" table:formula="of:=&quot;| &quot; &amp; IF([Collectors.$F19]&lt;0;&quot;- &quot;;TEXT([Collectors.$F19];&quot;#&quot;))&amp; REPT(&quot; &quot;;[.$F$2]-LEN(TEXT([Collectors.$F19];&quot;#&quot;))) &amp;&quot; | &quot; &amp; [Collectors.$D19] &amp; REPT(&quot; &quot;;[.$D$2]-LEN([Collectors.$D19])) &amp; &quot; | &quot; &amp; [Collectors.$B19] &amp; REPT(&quot; &quot;;[.$B$2]-LEN([Collectors.$B19])) &amp; &quot; | &quot; &amp; IF([.C19]=1;&quot;Active&quot;;IF([.C19]=2;&quot;Passive&quot;;&quot;Active*&quot;)) &amp; REPT(&quot; &quot;;[.$C$2]-LEN(IF([.C19]=1;&quot;Active&quot;;IF([.C19]=2;&quot;Passive&quot;;&quot;Active*&quot;))))&amp;&quot; | &quot; &amp; TEXT([Collectors.$I19];&quot;#&quot;) &amp; REPT(&quot; &quot;; [.$I$2]-LEN(TEXT([Collectors.$I19];&quot;#&quot;))) &amp; &quot; | &quot; &amp; TEXT(IF(ISBLANK([Collectors.$H19]);&quot;-&quot;;[Collectors.$H19]);&quot;#&quot;) &amp; REPT(&quot; &quot;; [.$H$2]-LEN(TEXT(IF(ISBLANK([Collectors.$H19]);&quot;-&quot;;[Collectors.$H19]);&quot;#&quot;))) &amp; &quot; | &quot; &amp; TEXT(IF(ISBLANK([Collectors.$J19]);&quot;-&quot;;[Collectors.$J19]);&quot;#&quot;) &amp; REPT(&quot; &quot;; [.$J$2]-LEN(TEXT(IF(ISBLANK([Collectors.$J19]);&quot;-&quot;;[Collectors.$J19]);&quot;#&quot;))) &amp; &quot; |&quot;" table:style-name="ce3">
            <text:p>| 140 <text:s text:c="5"/>| dnssublist3r <text:s text:c="5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heharvester</text:p>
          </table:table-cell>
          <table:table-cell office:value-type="string" table:style-name="ce1">
            <text:p>theharvester</text:p>
          </table:table-cell>
          <table:table-cell office:value-type="float" office:value="150" table:style-name="ce2">
            <text:p>15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email, domain_name, host_name, source, host</text:p>
          </table:table-cell>
          <table:table-cell table:style-name="ce1"/>
          <table:table-cell office:value-type="string" office:string-value="| 150      | theharvester      | domain          | Passive  | -          | -       | kali   |" table:formula="of:=&quot;| &quot; &amp; IF([Collectors.$F20]&lt;0;&quot;- &quot;;TEXT([Collectors.$F20];&quot;#&quot;))&amp; REPT(&quot; &quot;;[.$F$2]-LEN(TEXT([Collectors.$F20];&quot;#&quot;))) &amp;&quot; | &quot; &amp; [Collectors.$D20] &amp; REPT(&quot; &quot;;[.$D$2]-LEN([Collectors.$D20])) &amp; &quot; | &quot; &amp; [Collectors.$B20] &amp; REPT(&quot; &quot;;[.$B$2]-LEN([Collectors.$B20])) &amp; &quot; | &quot; &amp; IF([.C20]=1;&quot;Active&quot;;IF([.C20]=2;&quot;Passive&quot;;&quot;Active*&quot;)) &amp; REPT(&quot; &quot;;[.$C$2]-LEN(IF([.C20]=1;&quot;Active&quot;;IF([.C20]=2;&quot;Passive&quot;;&quot;Active*&quot;))))&amp;&quot; | &quot; &amp; TEXT([Collectors.$I20];&quot;#&quot;) &amp; REPT(&quot; &quot;; [.$I$2]-LEN(TEXT([Collectors.$I20];&quot;#&quot;))) &amp; &quot; | &quot; &amp; TEXT(IF(ISBLANK([Collectors.$H20]);&quot;-&quot;;[Collectors.$H20]);&quot;#&quot;) &amp; REPT(&quot; &quot;; [.$H$2]-LEN(TEXT(IF(ISBLANK([Collectors.$H20]);&quot;-&quot;;[Collectors.$H20]);&quot;#&quot;))) &amp; &quot; | &quot; &amp; TEXT(IF(ISBLANK([Collectors.$J20]);&quot;-&quot;;[Collectors.$J20]);&quot;#&quot;) &amp; REPT(&quot; &quot;; [.$J$2]-LEN(TEXT(IF(ISBLANK([Collectors.$J20]);&quot;-&quot;;[Collectors.$J20]);&quot;#&quot;))) &amp; &quot; |&quot;" table:style-name="ce3">
            <text:p>| 150 <text:s text:c="5"/>| theharvester <text:s text:c="5"/>| domain <text:s text:c="9"/>| Passive <text:s/>| - <text:s text:c="9"/>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wsslurp</text:p>
          </table:table-cell>
          <table:table-cell office:value-type="string" table:style-name="ce1">
            <text:p>slurp</text:p>
          </table:table-cell>
          <table:table-cell office:value-type="float" office:value="155" table:style-name="ce2">
            <text:p>155</text:p>
          </table:table-cell>
          <table:table-cell office:value-type="string" table:style-name="ce2">
            <text:p>osint</text:p>
          </table:table-cell>
          <table:table-cell table:number-columns-repeated="2" table:style-name="ce1"/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additional_info</text:p>
          </table:table-cell>
          <table:table-cell table:style-name="ce1"/>
          <table:table-cell office:value-type="string" office:string-value="| 155      | awsslurp          | domain          | Active   |            | -       | nobody |" table:formula="of:=&quot;| &quot; &amp; IF([Collectors.$F21]&lt;0;&quot;- &quot;;TEXT([Collectors.$F21];&quot;#&quot;))&amp; REPT(&quot; &quot;;[.$F$2]-LEN(TEXT([Collectors.$F21];&quot;#&quot;))) &amp;&quot; | &quot; &amp; [Collectors.$D21] &amp; REPT(&quot; &quot;;[.$D$2]-LEN([Collectors.$D21])) &amp; &quot; | &quot; &amp; [Collectors.$B21] &amp; REPT(&quot; &quot;;[.$B$2]-LEN([Collectors.$B21])) &amp; &quot; | &quot; &amp; IF([.C21]=1;&quot;Active&quot;;IF([.C21]=2;&quot;Passive&quot;;&quot;Active*&quot;)) &amp; REPT(&quot; &quot;;[.$C$2]-LEN(IF([.C21]=1;&quot;Active&quot;;IF([.C21]=2;&quot;Passive&quot;;&quot;Active*&quot;))))&amp;&quot; | &quot; &amp; TEXT([Collectors.$I21];&quot;#&quot;) &amp; REPT(&quot; &quot;; [.$I$2]-LEN(TEXT([Collectors.$I21];&quot;#&quot;))) &amp; &quot; | &quot; &amp; TEXT(IF(ISBLANK([Collectors.$H21]);&quot;-&quot;;[Collectors.$H21]);&quot;#&quot;) &amp; REPT(&quot; &quot;; [.$H$2]-LEN(TEXT(IF(ISBLANK([Collectors.$H21]);&quot;-&quot;;[Collectors.$H21]);&quot;#&quot;))) &amp; &quot; | &quot; &amp; TEXT(IF(ISBLANK([Collectors.$J21]);&quot;-&quot;;[Collectors.$J21]);&quot;#&quot;) &amp; REPT(&quot; &quot;; [.$J$2]-LEN(TEXT(IF(ISBLANK([Collectors.$J21]);&quot;-&quot;;[Collectors.$J21]);&quot;#&quot;))) &amp; &quot; |&quot;" table:style-name="ce3">
            <text:p>| 155 <text:s text:c="5"/>| awsslurp <text:s text:c="9"/>| domain <text:s text:c="9"/>| Active <text:s text:c="2"/>| <text:s text:c="11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enum</text:p>
          </table:table-cell>
          <table:table-cell office:value-type="string" table:style-name="ce1">
            <text:p>dnsenum</text:p>
          </table:table-cell>
          <table:table-cell office:value-type="float" office:value="160" table:style-name="ce2">
            <text:p>16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host_name, domain_name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60      | dnsenum           | domain          | Active   | -          | -       | nobody |" table:formula="of:=&quot;| &quot; &amp; IF([Collectors.$F22]&lt;0;&quot;- &quot;;TEXT([Collectors.$F22];&quot;#&quot;))&amp; REPT(&quot; &quot;;[.$F$2]-LEN(TEXT([Collectors.$F22];&quot;#&quot;))) &amp;&quot; | &quot; &amp; [Collectors.$D22] &amp; REPT(&quot; &quot;;[.$D$2]-LEN([Collectors.$D22])) &amp; &quot; | &quot; &amp; [Collectors.$B22] &amp; REPT(&quot; &quot;;[.$B$2]-LEN([Collectors.$B22])) &amp; &quot; | &quot; &amp; IF([.C22]=1;&quot;Active&quot;;IF([.C22]=2;&quot;Passive&quot;;&quot;Active*&quot;)) &amp; REPT(&quot; &quot;;[.$C$2]-LEN(IF([.C22]=1;&quot;Active&quot;;IF([.C22]=2;&quot;Passive&quot;;&quot;Active*&quot;))))&amp;&quot; | &quot; &amp; TEXT([Collectors.$I22];&quot;#&quot;) &amp; REPT(&quot; &quot;; [.$I$2]-LEN(TEXT([Collectors.$I22];&quot;#&quot;))) &amp; &quot; | &quot; &amp; TEXT(IF(ISBLANK([Collectors.$H22]);&quot;-&quot;;[Collectors.$H22]);&quot;#&quot;) &amp; REPT(&quot; &quot;; [.$H$2]-LEN(TEXT(IF(ISBLANK([Collectors.$H22]);&quot;-&quot;;[Collectors.$H22]);&quot;#&quot;))) &amp; &quot; | &quot; &amp; TEXT(IF(ISBLANK([Collectors.$J22]);&quot;-&quot;;[Collectors.$J22]);&quot;#&quot;) &amp; REPT(&quot; &quot;; [.$J$2]-LEN(TEXT(IF(ISBLANK([Collectors.$J22]);&quot;-&quot;;[Collectors.$J22]);&quot;#&quot;))) &amp; &quot; |&quot;" table:style-name="ce3">
            <text:p>| 160 <text:s text:c="5"/>| dnsenum <text:s text:c="10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nsgobuster</text:p>
          </table:table-cell>
          <table:table-cell office:value-type="string" table:style-name="ce4">
            <text:p>gobuster</text:p>
          </table:table-cell>
          <table:table-cell office:value-type="float" office:value="170" table:style-name="ce5">
            <text:p>170</text:p>
          </table:table-cell>
          <table:table-cell office:value-type="string" table:style-name="ce5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office:value-type="string" table:style-name="ce1">
            <text:p><text:s/>dnsreverselookup, tlsnmap<text:s/></text:p>
          </table:table-cell>
          <table:table-cell office:value-type="string" office:string-value="| 170      | dnsgobuster       | domain          | Active   | -          | -       | nobody |" table:formula="of:=&quot;| &quot; &amp; IF([Collectors.$F23]&lt;0;&quot;- &quot;;TEXT([Collectors.$F23];&quot;#&quot;))&amp; REPT(&quot; &quot;;[.$F$2]-LEN(TEXT([Collectors.$F23];&quot;#&quot;))) &amp;&quot; | &quot; &amp; [Collectors.$D23] &amp; REPT(&quot; &quot;;[.$D$2]-LEN([Collectors.$D23])) &amp; &quot; | &quot; &amp; [Collectors.$B23] &amp; REPT(&quot; &quot;;[.$B$2]-LEN([Collectors.$B23])) &amp; &quot; | &quot; &amp; IF([.C23]=1;&quot;Active&quot;;IF([.C23]=2;&quot;Passive&quot;;&quot;Active*&quot;)) &amp; REPT(&quot; &quot;;[.$C$2]-LEN(IF([.C23]=1;&quot;Active&quot;;IF([.C23]=2;&quot;Passive&quot;;&quot;Active*&quot;))))&amp;&quot; | &quot; &amp; TEXT([Collectors.$I23];&quot;#&quot;) &amp; REPT(&quot; &quot;; [.$I$2]-LEN(TEXT([Collectors.$I23];&quot;#&quot;))) &amp; &quot; | &quot; &amp; TEXT(IF(ISBLANK([Collectors.$H23]);&quot;-&quot;;[Collectors.$H23]);&quot;#&quot;) &amp; REPT(&quot; &quot;; [.$H$2]-LEN(TEXT(IF(ISBLANK([Collectors.$H23]);&quot;-&quot;;[Collectors.$H23]);&quot;#&quot;))) &amp; &quot; | &quot; &amp; TEXT(IF(ISBLANK([Collectors.$J23]);&quot;-&quot;;[Collectors.$J23]);&quot;#&quot;) &amp; REPT(&quot; &quot;; [.$J$2]-LEN(TEXT(IF(ISBLANK([Collectors.$J23]);&quot;-&quot;;[Collectors.$J23]);&quot;#&quot;))) &amp; &quot; |&quot;" table:style-name="ce3">
            <text:p>| 170 <text:s text:c="5"/>| dnsgobuster <text:s text:c="6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oisdomain</text:p>
          </table:table-cell>
          <table:table-cell office:value-type="string" table:style-name="ce1">
            <text:p>whois</text:p>
          </table:table-cell>
          <table:table-cell office:value-type="float" office:value="210" table:style-name="ce2">
            <text:p>210</text:p>
          </table:table-cell>
          <table:table-cell office:value-type="string" table:style-name="ce2">
            <text:p>osin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_name, domain_name</text:p>
          </table:table-cell>
          <table:table-cell office:value-type="string" table:style-name="ce1">
            <text:p>company, source, host, domain_name, host_name, email</text:p>
          </table:table-cell>
          <table:table-cell table:style-name="ce1"/>
          <table:table-cell office:value-type="string" office:string-value="| 210      | whoisdomain       | domain          | Active   | -          | 10      | nobody |" table:formula="of:=&quot;| &quot; &amp; IF([Collectors.$F24]&lt;0;&quot;- &quot;;TEXT([Collectors.$F24];&quot;#&quot;))&amp; REPT(&quot; &quot;;[.$F$2]-LEN(TEXT([Collectors.$F24];&quot;#&quot;))) &amp;&quot; | &quot; &amp; [Collectors.$D24] &amp; REPT(&quot; &quot;;[.$D$2]-LEN([Collectors.$D24])) &amp; &quot; | &quot; &amp; [Collectors.$B24] &amp; REPT(&quot; &quot;;[.$B$2]-LEN([Collectors.$B24])) &amp; &quot; | &quot; &amp; IF([.C24]=1;&quot;Active&quot;;IF([.C24]=2;&quot;Passive&quot;;&quot;Active*&quot;)) &amp; REPT(&quot; &quot;;[.$C$2]-LEN(IF([.C24]=1;&quot;Active&quot;;IF([.C24]=2;&quot;Passive&quot;;&quot;Active*&quot;))))&amp;&quot; | &quot; &amp; TEXT([Collectors.$I24];&quot;#&quot;) &amp; REPT(&quot; &quot;; [.$I$2]-LEN(TEXT([Collectors.$I24];&quot;#&quot;))) &amp; &quot; | &quot; &amp; TEXT(IF(ISBLANK([Collectors.$H24]);&quot;-&quot;;[Collectors.$H24]);&quot;#&quot;) &amp; REPT(&quot; &quot;; [.$H$2]-LEN(TEXT(IF(ISBLANK([Collectors.$H24]);&quot;-&quot;;[Collectors.$H24]);&quot;#&quot;))) &amp; &quot; | &quot; &amp; TEXT(IF(ISBLANK([Collectors.$J24]);&quot;-&quot;;[Collectors.$J24]);&quot;#&quot;) &amp; REPT(&quot; &quot;; [.$J$2]-LEN(TEXT(IF(ISBLANK([Collectors.$J24]);&quot;-&quot;;[Collectors.$J24]);&quot;#&quot;))) &amp; &quot; |&quot;" table:style-name="ce3">
            <text:p>| 210 <text:s text:c="5"/>| whoisdomain <text:s text:c="6"/>| domain <text:s text:c="9"/>| Active <text:s text:c="2"/>| - <text:s text:c="9"/>| 10 <text:s text:c="5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spf</text:p>
          </table:table-cell>
          <table:table-cell office:value-type="string" table:style-name="ce1">
            <text:p>dig</text:p>
          </table:table-cell>
          <table:table-cell office:value-type="float" office:value="215" table:style-name="ce2">
            <text:p>215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, host, network</text:p>
          </table:table-cell>
          <table:table-cell table:style-name="ce1"/>
          <table:table-cell office:value-type="string" office:string-value="| 215      | dnsspf            | domain          | Active   | -          | -       | nobody |" table:formula="of:=&quot;| &quot; &amp; IF([Collectors.$F25]&lt;0;&quot;- &quot;;TEXT([Collectors.$F25];&quot;#&quot;))&amp; REPT(&quot; &quot;;[.$F$2]-LEN(TEXT([Collectors.$F25];&quot;#&quot;))) &amp;&quot; | &quot; &amp; [Collectors.$D25] &amp; REPT(&quot; &quot;;[.$D$2]-LEN([Collectors.$D25])) &amp; &quot; | &quot; &amp; [Collectors.$B25] &amp; REPT(&quot; &quot;;[.$B$2]-LEN([Collectors.$B25])) &amp; &quot; | &quot; &amp; IF([.C25]=1;&quot;Active&quot;;IF([.C25]=2;&quot;Passive&quot;;&quot;Active*&quot;)) &amp; REPT(&quot; &quot;;[.$C$2]-LEN(IF([.C25]=1;&quot;Active&quot;;IF([.C25]=2;&quot;Passive&quot;;&quot;Active*&quot;))))&amp;&quot; | &quot; &amp; TEXT([Collectors.$I25];&quot;#&quot;) &amp; REPT(&quot; &quot;; [.$I$2]-LEN(TEXT([Collectors.$I25];&quot;#&quot;))) &amp; &quot; | &quot; &amp; TEXT(IF(ISBLANK([Collectors.$H25]);&quot;-&quot;;[Collectors.$H25]);&quot;#&quot;) &amp; REPT(&quot; &quot;; [.$H$2]-LEN(TEXT(IF(ISBLANK([Collectors.$H25]);&quot;-&quot;;[Collectors.$H25]);&quot;#&quot;))) &amp; &quot; | &quot; &amp; TEXT(IF(ISBLANK([Collectors.$J25]);&quot;-&quot;;[Collectors.$J25]);&quot;#&quot;) &amp; REPT(&quot; &quot;; [.$J$2]-LEN(TEXT(IF(ISBLANK([Collectors.$J25]);&quot;-&quot;;[Collectors.$J25]);&quot;#&quot;))) &amp; &quot; |&quot;" table:style-name="ce3">
            <text:p>| 215 <text:s text:c="5"/>| dnsspf <text:s text:c="11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dmark</text:p>
          </table:table-cell>
          <table:table-cell office:value-type="string" table:style-name="ce1">
            <text:p>dig</text:p>
          </table:table-cell>
          <table:table-cell office:value-type="float" office:value="220" table:style-name="ce2">
            <text:p>22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table:number-columns-repeated="2" table:style-name="ce1"/>
          <table:table-cell office:value-type="string" office:string-value="| 220      | dnsdmark          | domain          | Active   | -          | -       | nobody |" table:formula="of:=&quot;| &quot; &amp; IF([Collectors.$F26]&lt;0;&quot;- &quot;;TEXT([Collectors.$F26];&quot;#&quot;))&amp; REPT(&quot; &quot;;[.$F$2]-LEN(TEXT([Collectors.$F26];&quot;#&quot;))) &amp;&quot; | &quot; &amp; [Collectors.$D26] &amp; REPT(&quot; &quot;;[.$D$2]-LEN([Collectors.$D26])) &amp; &quot; | &quot; &amp; [Collectors.$B26] &amp; REPT(&quot; &quot;;[.$B$2]-LEN([Collectors.$B26])) &amp; &quot; | &quot; &amp; IF([.C26]=1;&quot;Active&quot;;IF([.C26]=2;&quot;Passive&quot;;&quot;Active*&quot;)) &amp; REPT(&quot; &quot;;[.$C$2]-LEN(IF([.C26]=1;&quot;Active&quot;;IF([.C26]=2;&quot;Passive&quot;;&quot;Active*&quot;))))&amp;&quot; | &quot; &amp; TEXT([Collectors.$I26];&quot;#&quot;) &amp; REPT(&quot; &quot;; [.$I$2]-LEN(TEXT([Collectors.$I26];&quot;#&quot;))) &amp; &quot; | &quot; &amp; TEXT(IF(ISBLANK([Collectors.$H26]);&quot;-&quot;;[Collectors.$H26]);&quot;#&quot;) &amp; REPT(&quot; &quot;; [.$H$2]-LEN(TEXT(IF(ISBLANK([Collectors.$H26]);&quot;-&quot;;[Collectors.$H26]);&quot;#&quot;))) &amp; &quot; | &quot; &amp; TEXT(IF(ISBLANK([Collectors.$J26]);&quot;-&quot;;[Collectors.$J26]);&quot;#&quot;) &amp; REPT(&quot; &quot;; [.$J$2]-LEN(TEXT(IF(ISBLANK([Collectors.$J26]);&quot;-&quot;;[Collectors.$J26]);&quot;#&quot;))) &amp; &quot; |&quot;" table:style-name="ce3">
            <text:p>| 220 <text:s text:c="5"/>| dnsdmark <text:s text:c="9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dkim</text:p>
          </table:table-cell>
          <table:table-cell office:value-type="string" table:style-name="ce1">
            <text:p>dig</text:p>
          </table:table-cell>
          <table:table-cell office:value-type="float" office:value="235" table:style-name="ce2">
            <text:p>235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table:number-columns-repeated="2" table:style-name="ce1"/>
          <table:table-cell office:value-type="string" office:string-value="| 235      | dnsdkim           | domain          | Active   | -          | -       | nobody |" table:formula="of:=&quot;| &quot; &amp; IF([Collectors.$F27]&lt;0;&quot;- &quot;;TEXT([Collectors.$F27];&quot;#&quot;))&amp; REPT(&quot; &quot;;[.$F$2]-LEN(TEXT([Collectors.$F27];&quot;#&quot;))) &amp;&quot; | &quot; &amp; [Collectors.$D27] &amp; REPT(&quot; &quot;;[.$D$2]-LEN([Collectors.$D27])) &amp; &quot; | &quot; &amp; [Collectors.$B27] &amp; REPT(&quot; &quot;;[.$B$2]-LEN([Collectors.$B27])) &amp; &quot; | &quot; &amp; IF([.C27]=1;&quot;Active&quot;;IF([.C27]=2;&quot;Passive&quot;;&quot;Active*&quot;)) &amp; REPT(&quot; &quot;;[.$C$2]-LEN(IF([.C27]=1;&quot;Active&quot;;IF([.C27]=2;&quot;Passive&quot;;&quot;Active*&quot;))))&amp;&quot; | &quot; &amp; TEXT([Collectors.$I27];&quot;#&quot;) &amp; REPT(&quot; &quot;; [.$I$2]-LEN(TEXT([Collectors.$I27];&quot;#&quot;))) &amp; &quot; | &quot; &amp; TEXT(IF(ISBLANK([Collectors.$H27]);&quot;-&quot;;[Collectors.$H27]);&quot;#&quot;) &amp; REPT(&quot; &quot;; [.$H$2]-LEN(TEXT(IF(ISBLANK([Collectors.$H27]);&quot;-&quot;;[Collectors.$H27]);&quot;#&quot;))) &amp; &quot; | &quot; &amp; TEXT(IF(ISBLANK([Collectors.$J27]);&quot;-&quot;;[Collectors.$J27]);&quot;#&quot;) &amp; REPT(&quot; &quot;; [.$J$2]-LEN(TEXT(IF(ISBLANK([Collectors.$J27]);&quot;-&quot;;[Collectors.$J27]);&quot;#&quot;))) &amp; &quot; |&quot;" table:style-name="ce3">
            <text:p>| 235 <text:s text:c="5"/>| dnsdkim <text:s text:c="10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takeover</text:p>
          </table:table-cell>
          <table:table-cell office:value-type="string" table:style-name="ce1">
            <text:p>dig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domain_name, host_name, source, host_name_host_name_mapping</text:p>
          </table:table-cell>
          <table:table-cell table:style-name="ce1"/>
          <table:table-cell office:value-type="string" office:string-value="| 240      | dnstakeover       | domain          | Active   | -          | -       | nobody |" table:formula="of:=&quot;| &quot; &amp; IF([Collectors.$F28]&lt;0;&quot;- &quot;;TEXT([Collectors.$F28];&quot;#&quot;))&amp; REPT(&quot; &quot;;[.$F$2]-LEN(TEXT([Collectors.$F28];&quot;#&quot;))) &amp;&quot; | &quot; &amp; [Collectors.$D28] &amp; REPT(&quot; &quot;;[.$D$2]-LEN([Collectors.$D28])) &amp; &quot; | &quot; &amp; [Collectors.$B28] &amp; REPT(&quot; &quot;;[.$B$2]-LEN([Collectors.$B28])) &amp; &quot; | &quot; &amp; IF([.C28]=1;&quot;Active&quot;;IF([.C28]=2;&quot;Passive&quot;;&quot;Active*&quot;)) &amp; REPT(&quot; &quot;;[.$C$2]-LEN(IF([.C28]=1;&quot;Active&quot;;IF([.C28]=2;&quot;Passive&quot;;&quot;Active*&quot;))))&amp;&quot; | &quot; &amp; TEXT([Collectors.$I28];&quot;#&quot;) &amp; REPT(&quot; &quot;; [.$I$2]-LEN(TEXT([Collectors.$I28];&quot;#&quot;))) &amp; &quot; | &quot; &amp; TEXT(IF(ISBLANK([Collectors.$H28]);&quot;-&quot;;[Collectors.$H28]);&quot;#&quot;) &amp; REPT(&quot; &quot;; [.$H$2]-LEN(TEXT(IF(ISBLANK([Collectors.$H28]);&quot;-&quot;;[Collectors.$H28]);&quot;#&quot;))) &amp; &quot; | &quot; &amp; TEXT(IF(ISBLANK([Collectors.$J28]);&quot;-&quot;;[Collectors.$J28]);&quot;#&quot;) &amp; REPT(&quot; &quot;; [.$J$2]-LEN(TEXT(IF(ISBLANK([Collectors.$J28]);&quot;-&quot;;[Collectors.$J28]);&quot;#&quot;))) &amp; &quot; |&quot;" table:style-name="ce3">
            <text:p>| 240 <text:s text:c="5"/>| dnstakeover <text:s text:c="6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host</text:p>
          </table:table-cell>
          <table:table-cell office:value-type="string" table:style-name="ce1">
            <text:p>host</text:p>
          </table:table-cell>
          <table:table-cell office:value-type="float" office:value="310" table:style-name="ce2">
            <text:p>31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host_host_name_mapping, domain_name, host_name</text:p>
          </table:table-cell>
          <table:table-cell table:style-name="ce1"/>
          <table:table-cell office:value-type="string" office:string-value="| 310      | dnshost           | domain          | Active   | -          | -       | nobody |" table:formula="of:=&quot;| &quot; &amp; IF([Collectors.$F29]&lt;0;&quot;- &quot;;TEXT([Collectors.$F29];&quot;#&quot;))&amp; REPT(&quot; &quot;;[.$F$2]-LEN(TEXT([Collectors.$F29];&quot;#&quot;))) &amp;&quot; | &quot; &amp; [Collectors.$D29] &amp; REPT(&quot; &quot;;[.$D$2]-LEN([Collectors.$D29])) &amp; &quot; | &quot; &amp; [Collectors.$B29] &amp; REPT(&quot; &quot;;[.$B$2]-LEN([Collectors.$B29])) &amp; &quot; | &quot; &amp; IF([.C29]=1;&quot;Active&quot;;IF([.C29]=2;&quot;Passive&quot;;&quot;Active*&quot;)) &amp; REPT(&quot; &quot;;[.$C$2]-LEN(IF([.C29]=1;&quot;Active&quot;;IF([.C29]=2;&quot;Passive&quot;;&quot;Active*&quot;))))&amp;&quot; | &quot; &amp; TEXT([Collectors.$I29];&quot;#&quot;) &amp; REPT(&quot; &quot;; [.$I$2]-LEN(TEXT([Collectors.$I29];&quot;#&quot;))) &amp; &quot; | &quot; &amp; TEXT(IF(ISBLANK([Collectors.$H29]);&quot;-&quot;;[Collectors.$H29]);&quot;#&quot;) &amp; REPT(&quot; &quot;; [.$H$2]-LEN(TEXT(IF(ISBLANK([Collectors.$H29]);&quot;-&quot;;[Collectors.$H29]);&quot;#&quot;))) &amp; &quot; | &quot; &amp; TEXT(IF(ISBLANK([Collectors.$J29]);&quot;-&quot;;[Collectors.$J29]);&quot;#&quot;) &amp; REPT(&quot; &quot;; [.$J$2]-LEN(TEXT(IF(ISBLANK([Collectors.$J29]);&quot;-&quot;;[Collectors.$J29]);&quot;#&quot;))) &amp; &quot; |&quot;" table:style-name="ce3">
            <text:p>| 310 <text:s text:c="5"/>| dnshost <text:s text:c="10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nshostpublic</text:p>
          </table:table-cell>
          <table:table-cell office:value-type="string" table:style-name="ce1">
            <text:p>host</text:p>
          </table:table-cell>
          <table:table-cell office:value-type="float" office:value="312" table:style-name="ce2">
            <text:p>312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host_host_name_mapping, domain_name, host_name</text:p>
          </table:table-cell>
          <table:table-cell table:style-name="ce1"/>
          <table:table-cell office:value-type="string" office:string-value="| 312      | dnshostpublic     | domain          | Passive  | -          | -       | nobody |" table:formula="of:=&quot;| &quot; &amp; IF([Collectors.$F30]&lt;0;&quot;- &quot;;TEXT([Collectors.$F30];&quot;#&quot;))&amp; REPT(&quot; &quot;;[.$F$2]-LEN(TEXT([Collectors.$F30];&quot;#&quot;))) &amp;&quot; | &quot; &amp; [Collectors.$D30] &amp; REPT(&quot; &quot;;[.$D$2]-LEN([Collectors.$D30])) &amp; &quot; | &quot; &amp; [Collectors.$B30] &amp; REPT(&quot; &quot;;[.$B$2]-LEN([Collectors.$B30])) &amp; &quot; | &quot; &amp; IF([.C30]=1;&quot;Active&quot;;IF([.C30]=2;&quot;Passive&quot;;&quot;Active*&quot;)) &amp; REPT(&quot; &quot;;[.$C$2]-LEN(IF([.C30]=1;&quot;Active&quot;;IF([.C30]=2;&quot;Passive&quot;;&quot;Active*&quot;))))&amp;&quot; | &quot; &amp; TEXT([Collectors.$I30];&quot;#&quot;) &amp; REPT(&quot; &quot;; [.$I$2]-LEN(TEXT([Collectors.$I30];&quot;#&quot;))) &amp; &quot; | &quot; &amp; TEXT(IF(ISBLANK([Collectors.$H30]);&quot;-&quot;;[Collectors.$H30]);&quot;#&quot;) &amp; REPT(&quot; &quot;; [.$H$2]-LEN(TEXT(IF(ISBLANK([Collectors.$H30]);&quot;-&quot;;[Collectors.$H30]);&quot;#&quot;))) &amp; &quot; | &quot; &amp; TEXT(IF(ISBLANK([Collectors.$J30]);&quot;-&quot;;[Collectors.$J30]);&quot;#&quot;) &amp; REPT(&quot; &quot;; [.$J$2]-LEN(TEXT(IF(ISBLANK([Collectors.$J30]);&quot;-&quot;;[Collectors.$J30]);&quot;#&quot;))) &amp; &quot; |&quot;" table:style-name="ce3">
            <text:p>| 312 <text:s text:c="5"/>| dnshostpublic <text:s text:c="4"/>| domain <text:s text:c="9"/>| Passive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nsreverselookup</text:p>
          </table:table-cell>
          <table:table-cell office:value-type="string" table:style-name="ce4">
            <text:p>host</text:p>
          </table:table-cell>
          <table:table-cell office:value-type="float" office:value="320" table:style-name="ce5">
            <text:p>320</text:p>
          </table:table-cell>
          <table:table-cell office:value-type="string" table:style-name="ce5">
            <text:p>dn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domain_name, host_name, source, host_host_name_mapping</text:p>
          </table:table-cell>
          <table:table-cell office:value-type="string" table:style-name="ce1">
            <text:p><text:s text:c="14"/></text:p>
          </table:table-cell>
          <table:table-cell office:value-type="string" office:string-value="| 320      | dnsreverselookup  | host            | Active   | IPv4, IPv6 | -       | nobody |" table:formula="of:=&quot;| &quot; &amp; IF([Collectors.$F31]&lt;0;&quot;- &quot;;TEXT([Collectors.$F31];&quot;#&quot;))&amp; REPT(&quot; &quot;;[.$F$2]-LEN(TEXT([Collectors.$F31];&quot;#&quot;))) &amp;&quot; | &quot; &amp; [Collectors.$D31] &amp; REPT(&quot; &quot;;[.$D$2]-LEN([Collectors.$D31])) &amp; &quot; | &quot; &amp; [Collectors.$B31] &amp; REPT(&quot; &quot;;[.$B$2]-LEN([Collectors.$B31])) &amp; &quot; | &quot; &amp; IF([.C31]=1;&quot;Active&quot;;IF([.C31]=2;&quot;Passive&quot;;&quot;Active*&quot;)) &amp; REPT(&quot; &quot;;[.$C$2]-LEN(IF([.C31]=1;&quot;Active&quot;;IF([.C31]=2;&quot;Passive&quot;;&quot;Active*&quot;))))&amp;&quot; | &quot; &amp; TEXT([Collectors.$I31];&quot;#&quot;) &amp; REPT(&quot; &quot;; [.$I$2]-LEN(TEXT([Collectors.$I31];&quot;#&quot;))) &amp; &quot; | &quot; &amp; TEXT(IF(ISBLANK([Collectors.$H31]);&quot;-&quot;;[Collectors.$H31]);&quot;#&quot;) &amp; REPT(&quot; &quot;; [.$H$2]-LEN(TEXT(IF(ISBLANK([Collectors.$H31]);&quot;-&quot;;[Collectors.$H31]);&quot;#&quot;))) &amp; &quot; | &quot; &amp; TEXT(IF(ISBLANK([Collectors.$J31]);&quot;-&quot;;[Collectors.$J31]);&quot;#&quot;) &amp; REPT(&quot; &quot;; [.$J$2]-LEN(TEXT(IF(ISBLANK([Collectors.$J31]);&quot;-&quot;;[Collectors.$J31]);&quot;#&quot;))) &amp; &quot; |&quot;" table:style-name="ce3">
            <text:p>| 320 <text:s text:c="5"/>| dnsreverselookup <text:s/>| host <text:s text:c="11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unter</text:p>
          </table:table-cell>
          <table:table-cell office:value-type="string" table:style-name="ce1">
            <text:p>kismanage</text:p>
          </table:table-cell>
          <table:table-cell office:value-type="float" office:value="410" table:style-name="ce2">
            <text:p>41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email, domain_name, host_name, source</text:p>
          </table:table-cell>
          <table:table-cell table:style-name="ce1"/>
          <table:table-cell office:value-type="string" office:string-value="| 410      | hunter            | domain          | Active*  | -          | -       | nobody |" table:formula="of:=&quot;| &quot; &amp; IF([Collectors.$F32]&lt;0;&quot;- &quot;;TEXT([Collectors.$F32];&quot;#&quot;))&amp; REPT(&quot; &quot;;[.$F$2]-LEN(TEXT([Collectors.$F32];&quot;#&quot;))) &amp;&quot; | &quot; &amp; [Collectors.$D32] &amp; REPT(&quot; &quot;;[.$D$2]-LEN([Collectors.$D32])) &amp; &quot; | &quot; &amp; [Collectors.$B32] &amp; REPT(&quot; &quot;;[.$B$2]-LEN([Collectors.$B32])) &amp; &quot; | &quot; &amp; IF([.C32]=1;&quot;Active&quot;;IF([.C32]=2;&quot;Passive&quot;;&quot;Active*&quot;)) &amp; REPT(&quot; &quot;;[.$C$2]-LEN(IF([.C32]=1;&quot;Active&quot;;IF([.C32]=2;&quot;Passive&quot;;&quot;Active*&quot;))))&amp;&quot; | &quot; &amp; TEXT([Collectors.$I32];&quot;#&quot;) &amp; REPT(&quot; &quot;; [.$I$2]-LEN(TEXT([Collectors.$I32];&quot;#&quot;))) &amp; &quot; | &quot; &amp; TEXT(IF(ISBLANK([Collectors.$H32]);&quot;-&quot;;[Collectors.$H32]);&quot;#&quot;) &amp; REPT(&quot; &quot;; [.$H$2]-LEN(TEXT(IF(ISBLANK([Collectors.$H32]);&quot;-&quot;;[Collectors.$H32]);&quot;#&quot;))) &amp; &quot; | &quot; &amp; TEXT(IF(ISBLANK([Collectors.$J32]);&quot;-&quot;;[Collectors.$J32]);&quot;#&quot;) &amp; REPT(&quot; &quot;; [.$J$2]-LEN(TEXT(IF(ISBLANK([Collectors.$J32]);&quot;-&quot;;[Collectors.$J32]);&quot;#&quot;))) &amp; &quot; |&quot;" table:style-name="ce3">
            <text:p>| 410 <text:s text:c="5"/>| hunter <text:s text:c="11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mai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veibeenbreach</text:p>
          </table:table-cell>
          <table:table-cell office:value-type="string" table:style-name="ce1">
            <text:p>kismanage</text:p>
          </table:table-cell>
          <table:table-cell office:value-type="float" office:value="420" table:style-name="ce2">
            <text:p>42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additional_info, source</text:p>
          </table:table-cell>
          <table:table-cell table:style-name="ce1"/>
          <table:table-cell office:value-type="string" office:string-value="| 420      | haveibeenbreach   | email           | Active*  | -          | -       | nobody |" table:formula="of:=&quot;| &quot; &amp; IF([Collectors.$F33]&lt;0;&quot;- &quot;;TEXT([Collectors.$F33];&quot;#&quot;))&amp; REPT(&quot; &quot;;[.$F$2]-LEN(TEXT([Collectors.$F33];&quot;#&quot;))) &amp;&quot; | &quot; &amp; [Collectors.$D33] &amp; REPT(&quot; &quot;;[.$D$2]-LEN([Collectors.$D33])) &amp; &quot; | &quot; &amp; [Collectors.$B33] &amp; REPT(&quot; &quot;;[.$B$2]-LEN([Collectors.$B33])) &amp; &quot; | &quot; &amp; IF([.C33]=1;&quot;Active&quot;;IF([.C33]=2;&quot;Passive&quot;;&quot;Active*&quot;)) &amp; REPT(&quot; &quot;;[.$C$2]-LEN(IF([.C33]=1;&quot;Active&quot;;IF([.C33]=2;&quot;Passive&quot;;&quot;Active*&quot;))))&amp;&quot; | &quot; &amp; TEXT([Collectors.$I33];&quot;#&quot;) &amp; REPT(&quot; &quot;; [.$I$2]-LEN(TEXT([Collectors.$I33];&quot;#&quot;))) &amp; &quot; | &quot; &amp; TEXT(IF(ISBLANK([Collectors.$H33]);&quot;-&quot;;[Collectors.$H33]);&quot;#&quot;) &amp; REPT(&quot; &quot;; [.$H$2]-LEN(TEXT(IF(ISBLANK([Collectors.$H33]);&quot;-&quot;;[Collectors.$H33]);&quot;#&quot;))) &amp; &quot; | &quot; &amp; TEXT(IF(ISBLANK([Collectors.$J33]);&quot;-&quot;;[Collectors.$J33]);&quot;#&quot;) &amp; REPT(&quot; &quot;; [.$J$2]-LEN(TEXT(IF(ISBLANK([Collectors.$J33]);&quot;-&quot;;[Collectors.$J33]);&quot;#&quot;))) &amp; &quot; |&quot;" table:style-name="ce3">
            <text:p>| 420 <text:s text:c="5"/>| haveibeenbreach <text:s text:c="2"/>| email <text:s text:c="10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mai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veibeenpaste</text:p>
          </table:table-cell>
          <table:table-cell office:value-type="string" table:style-name="ce1">
            <text:p>kismanage</text:p>
          </table:table-cell>
          <table:table-cell office:value-type="float" office:value="430" table:style-name="ce2">
            <text:p>43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additional_info, source</text:p>
          </table:table-cell>
          <table:table-cell table:style-name="ce1"/>
          <table:table-cell office:value-type="string" office:string-value="| 430      | haveibeenpaste    | email           | Active*  | -          | -       | nobody |" table:formula="of:=&quot;| &quot; &amp; IF([Collectors.$F34]&lt;0;&quot;- &quot;;TEXT([Collectors.$F34];&quot;#&quot;))&amp; REPT(&quot; &quot;;[.$F$2]-LEN(TEXT([Collectors.$F34];&quot;#&quot;))) &amp;&quot; | &quot; &amp; [Collectors.$D34] &amp; REPT(&quot; &quot;;[.$D$2]-LEN([Collectors.$D34])) &amp; &quot; | &quot; &amp; [Collectors.$B34] &amp; REPT(&quot; &quot;;[.$B$2]-LEN([Collectors.$B34])) &amp; &quot; | &quot; &amp; IF([.C34]=1;&quot;Active&quot;;IF([.C34]=2;&quot;Passive&quot;;&quot;Active*&quot;)) &amp; REPT(&quot; &quot;;[.$C$2]-LEN(IF([.C34]=1;&quot;Active&quot;;IF([.C34]=2;&quot;Passive&quot;;&quot;Active*&quot;))))&amp;&quot; | &quot; &amp; TEXT([Collectors.$I34];&quot;#&quot;) &amp; REPT(&quot; &quot;; [.$I$2]-LEN(TEXT([Collectors.$I34];&quot;#&quot;))) &amp; &quot; | &quot; &amp; TEXT(IF(ISBLANK([Collectors.$H34]);&quot;-&quot;;[Collectors.$H34]);&quot;#&quot;) &amp; REPT(&quot; &quot;; [.$H$2]-LEN(TEXT(IF(ISBLANK([Collectors.$H34]);&quot;-&quot;;[Collectors.$H34]);&quot;#&quot;))) &amp; &quot; | &quot; &amp; TEXT(IF(ISBLANK([Collectors.$J34]);&quot;-&quot;;[Collectors.$J34]);&quot;#&quot;) &amp; REPT(&quot; &quot;; [.$J$2]-LEN(TEXT(IF(ISBLANK([Collectors.$J34]);&quot;-&quot;;[Collectors.$J34]);&quot;#&quot;))) &amp; &quot; |&quot;" table:style-name="ce3">
            <text:p>| 430 <text:s text:c="5"/>| haveibeenpaste <text:s text:c="3"/>| email <text:s text:c="10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hoishost</text:p>
          </table:table-cell>
          <table:table-cell office:value-type="string" table:style-name="ce1">
            <text:p>whois</text:p>
          </table:table-cell>
          <table:table-cell office:value-type="float" office:value="510" table:style-name="ce2">
            <text:p>51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email, domain_name, host_name, source, network, company</text:p>
          </table:table-cell>
          <table:table-cell table:style-name="ce1"/>
          <table:table-cell office:value-type="string" office:string-value="| 510      | whoishost         | host            | Passive  | IPv4, IPv6 | -       | nobody |" table:formula="of:=&quot;| &quot; &amp; IF([Collectors.$F35]&lt;0;&quot;- &quot;;TEXT([Collectors.$F35];&quot;#&quot;))&amp; REPT(&quot; &quot;;[.$F$2]-LEN(TEXT([Collectors.$F35];&quot;#&quot;))) &amp;&quot; | &quot; &amp; [Collectors.$D35] &amp; REPT(&quot; &quot;;[.$D$2]-LEN([Collectors.$D35])) &amp; &quot; | &quot; &amp; [Collectors.$B35] &amp; REPT(&quot; &quot;;[.$B$2]-LEN([Collectors.$B35])) &amp; &quot; | &quot; &amp; IF([.C35]=1;&quot;Active&quot;;IF([.C35]=2;&quot;Passive&quot;;&quot;Active*&quot;)) &amp; REPT(&quot; &quot;;[.$C$2]-LEN(IF([.C35]=1;&quot;Active&quot;;IF([.C35]=2;&quot;Passive&quot;;&quot;Active*&quot;))))&amp;&quot; | &quot; &amp; TEXT([Collectors.$I35];&quot;#&quot;) &amp; REPT(&quot; &quot;; [.$I$2]-LEN(TEXT([Collectors.$I35];&quot;#&quot;))) &amp; &quot; | &quot; &amp; TEXT(IF(ISBLANK([Collectors.$H35]);&quot;-&quot;;[Collectors.$H35]);&quot;#&quot;) &amp; REPT(&quot; &quot;; [.$H$2]-LEN(TEXT(IF(ISBLANK([Collectors.$H35]);&quot;-&quot;;[Collectors.$H35]);&quot;#&quot;))) &amp; &quot; | &quot; &amp; TEXT(IF(ISBLANK([Collectors.$J35]);&quot;-&quot;;[Collectors.$J35]);&quot;#&quot;) &amp; REPT(&quot; &quot;; [.$J$2]-LEN(TEXT(IF(ISBLANK([Collectors.$J35]);&quot;-&quot;;[Collectors.$J35]);&quot;#&quot;))) &amp; &quot; |&quot;" table:style-name="ce3">
            <text:p>| 510 <text:s text:c="5"/>| whoishost <text:s text:c="8"/>| host <text:s text:c="11"/>| Passive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hoisnetwork</text:p>
          </table:table-cell>
          <table:table-cell office:value-type="string" table:style-name="ce1">
            <text:p>whois</text:p>
          </table:table-cell>
          <table:table-cell office:value-type="float" office:value="512" table:style-name="ce2">
            <text:p>512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network</text:p>
          </table:table-cell>
          <table:table-cell office:value-type="string" table:style-name="ce1">
            <text:p>email, domain_name, host_name, source, network, company</text:p>
          </table:table-cell>
          <table:table-cell table:style-name="ce1"/>
          <table:table-cell office:value-type="string" office:string-value="| 512      | whoisnetwork      | network         | Passive  | IPv4, IPv6 | -       | nobody |" table:formula="of:=&quot;| &quot; &amp; IF([Collectors.$F36]&lt;0;&quot;- &quot;;TEXT([Collectors.$F36];&quot;#&quot;))&amp; REPT(&quot; &quot;;[.$F$2]-LEN(TEXT([Collectors.$F36];&quot;#&quot;))) &amp;&quot; | &quot; &amp; [Collectors.$D36] &amp; REPT(&quot; &quot;;[.$D$2]-LEN([Collectors.$D36])) &amp; &quot; | &quot; &amp; [Collectors.$B36] &amp; REPT(&quot; &quot;;[.$B$2]-LEN([Collectors.$B36])) &amp; &quot; | &quot; &amp; IF([.C36]=1;&quot;Active&quot;;IF([.C36]=2;&quot;Passive&quot;;&quot;Active*&quot;)) &amp; REPT(&quot; &quot;;[.$C$2]-LEN(IF([.C36]=1;&quot;Active&quot;;IF([.C36]=2;&quot;Passive&quot;;&quot;Active*&quot;))))&amp;&quot; | &quot; &amp; TEXT([Collectors.$I36];&quot;#&quot;) &amp; REPT(&quot; &quot;; [.$I$2]-LEN(TEXT([Collectors.$I36];&quot;#&quot;))) &amp; &quot; | &quot; &amp; TEXT(IF(ISBLANK([Collectors.$H36]);&quot;-&quot;;[Collectors.$H36]);&quot;#&quot;) &amp; REPT(&quot; &quot;; [.$H$2]-LEN(TEXT(IF(ISBLANK([Collectors.$H36]);&quot;-&quot;;[Collectors.$H36]);&quot;#&quot;))) &amp; &quot; | &quot; &amp; TEXT(IF(ISBLANK([Collectors.$J36]);&quot;-&quot;;[Collectors.$J36]);&quot;#&quot;) &amp; REPT(&quot; &quot;; [.$J$2]-LEN(TEXT(IF(ISBLANK([Collectors.$J36]);&quot;-&quot;;[Collectors.$J36]);&quot;#&quot;))) &amp; &quot; |&quot;" table:style-name="ce3">
            <text:p>| 512 <text:s text:c="5"/>| whoisnetwork <text:s text:c="5"/>| network <text:s text:c="8"/>| Passive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compan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versewhois</text:p>
          </table:table-cell>
          <table:table-cell office:value-type="string" table:style-name="ce1">
            <text:p>kismanage</text:p>
          </table:table-cell>
          <table:table-cell office:value-type="float" office:value="515" table:style-name="ce2">
            <text:p>515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ompany</text:p>
          </table:table-cell>
          <table:table-cell office:value-type="string" table:style-name="ce1">
            <text:p>domain_name</text:p>
          </table:table-cell>
          <table:table-cell table:style-name="ce1"/>
          <table:table-cell office:value-type="string" office:string-value="| 515      | reversewhois      | company         | Active*  | -          | -       | nobody |" table:formula="of:=&quot;| &quot; &amp; IF([Collectors.$F37]&lt;0;&quot;- &quot;;TEXT([Collectors.$F37];&quot;#&quot;))&amp; REPT(&quot; &quot;;[.$F$2]-LEN(TEXT([Collectors.$F37];&quot;#&quot;))) &amp;&quot; | &quot; &amp; [Collectors.$D37] &amp; REPT(&quot; &quot;;[.$D$2]-LEN([Collectors.$D37])) &amp; &quot; | &quot; &amp; [Collectors.$B37] &amp; REPT(&quot; &quot;;[.$B$2]-LEN([Collectors.$B37])) &amp; &quot; | &quot; &amp; IF([.C37]=1;&quot;Active&quot;;IF([.C37]=2;&quot;Passive&quot;;&quot;Active*&quot;)) &amp; REPT(&quot; &quot;;[.$C$2]-LEN(IF([.C37]=1;&quot;Active&quot;;IF([.C37]=2;&quot;Passive&quot;;&quot;Active*&quot;))))&amp;&quot; | &quot; &amp; TEXT([Collectors.$I37];&quot;#&quot;) &amp; REPT(&quot; &quot;; [.$I$2]-LEN(TEXT([Collectors.$I37];&quot;#&quot;))) &amp; &quot; | &quot; &amp; TEXT(IF(ISBLANK([Collectors.$H37]);&quot;-&quot;;[Collectors.$H37]);&quot;#&quot;) &amp; REPT(&quot; &quot;; [.$H$2]-LEN(TEXT(IF(ISBLANK([Collectors.$H37]);&quot;-&quot;;[Collectors.$H37]);&quot;#&quot;))) &amp; &quot; | &quot; &amp; TEXT(IF(ISBLANK([Collectors.$J37]);&quot;-&quot;;[Collectors.$J37]);&quot;#&quot;) &amp; REPT(&quot; &quot;; [.$J$2]-LEN(TEXT(IF(ISBLANK([Collectors.$J37]);&quot;-&quot;;[Collectors.$J37]);&quot;#&quot;))) &amp; &quot; |&quot;" table:style-name="ce3">
            <text:p>| 515 <text:s text:c="5"/>| reversewhois <text:s text:c="5"/>| company <text:s text:c="8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odanhost</text:p>
          </table:table-cell>
          <table:table-cell office:value-type="string" table:style-name="ce1">
            <text:p>kismanage</text:p>
          </table:table-cell>
          <table:table-cell office:value-type="float" office:value="520" table:style-name="ce2">
            <text:p>52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_name</text:p>
          </table:table-cell>
          <table:table-cell office:value-type="string" table:style-name="ce1">
            <text:p>domain_name, host_name, source, host, file, company, service, credential, additional_info, path</text:p>
          </table:table-cell>
          <table:table-cell table:style-name="ce1"/>
          <table:table-cell office:value-type="string" office:string-value="| 520      | shodanhost        | host            | Active*  | IPv4, IPv6 | -       | nobody |" table:formula="of:=&quot;| &quot; &amp; IF([Collectors.$F38]&lt;0;&quot;- &quot;;TEXT([Collectors.$F38];&quot;#&quot;))&amp; REPT(&quot; &quot;;[.$F$2]-LEN(TEXT([Collectors.$F38];&quot;#&quot;))) &amp;&quot; | &quot; &amp; [Collectors.$D38] &amp; REPT(&quot; &quot;;[.$D$2]-LEN([Collectors.$D38])) &amp; &quot; | &quot; &amp; [Collectors.$B38] &amp; REPT(&quot; &quot;;[.$B$2]-LEN([Collectors.$B38])) &amp; &quot; | &quot; &amp; IF([.C38]=1;&quot;Active&quot;;IF([.C38]=2;&quot;Passive&quot;;&quot;Active*&quot;)) &amp; REPT(&quot; &quot;;[.$C$2]-LEN(IF([.C38]=1;&quot;Active&quot;;IF([.C38]=2;&quot;Passive&quot;;&quot;Active*&quot;))))&amp;&quot; | &quot; &amp; TEXT([Collectors.$I38];&quot;#&quot;) &amp; REPT(&quot; &quot;; [.$I$2]-LEN(TEXT([Collectors.$I38];&quot;#&quot;))) &amp; &quot; | &quot; &amp; TEXT(IF(ISBLANK([Collectors.$H38]);&quot;-&quot;;[Collectors.$H38]);&quot;#&quot;) &amp; REPT(&quot; &quot;; [.$H$2]-LEN(TEXT(IF(ISBLANK([Collectors.$H38]);&quot;-&quot;;[Collectors.$H38]);&quot;#&quot;))) &amp; &quot; | &quot; &amp; TEXT(IF(ISBLANK([Collectors.$J38]);&quot;-&quot;;[Collectors.$J38]);&quot;#&quot;) &amp; REPT(&quot; &quot;; [.$J$2]-LEN(TEXT(IF(ISBLANK([Collectors.$J38]);&quot;-&quot;;[Collectors.$J38]);&quot;#&quot;))) &amp; &quot; |&quot;" table:style-name="ce3">
            <text:p>| 520 <text:s text:c="5"/>| shodanhost <text:s text:c="7"/>| host <text:s text:c="11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odannetwork</text:p>
          </table:table-cell>
          <table:table-cell office:value-type="string" table:style-name="ce1">
            <text:p>kismanage</text:p>
          </table:table-cell>
          <table:table-cell office:value-type="float" office:value="521" table:style-name="ce2">
            <text:p>521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network</text:p>
          </table:table-cell>
          <table:table-cell office:value-type="string" table:style-name="ce1">
            <text:p>domain_name, host_name, source, host, file, company, service, credential, additional_info, path</text:p>
          </table:table-cell>
          <table:table-cell table:style-name="ce1"/>
          <table:table-cell office:value-type="string" office:string-value="| 521      | shodannetwork     | network         | Active*  | IPv4, IPv6 | -       | nobody |" table:formula="of:=&quot;| &quot; &amp; IF([Collectors.$F39]&lt;0;&quot;- &quot;;TEXT([Collectors.$F39];&quot;#&quot;))&amp; REPT(&quot; &quot;;[.$F$2]-LEN(TEXT([Collectors.$F39];&quot;#&quot;))) &amp;&quot; | &quot; &amp; [Collectors.$D39] &amp; REPT(&quot; &quot;;[.$D$2]-LEN([Collectors.$D39])) &amp; &quot; | &quot; &amp; [Collectors.$B39] &amp; REPT(&quot; &quot;;[.$B$2]-LEN([Collectors.$B39])) &amp; &quot; | &quot; &amp; IF([.C39]=1;&quot;Active&quot;;IF([.C39]=2;&quot;Passive&quot;;&quot;Active*&quot;)) &amp; REPT(&quot; &quot;;[.$C$2]-LEN(IF([.C39]=1;&quot;Active&quot;;IF([.C39]=2;&quot;Passive&quot;;&quot;Active*&quot;))))&amp;&quot; | &quot; &amp; TEXT([Collectors.$I39];&quot;#&quot;) &amp; REPT(&quot; &quot;; [.$I$2]-LEN(TEXT([Collectors.$I39];&quot;#&quot;))) &amp; &quot; | &quot; &amp; TEXT(IF(ISBLANK([Collectors.$H39]);&quot;-&quot;;[Collectors.$H39]);&quot;#&quot;) &amp; REPT(&quot; &quot;; [.$H$2]-LEN(TEXT(IF(ISBLANK([Collectors.$H39]);&quot;-&quot;;[Collectors.$H39]);&quot;#&quot;))) &amp; &quot; | &quot; &amp; TEXT(IF(ISBLANK([Collectors.$J39]);&quot;-&quot;;[Collectors.$J39]);&quot;#&quot;) &amp; REPT(&quot; &quot;; [.$J$2]-LEN(TEXT(IF(ISBLANK([Collectors.$J39]);&quot;-&quot;;[Collectors.$J39]);&quot;#&quot;))) &amp; &quot; |&quot;" table:style-name="ce3">
            <text:p>| 521 <text:s text:c="5"/>| shodannetwork <text:s text:c="4"/>| network <text:s text:c="8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nsyshost</text:p>
          </table:table-cell>
          <table:table-cell office:value-type="string" table:style-name="ce1">
            <text:p>kismanage</text:p>
          </table:table-cell>
          <table:table-cell office:value-type="float" office:value="530" table:style-name="ce2">
            <text:p>53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service, source, additional_info, domain_name, host_name</text:p>
          </table:table-cell>
          <table:table-cell table:style-name="ce1"/>
          <table:table-cell office:value-type="string" office:string-value="| 530      | censyshost        | host            | Active*  | IPv4       | -       | nobody |" table:formula="of:=&quot;| &quot; &amp; IF([Collectors.$F40]&lt;0;&quot;- &quot;;TEXT([Collectors.$F40];&quot;#&quot;))&amp; REPT(&quot; &quot;;[.$F$2]-LEN(TEXT([Collectors.$F40];&quot;#&quot;))) &amp;&quot; | &quot; &amp; [Collectors.$D40] &amp; REPT(&quot; &quot;;[.$D$2]-LEN([Collectors.$D40])) &amp; &quot; | &quot; &amp; [Collectors.$B40] &amp; REPT(&quot; &quot;;[.$B$2]-LEN([Collectors.$B40])) &amp; &quot; | &quot; &amp; IF([.C40]=1;&quot;Active&quot;;IF([.C40]=2;&quot;Passive&quot;;&quot;Active*&quot;)) &amp; REPT(&quot; &quot;;[.$C$2]-LEN(IF([.C40]=1;&quot;Active&quot;;IF([.C40]=2;&quot;Passive&quot;;&quot;Active*&quot;))))&amp;&quot; | &quot; &amp; TEXT([Collectors.$I40];&quot;#&quot;) &amp; REPT(&quot; &quot;; [.$I$2]-LEN(TEXT([Collectors.$I40];&quot;#&quot;))) &amp; &quot; | &quot; &amp; TEXT(IF(ISBLANK([Collectors.$H40]);&quot;-&quot;;[Collectors.$H40]);&quot;#&quot;) &amp; REPT(&quot; &quot;; [.$H$2]-LEN(TEXT(IF(ISBLANK([Collectors.$H40]);&quot;-&quot;;[Collectors.$H40]);&quot;#&quot;))) &amp; &quot; | &quot; &amp; TEXT(IF(ISBLANK([Collectors.$J40]);&quot;-&quot;;[Collectors.$J40]);&quot;#&quot;) &amp; REPT(&quot; &quot;; [.$J$2]-LEN(TEXT(IF(ISBLANK([Collectors.$J40]);&quot;-&quot;;[Collectors.$J40]);&quot;#&quot;))) &amp; &quot; |&quot;" table:style-name="ce3">
            <text:p>| 530 <text:s text:c="5"/>| censyshost <text:s text:c="7"/>| host <text:s text:c="11"/>| Active* <text:s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compan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rtshcompany</text:p>
          </table:table-cell>
          <table:table-cell office:value-type="string" table:style-name="ce1">
            <text:p>kismanage</text:p>
          </table:table-cell>
          <table:table-cell office:value-type="float" office:value="540" table:style-name="ce2">
            <text:p>54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company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540      | crtshcompany      | company         | Active*  | -          | -       | root   |" table:formula="of:=&quot;| &quot; &amp; IF([Collectors.$F41]&lt;0;&quot;- &quot;;TEXT([Collectors.$F41];&quot;#&quot;))&amp; REPT(&quot; &quot;;[.$F$2]-LEN(TEXT([Collectors.$F41];&quot;#&quot;))) &amp;&quot; | &quot; &amp; [Collectors.$D41] &amp; REPT(&quot; &quot;;[.$D$2]-LEN([Collectors.$D41])) &amp; &quot; | &quot; &amp; [Collectors.$B41] &amp; REPT(&quot; &quot;;[.$B$2]-LEN([Collectors.$B41])) &amp; &quot; | &quot; &amp; IF([.C41]=1;&quot;Active&quot;;IF([.C41]=2;&quot;Passive&quot;;&quot;Active*&quot;)) &amp; REPT(&quot; &quot;;[.$C$2]-LEN(IF([.C41]=1;&quot;Active&quot;;IF([.C41]=2;&quot;Passive&quot;;&quot;Active*&quot;))))&amp;&quot; | &quot; &amp; TEXT([Collectors.$I41];&quot;#&quot;) &amp; REPT(&quot; &quot;; [.$I$2]-LEN(TEXT([Collectors.$I41];&quot;#&quot;))) &amp; &quot; | &quot; &amp; TEXT(IF(ISBLANK([Collectors.$H41]);&quot;-&quot;;[Collectors.$H41]);&quot;#&quot;) &amp; REPT(&quot; &quot;; [.$H$2]-LEN(TEXT(IF(ISBLANK([Collectors.$H41]);&quot;-&quot;;[Collectors.$H41]);&quot;#&quot;))) &amp; &quot; | &quot; &amp; TEXT(IF(ISBLANK([Collectors.$J41]);&quot;-&quot;;[Collectors.$J41]);&quot;#&quot;) &amp; REPT(&quot; &quot;; [.$J$2]-LEN(TEXT(IF(ISBLANK([Collectors.$J41]);&quot;-&quot;;[Collectors.$J41]);&quot;#&quot;))) &amp; &quot; |&quot;" table:style-name="ce3">
            <text:p>| 540 <text:s text:c="5"/>| crtshcompany <text:s text:c="5"/>| company <text:s text:c="8"/>| Active* <text:s/>| - <text:s text:c="9"/>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cpnmapnetwork</text:p>
          </table:table-cell>
          <table:table-cell office:value-type="string" table:style-name="ce1">
            <text:p>nmap</text:p>
          </table:table-cell>
          <table:table-cell office:value-type="float" office:value="1100" table:style-name="ce2">
            <text:p>110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100     | tcpnmapnetwork    | network         | Active   | IPv4, IPv6 | -       | root   |" table:formula="of:=&quot;| &quot; &amp; IF([Collectors.$F42]&lt;0;&quot;- &quot;;TEXT([Collectors.$F42];&quot;#&quot;))&amp; REPT(&quot; &quot;;[.$F$2]-LEN(TEXT([Collectors.$F42];&quot;#&quot;))) &amp;&quot; | &quot; &amp; [Collectors.$D42] &amp; REPT(&quot; &quot;;[.$D$2]-LEN([Collectors.$D42])) &amp; &quot; | &quot; &amp; [Collectors.$B42] &amp; REPT(&quot; &quot;;[.$B$2]-LEN([Collectors.$B42])) &amp; &quot; | &quot; &amp; IF([.C42]=1;&quot;Active&quot;;IF([.C42]=2;&quot;Passive&quot;;&quot;Active*&quot;)) &amp; REPT(&quot; &quot;;[.$C$2]-LEN(IF([.C42]=1;&quot;Active&quot;;IF([.C42]=2;&quot;Passive&quot;;&quot;Active*&quot;))))&amp;&quot; | &quot; &amp; TEXT([Collectors.$I42];&quot;#&quot;) &amp; REPT(&quot; &quot;; [.$I$2]-LEN(TEXT([Collectors.$I42];&quot;#&quot;))) &amp; &quot; | &quot; &amp; TEXT(IF(ISBLANK([Collectors.$H42]);&quot;-&quot;;[Collectors.$H42]);&quot;#&quot;) &amp; REPT(&quot; &quot;; [.$H$2]-LEN(TEXT(IF(ISBLANK([Collectors.$H42]);&quot;-&quot;;[Collectors.$H42]);&quot;#&quot;))) &amp; &quot; | &quot; &amp; TEXT(IF(ISBLANK([Collectors.$J42]);&quot;-&quot;;[Collectors.$J42]);&quot;#&quot;) &amp; REPT(&quot; &quot;; [.$J$2]-LEN(TEXT(IF(ISBLANK([Collectors.$J42]);&quot;-&quot;;[Collectors.$J42]);&quot;#&quot;))) &amp; &quot; |&quot;" table:style-name="ce3">
            <text:p>| 1100 <text:s text:c="4"/>| tcpnmapnetwork <text:s text:c="3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cpnmapdomain</text:p>
          </table:table-cell>
          <table:table-cell office:value-type="string" table:style-name="ce1">
            <text:p>nmap</text:p>
          </table:table-cell>
          <table:table-cell office:value-type="float" office:value="1150" table:style-name="ce2">
            <text:p>115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150     | tcpnmapdomain     | domain          | Active   | IPv4, IPv6 | -       | root   |" table:formula="of:=&quot;| &quot; &amp; IF([Collectors.$F43]&lt;0;&quot;- &quot;;TEXT([Collectors.$F43];&quot;#&quot;))&amp; REPT(&quot; &quot;;[.$F$2]-LEN(TEXT([Collectors.$F43];&quot;#&quot;))) &amp;&quot; | &quot; &amp; [Collectors.$D43] &amp; REPT(&quot; &quot;;[.$D$2]-LEN([Collectors.$D43])) &amp; &quot; | &quot; &amp; [Collectors.$B43] &amp; REPT(&quot; &quot;;[.$B$2]-LEN([Collectors.$B43])) &amp; &quot; | &quot; &amp; IF([.C43]=1;&quot;Active&quot;;IF([.C43]=2;&quot;Passive&quot;;&quot;Active*&quot;)) &amp; REPT(&quot; &quot;;[.$C$2]-LEN(IF([.C43]=1;&quot;Active&quot;;IF([.C43]=2;&quot;Passive&quot;;&quot;Active*&quot;))))&amp;&quot; | &quot; &amp; TEXT([Collectors.$I43];&quot;#&quot;) &amp; REPT(&quot; &quot;; [.$I$2]-LEN(TEXT([Collectors.$I43];&quot;#&quot;))) &amp; &quot; | &quot; &amp; TEXT(IF(ISBLANK([Collectors.$H43]);&quot;-&quot;;[Collectors.$H43]);&quot;#&quot;) &amp; REPT(&quot; &quot;; [.$H$2]-LEN(TEXT(IF(ISBLANK([Collectors.$H43]);&quot;-&quot;;[Collectors.$H43]);&quot;#&quot;))) &amp; &quot; | &quot; &amp; TEXT(IF(ISBLANK([Collectors.$J43]);&quot;-&quot;;[Collectors.$J43]);&quot;#&quot;) &amp; REPT(&quot; &quot;; [.$J$2]-LEN(TEXT(IF(ISBLANK([Collectors.$J43]);&quot;-&quot;;[Collectors.$J43]);&quot;#&quot;))) &amp; &quot; |&quot;" table:style-name="ce3">
            <text:p>| 1150 <text:s text:c="4"/>| tcpnmapdomain <text:s text:c="4"/>| domain <text:s text:c="9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dpnmapnetwork</text:p>
          </table:table-cell>
          <table:table-cell office:value-type="string" table:style-name="ce1">
            <text:p>nmap</text:p>
          </table:table-cell>
          <table:table-cell office:value-type="float" office:value="1200" table:style-name="ce2">
            <text:p>120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200     | udpnmapnetwork    | network         | Active   | IPv4, IPv6 | -       | root   |" table:formula="of:=&quot;| &quot; &amp; IF([Collectors.$F44]&lt;0;&quot;- &quot;;TEXT([Collectors.$F44];&quot;#&quot;))&amp; REPT(&quot; &quot;;[.$F$2]-LEN(TEXT([Collectors.$F44];&quot;#&quot;))) &amp;&quot; | &quot; &amp; [Collectors.$D44] &amp; REPT(&quot; &quot;;[.$D$2]-LEN([Collectors.$D44])) &amp; &quot; | &quot; &amp; [Collectors.$B44] &amp; REPT(&quot; &quot;;[.$B$2]-LEN([Collectors.$B44])) &amp; &quot; | &quot; &amp; IF([.C44]=1;&quot;Active&quot;;IF([.C44]=2;&quot;Passive&quot;;&quot;Active*&quot;)) &amp; REPT(&quot; &quot;;[.$C$2]-LEN(IF([.C44]=1;&quot;Active&quot;;IF([.C44]=2;&quot;Passive&quot;;&quot;Active*&quot;))))&amp;&quot; | &quot; &amp; TEXT([Collectors.$I44];&quot;#&quot;) &amp; REPT(&quot; &quot;; [.$I$2]-LEN(TEXT([Collectors.$I44];&quot;#&quot;))) &amp; &quot; | &quot; &amp; TEXT(IF(ISBLANK([Collectors.$H44]);&quot;-&quot;;[Collectors.$H44]);&quot;#&quot;) &amp; REPT(&quot; &quot;; [.$H$2]-LEN(TEXT(IF(ISBLANK([Collectors.$H44]);&quot;-&quot;;[Collectors.$H44]);&quot;#&quot;))) &amp; &quot; | &quot; &amp; TEXT(IF(ISBLANK([Collectors.$J44]);&quot;-&quot;;[Collectors.$J44]);&quot;#&quot;) &amp; REPT(&quot; &quot;; [.$J$2]-LEN(TEXT(IF(ISBLANK([Collectors.$J44]);&quot;-&quot;;[Collectors.$J44]);&quot;#&quot;))) &amp; &quot; |&quot;" table:style-name="ce3">
            <text:p>| 1200 <text:s text:c="4"/>| udpnmapnetwork <text:s text:c="3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dpnmapdomain</text:p>
          </table:table-cell>
          <table:table-cell office:value-type="string" table:style-name="ce1">
            <text:p>nmap</text:p>
          </table:table-cell>
          <table:table-cell office:value-type="float" office:value="1250" table:style-name="ce2">
            <text:p>125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250     | udpnmapdomain     | domain          | Active   | IPv4, IPv6 | -       | root   |" table:formula="of:=&quot;| &quot; &amp; IF([Collectors.$F45]&lt;0;&quot;- &quot;;TEXT([Collectors.$F45];&quot;#&quot;))&amp; REPT(&quot; &quot;;[.$F$2]-LEN(TEXT([Collectors.$F45];&quot;#&quot;))) &amp;&quot; | &quot; &amp; [Collectors.$D45] &amp; REPT(&quot; &quot;;[.$D$2]-LEN([Collectors.$D45])) &amp; &quot; | &quot; &amp; [Collectors.$B45] &amp; REPT(&quot; &quot;;[.$B$2]-LEN([Collectors.$B45])) &amp; &quot; | &quot; &amp; IF([.C45]=1;&quot;Active&quot;;IF([.C45]=2;&quot;Passive&quot;;&quot;Active*&quot;)) &amp; REPT(&quot; &quot;;[.$C$2]-LEN(IF([.C45]=1;&quot;Active&quot;;IF([.C45]=2;&quot;Passive&quot;;&quot;Active*&quot;))))&amp;&quot; | &quot; &amp; TEXT([Collectors.$I45];&quot;#&quot;) &amp; REPT(&quot; &quot;; [.$I$2]-LEN(TEXT([Collectors.$I45];&quot;#&quot;))) &amp; &quot; | &quot; &amp; TEXT(IF(ISBLANK([Collectors.$H45]);&quot;-&quot;;[Collectors.$H45]);&quot;#&quot;) &amp; REPT(&quot; &quot;; [.$H$2]-LEN(TEXT(IF(ISBLANK([Collectors.$H45]);&quot;-&quot;;[Collectors.$H45]);&quot;#&quot;))) &amp; &quot; | &quot; &amp; TEXT(IF(ISBLANK([Collectors.$J45]);&quot;-&quot;;[Collectors.$J45]);&quot;#&quot;) &amp; REPT(&quot; &quot;; [.$J$2]-LEN(TEXT(IF(ISBLANK([Collectors.$J45]);&quot;-&quot;;[Collectors.$J45]);&quot;#&quot;))) &amp; &quot; |&quot;" table:style-name="ce3">
            <text:p>| 1250 <text:s text:c="4"/>| udpnmapdomain <text:s text:c="4"/>| domain <text:s text:c="9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cmpnmapnetwork</text:p>
          </table:table-cell>
          <table:table-cell office:value-type="string" table:style-name="ce1">
            <text:p>nmap</text:p>
          </table:table-cell>
          <table:table-cell office:value-type="float" office:value="1270" table:style-name="ce2">
            <text:p>127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table:number-columns-repeated="2" table:style-name="ce1"/>
          <table:table-cell office:value-type="string" office:string-value="| 1270     | icmpnmapnetwork   | network         | Active   | IPv4, IPv6 | -       | root   |" table:formula="of:=&quot;| &quot; &amp; IF([Collectors.$F46]&lt;0;&quot;- &quot;;TEXT([Collectors.$F46];&quot;#&quot;))&amp; REPT(&quot; &quot;;[.$F$2]-LEN(TEXT([Collectors.$F46];&quot;#&quot;))) &amp;&quot; | &quot; &amp; [Collectors.$D46] &amp; REPT(&quot; &quot;;[.$D$2]-LEN([Collectors.$D46])) &amp; &quot; | &quot; &amp; [Collectors.$B46] &amp; REPT(&quot; &quot;;[.$B$2]-LEN([Collectors.$B46])) &amp; &quot; | &quot; &amp; IF([.C46]=1;&quot;Active&quot;;IF([.C46]=2;&quot;Passive&quot;;&quot;Active*&quot;)) &amp; REPT(&quot; &quot;;[.$C$2]-LEN(IF([.C46]=1;&quot;Active&quot;;IF([.C46]=2;&quot;Passive&quot;;&quot;Active*&quot;))))&amp;&quot; | &quot; &amp; TEXT([Collectors.$I46];&quot;#&quot;) &amp; REPT(&quot; &quot;; [.$I$2]-LEN(TEXT([Collectors.$I46];&quot;#&quot;))) &amp; &quot; | &quot; &amp; TEXT(IF(ISBLANK([Collectors.$H46]);&quot;-&quot;;[Collectors.$H46]);&quot;#&quot;) &amp; REPT(&quot; &quot;; [.$H$2]-LEN(TEXT(IF(ISBLANK([Collectors.$H46]);&quot;-&quot;;[Collectors.$H46]);&quot;#&quot;))) &amp; &quot; | &quot; &amp; TEXT(IF(ISBLANK([Collectors.$J46]);&quot;-&quot;;[Collectors.$J46]);&quot;#&quot;) &amp; REPT(&quot; &quot;; [.$J$2]-LEN(TEXT(IF(ISBLANK([Collectors.$J46]);&quot;-&quot;;[Collectors.$J46]);&quot;#&quot;))) &amp; &quot; |&quot;" table:style-name="ce3">
            <text:p>| 1270 <text:s text:c="4"/>| icmpnmapnetwork <text:s text:c="2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cpmasscannetwork</text:p>
          </table:table-cell>
          <table:table-cell office:value-type="string" table:style-name="ce1">
            <text:p>masscan</text:p>
          </table:table-cell>
          <table:table-cell office:value-type="float" office:value="1300" table:style-name="ce2">
            <text:p>130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office:value-type="string" table:style-name="ce1">
            <text:p>host, source, service</text:p>
          </table:table-cell>
          <table:table-cell table:style-name="ce1"/>
          <table:table-cell office:value-type="string" office:string-value="| 1300     | tcpmasscannetwork | network         | Active   | IPv4       | -       | root   |" table:formula="of:=&quot;| &quot; &amp; IF([Collectors.$F47]&lt;0;&quot;- &quot;;TEXT([Collectors.$F47];&quot;#&quot;))&amp; REPT(&quot; &quot;;[.$F$2]-LEN(TEXT([Collectors.$F47];&quot;#&quot;))) &amp;&quot; | &quot; &amp; [Collectors.$D47] &amp; REPT(&quot; &quot;;[.$D$2]-LEN([Collectors.$D47])) &amp; &quot; | &quot; &amp; [Collectors.$B47] &amp; REPT(&quot; &quot;;[.$B$2]-LEN([Collectors.$B47])) &amp; &quot; | &quot; &amp; IF([.C47]=1;&quot;Active&quot;;IF([.C47]=2;&quot;Passive&quot;;&quot;Active*&quot;)) &amp; REPT(&quot; &quot;;[.$C$2]-LEN(IF([.C47]=1;&quot;Active&quot;;IF([.C47]=2;&quot;Passive&quot;;&quot;Active*&quot;))))&amp;&quot; | &quot; &amp; TEXT([Collectors.$I47];&quot;#&quot;) &amp; REPT(&quot; &quot;; [.$I$2]-LEN(TEXT([Collectors.$I47];&quot;#&quot;))) &amp; &quot; | &quot; &amp; TEXT(IF(ISBLANK([Collectors.$H47]);&quot;-&quot;;[Collectors.$H47]);&quot;#&quot;) &amp; REPT(&quot; &quot;; [.$H$2]-LEN(TEXT(IF(ISBLANK([Collectors.$H47]);&quot;-&quot;;[Collectors.$H47]);&quot;#&quot;))) &amp; &quot; | &quot; &amp; TEXT(IF(ISBLANK([Collectors.$J47]);&quot;-&quot;;[Collectors.$J47]);&quot;#&quot;) &amp; REPT(&quot; &quot;; [.$J$2]-LEN(TEXT(IF(ISBLANK([Collectors.$J47]);&quot;-&quot;;[Collectors.$J47]);&quot;#&quot;))) &amp; &quot; |&quot;" table:style-name="ce3">
            <text:p>| 1300 <text:s text:c="4"/>| tcpmasscannetwork | network <text:s text:c="8"/>| Active <text:s text:c="2"/>| IPv4 <text:s text:c="6"/>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yservicenmap</text:p>
          </table:table-cell>
          <table:table-cell office:value-type="string" table:style-name="ce1">
            <text:p>nmap</text:p>
          </table:table-cell>
          <table:table-cell office:value-type="float" office:value="1350" table:style-name="ce2">
            <text:p>135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</text:p>
          </table:table-cell>
          <table:table-cell table:style-name="ce1"/>
          <table:table-cell office:value-type="string" office:string-value="| 1350     | anyservicenmap    | service         | Active   | IPv4, IPv6 | -       | root   |" table:formula="of:=&quot;| &quot; &amp; IF([Collectors.$F48]&lt;0;&quot;- &quot;;TEXT([Collectors.$F48];&quot;#&quot;))&amp; REPT(&quot; &quot;;[.$F$2]-LEN(TEXT([Collectors.$F48];&quot;#&quot;))) &amp;&quot; | &quot; &amp; [Collectors.$D48] &amp; REPT(&quot; &quot;;[.$D$2]-LEN([Collectors.$D48])) &amp; &quot; | &quot; &amp; [Collectors.$B48] &amp; REPT(&quot; &quot;;[.$B$2]-LEN([Collectors.$B48])) &amp; &quot; | &quot; &amp; IF([.C48]=1;&quot;Active&quot;;IF([.C48]=2;&quot;Passive&quot;;&quot;Active*&quot;)) &amp; REPT(&quot; &quot;;[.$C$2]-LEN(IF([.C48]=1;&quot;Active&quot;;IF([.C48]=2;&quot;Passive&quot;;&quot;Active*&quot;))))&amp;&quot; | &quot; &amp; TEXT([Collectors.$I48];&quot;#&quot;) &amp; REPT(&quot; &quot;; [.$I$2]-LEN(TEXT([Collectors.$I48];&quot;#&quot;))) &amp; &quot; | &quot; &amp; TEXT(IF(ISBLANK([Collectors.$H48]);&quot;-&quot;;[Collectors.$H48]);&quot;#&quot;) &amp; REPT(&quot; &quot;; [.$H$2]-LEN(TEXT(IF(ISBLANK([Collectors.$H48]);&quot;-&quot;;[Collectors.$H48]);&quot;#&quot;))) &amp; &quot; | &quot; &amp; TEXT(IF(ISBLANK([Collectors.$J48]);&quot;-&quot;;[Collectors.$J48]);&quot;#&quot;) &amp; REPT(&quot; &quot;; [.$J$2]-LEN(TEXT(IF(ISBLANK([Collectors.$J48]);&quot;-&quot;;[Collectors.$J48]);&quot;#&quot;))) &amp; &quot; |&quot;" table:style-name="ce3">
            <text:p>| 1350 <text:s text:c="4"/>| anyservicenmap <text:s text:c="3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tcptraceroute</text:p>
          </table:table-cell>
          <table:table-cell office:value-type="string" table:style-name="ce4">
            <text:p>traceroute</text:p>
          </table:table-cell>
          <table:table-cell office:value-type="float" office:value="1820" table:style-name="ce5">
            <text:p>1820</text:p>
          </table:table-cell>
          <table:table-cell table:style-name="ce5"/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820     | tcptraceroute     | host            | Active   | IPv4, IPv6 | -       | nobody |" table:formula="of:=&quot;| &quot; &amp; IF([Collectors.$F49]&lt;0;&quot;- &quot;;TEXT([Collectors.$F49];&quot;#&quot;))&amp; REPT(&quot; &quot;;[.$F$2]-LEN(TEXT([Collectors.$F49];&quot;#&quot;))) &amp;&quot; | &quot; &amp; [Collectors.$D49] &amp; REPT(&quot; &quot;;[.$D$2]-LEN([Collectors.$D49])) &amp; &quot; | &quot; &amp; [Collectors.$B49] &amp; REPT(&quot; &quot;;[.$B$2]-LEN([Collectors.$B49])) &amp; &quot; | &quot; &amp; IF([.C49]=1;&quot;Active&quot;;IF([.C49]=2;&quot;Passive&quot;;&quot;Active*&quot;)) &amp; REPT(&quot; &quot;;[.$C$2]-LEN(IF([.C49]=1;&quot;Active&quot;;IF([.C49]=2;&quot;Passive&quot;;&quot;Active*&quot;))))&amp;&quot; | &quot; &amp; TEXT([Collectors.$I49];&quot;#&quot;) &amp; REPT(&quot; &quot;; [.$I$2]-LEN(TEXT([Collectors.$I49];&quot;#&quot;))) &amp; &quot; | &quot; &amp; TEXT(IF(ISBLANK([Collectors.$H49]);&quot;-&quot;;[Collectors.$H49]);&quot;#&quot;) &amp; REPT(&quot; &quot;; [.$H$2]-LEN(TEXT(IF(ISBLANK([Collectors.$H49]);&quot;-&quot;;[Collectors.$H49]);&quot;#&quot;))) &amp; &quot; | &quot; &amp; TEXT(IF(ISBLANK([Collectors.$J49]);&quot;-&quot;;[Collectors.$J49]);&quot;#&quot;) &amp; REPT(&quot; &quot;; [.$J$2]-LEN(TEXT(IF(ISBLANK([Collectors.$J49]);&quot;-&quot;;[Collectors.$J49]);&quot;#&quot;))) &amp; &quot; |&quot;" table:style-name="ce3">
            <text:p>| 1820 <text:s text:c="4"/>| tcptraceroute <text:s text:c="4"/>| host <text:s text:c="11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msfrobotstxt</text:p>
          </table:table-cell>
          <table:table-cell office:value-type="string" table:style-name="ce1">
            <text:p>msfconsole</text:p>
          </table:table-cell>
          <table:table-cell office:value-type="float" office:value="1900" table:style-name="ce2">
            <text:p>190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1900     | httpmsfrobotstxt  | service, vhost  | Active   | IPv4, IPv6 | -       | kali   |" table:formula="of:=&quot;| &quot; &amp; IF([Collectors.$F50]&lt;0;&quot;- &quot;;TEXT([Collectors.$F50];&quot;#&quot;))&amp; REPT(&quot; &quot;;[.$F$2]-LEN(TEXT([Collectors.$F50];&quot;#&quot;))) &amp;&quot; | &quot; &amp; [Collectors.$D50] &amp; REPT(&quot; &quot;;[.$D$2]-LEN([Collectors.$D50])) &amp; &quot; | &quot; &amp; [Collectors.$B50] &amp; REPT(&quot; &quot;;[.$B$2]-LEN([Collectors.$B50])) &amp; &quot; | &quot; &amp; IF([.C50]=1;&quot;Active&quot;;IF([.C50]=2;&quot;Passive&quot;;&quot;Active*&quot;)) &amp; REPT(&quot; &quot;;[.$C$2]-LEN(IF([.C50]=1;&quot;Active&quot;;IF([.C50]=2;&quot;Passive&quot;;&quot;Active*&quot;))))&amp;&quot; | &quot; &amp; TEXT([Collectors.$I50];&quot;#&quot;) &amp; REPT(&quot; &quot;; [.$I$2]-LEN(TEXT([Collectors.$I50];&quot;#&quot;))) &amp; &quot; | &quot; &amp; TEXT(IF(ISBLANK([Collectors.$H50]);&quot;-&quot;;[Collectors.$H50]);&quot;#&quot;) &amp; REPT(&quot; &quot;; [.$H$2]-LEN(TEXT(IF(ISBLANK([Collectors.$H50]);&quot;-&quot;;[Collectors.$H50]);&quot;#&quot;))) &amp; &quot; | &quot; &amp; TEXT(IF(ISBLANK([Collectors.$J50]);&quot;-&quot;;[Collectors.$J50]);&quot;#&quot;) &amp; REPT(&quot; &quot;; [.$J$2]-LEN(TEXT(IF(ISBLANK([Collectors.$J50]);&quot;-&quot;;[Collectors.$J50]);&quot;#&quot;))) &amp; &quot; |&quot;" table:style-name="ce3">
            <text:p>| 1900 <text:s text:c="4"/>| httpmsfrobotstxt <text:s/>| service, vhost <text:s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nmap</text:p>
          </table:table-cell>
          <table:table-cell office:value-type="string" table:style-name="ce4">
            <text:p>nmap</text:p>
          </table:table-cell>
          <table:table-cell office:value-type="float" office:value="2000" table:style-name="ce2">
            <text:p>200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000     | dnsnmap           | service         | Active   | IPv4, IPv6 | -       | root   |" table:formula="of:=&quot;| &quot; &amp; IF([Collectors.$F51]&lt;0;&quot;- &quot;;TEXT([Collectors.$F51];&quot;#&quot;))&amp; REPT(&quot; &quot;;[.$F$2]-LEN(TEXT([Collectors.$F51];&quot;#&quot;))) &amp;&quot; | &quot; &amp; [Collectors.$D51] &amp; REPT(&quot; &quot;;[.$D$2]-LEN([Collectors.$D51])) &amp; &quot; | &quot; &amp; [Collectors.$B51] &amp; REPT(&quot; &quot;;[.$B$2]-LEN([Collectors.$B51])) &amp; &quot; | &quot; &amp; IF([.C51]=1;&quot;Active&quot;;IF([.C51]=2;&quot;Passive&quot;;&quot;Active*&quot;)) &amp; REPT(&quot; &quot;;[.$C$2]-LEN(IF([.C51]=1;&quot;Active&quot;;IF([.C51]=2;&quot;Passive&quot;;&quot;Active*&quot;))))&amp;&quot; | &quot; &amp; TEXT([Collectors.$I51];&quot;#&quot;) &amp; REPT(&quot; &quot;; [.$I$2]-LEN(TEXT([Collectors.$I51];&quot;#&quot;))) &amp; &quot; | &quot; &amp; TEXT(IF(ISBLANK([Collectors.$H51]);&quot;-&quot;;[Collectors.$H51]);&quot;#&quot;) &amp; REPT(&quot; &quot;; [.$H$2]-LEN(TEXT(IF(ISBLANK([Collectors.$H51]);&quot;-&quot;;[Collectors.$H51]);&quot;#&quot;))) &amp; &quot; | &quot; &amp; TEXT(IF(ISBLANK([Collectors.$J51]);&quot;-&quot;;[Collectors.$J51]);&quot;#&quot;) &amp; REPT(&quot; &quot;; [.$J$2]-LEN(TEXT(IF(ISBLANK([Collectors.$J51]);&quot;-&quot;;[Collectors.$J51]);&quot;#&quot;))) &amp; &quot; |&quot;" table:style-name="ce3">
            <text:p>| 2000 <text:s text:c="4"/>| dns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lnetnmap</text:p>
          </table:table-cell>
          <table:table-cell office:value-type="string" table:style-name="ce4">
            <text:p>nmap</text:p>
          </table:table-cell>
          <table:table-cell office:value-type="float" office:value="2020" table:style-name="ce2">
            <text:p>2020</text:p>
          </table:table-cell>
          <table:table-cell office:value-type="string" table:style-name="ce2">
            <text:p>telne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020     | telnetnmap        | service         | Active   | IPv4, IPv6 | -       | root   |" table:formula="of:=&quot;| &quot; &amp; IF([Collectors.$F52]&lt;0;&quot;- &quot;;TEXT([Collectors.$F52];&quot;#&quot;))&amp; REPT(&quot; &quot;;[.$F$2]-LEN(TEXT([Collectors.$F52];&quot;#&quot;))) &amp;&quot; | &quot; &amp; [Collectors.$D52] &amp; REPT(&quot; &quot;;[.$D$2]-LEN([Collectors.$D52])) &amp; &quot; | &quot; &amp; [Collectors.$B52] &amp; REPT(&quot; &quot;;[.$B$2]-LEN([Collectors.$B52])) &amp; &quot; | &quot; &amp; IF([.C52]=1;&quot;Active&quot;;IF([.C52]=2;&quot;Passive&quot;;&quot;Active*&quot;)) &amp; REPT(&quot; &quot;;[.$C$2]-LEN(IF([.C52]=1;&quot;Active&quot;;IF([.C52]=2;&quot;Passive&quot;;&quot;Active*&quot;))))&amp;&quot; | &quot; &amp; TEXT([Collectors.$I52];&quot;#&quot;) &amp; REPT(&quot; &quot;; [.$I$2]-LEN(TEXT([Collectors.$I52];&quot;#&quot;))) &amp; &quot; | &quot; &amp; TEXT(IF(ISBLANK([Collectors.$H52]);&quot;-&quot;;[Collectors.$H52]);&quot;#&quot;) &amp; REPT(&quot; &quot;; [.$H$2]-LEN(TEXT(IF(ISBLANK([Collectors.$H52]);&quot;-&quot;;[Collectors.$H52]);&quot;#&quot;))) &amp; &quot; | &quot; &amp; TEXT(IF(ISBLANK([Collectors.$J52]);&quot;-&quot;;[Collectors.$J52]);&quot;#&quot;) &amp; REPT(&quot; &quot;; [.$J$2]-LEN(TEXT(IF(ISBLANK([Collectors.$J52]);&quot;-&quot;;[Collectors.$J52]);&quot;#&quot;))) &amp; &quot; |&quot;" table:style-name="ce3">
            <text:p>| 2020 <text:s text:c="4"/>| telnetnmap <text:s text:c="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ncnmap</text:p>
          </table:table-cell>
          <table:table-cell office:value-type="string" table:style-name="ce4">
            <text:p>nmap</text:p>
          </table:table-cell>
          <table:table-cell office:value-type="float" office:value="2040" table:style-name="ce2">
            <text:p>2040</text:p>
          </table:table-cell>
          <table:table-cell office:value-type="string" table:style-name="ce2">
            <text:p>vn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040     | vncnmap           | service         | Active   | IPv4, IPv6 | -       | root   |" table:formula="of:=&quot;| &quot; &amp; IF([Collectors.$F53]&lt;0;&quot;- &quot;;TEXT([Collectors.$F53];&quot;#&quot;))&amp; REPT(&quot; &quot;;[.$F$2]-LEN(TEXT([Collectors.$F53];&quot;#&quot;))) &amp;&quot; | &quot; &amp; [Collectors.$D53] &amp; REPT(&quot; &quot;;[.$D$2]-LEN([Collectors.$D53])) &amp; &quot; | &quot; &amp; [Collectors.$B53] &amp; REPT(&quot; &quot;;[.$B$2]-LEN([Collectors.$B53])) &amp; &quot; | &quot; &amp; IF([.C53]=1;&quot;Active&quot;;IF([.C53]=2;&quot;Passive&quot;;&quot;Active*&quot;)) &amp; REPT(&quot; &quot;;[.$C$2]-LEN(IF([.C53]=1;&quot;Active&quot;;IF([.C53]=2;&quot;Passive&quot;;&quot;Active*&quot;))))&amp;&quot; | &quot; &amp; TEXT([Collectors.$I53];&quot;#&quot;) &amp; REPT(&quot; &quot;; [.$I$2]-LEN(TEXT([Collectors.$I53];&quot;#&quot;))) &amp; &quot; | &quot; &amp; TEXT(IF(ISBLANK([Collectors.$H53]);&quot;-&quot;;[Collectors.$H53]);&quot;#&quot;) &amp; REPT(&quot; &quot;; [.$H$2]-LEN(TEXT(IF(ISBLANK([Collectors.$H53]);&quot;-&quot;;[Collectors.$H53]);&quot;#&quot;))) &amp; &quot; | &quot; &amp; TEXT(IF(ISBLANK([Collectors.$J53]);&quot;-&quot;;[Collectors.$J53]);&quot;#&quot;) &amp; REPT(&quot; &quot;; [.$J$2]-LEN(TEXT(IF(ISBLANK([Collectors.$J53]);&quot;-&quot;;[Collectors.$J53]);&quot;#&quot;))) &amp; &quot; |&quot;" table:style-name="ce3">
            <text:p>| 2040 <text:s text:c="4"/>| vnc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ssqlnmap</text:p>
          </table:table-cell>
          <table:table-cell office:value-type="string" table:style-name="ce4">
            <text:p>nmap</text:p>
          </table:table-cell>
          <table:table-cell office:value-type="float" office:value="2100" table:style-name="ce5">
            <text:p>2100</text:p>
          </table:table-cell>
          <table:table-cell office:value-type="string" table:style-name="ce5">
            <text:p>ms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, source</text:p>
          </table:table-cell>
          <table:table-cell table:style-name="ce1"/>
          <table:table-cell office:value-type="string" office:string-value="| 2100     | mssqlnmap         | service         | Active   | IPv4, IPv6 | -       | root   |" table:formula="of:=&quot;| &quot; &amp; IF([Collectors.$F54]&lt;0;&quot;- &quot;;TEXT([Collectors.$F54];&quot;#&quot;))&amp; REPT(&quot; &quot;;[.$F$2]-LEN(TEXT([Collectors.$F54];&quot;#&quot;))) &amp;&quot; | &quot; &amp; [Collectors.$D54] &amp; REPT(&quot; &quot;;[.$D$2]-LEN([Collectors.$D54])) &amp; &quot; | &quot; &amp; [Collectors.$B54] &amp; REPT(&quot; &quot;;[.$B$2]-LEN([Collectors.$B54])) &amp; &quot; | &quot; &amp; IF([.C54]=1;&quot;Active&quot;;IF([.C54]=2;&quot;Passive&quot;;&quot;Active*&quot;)) &amp; REPT(&quot; &quot;;[.$C$2]-LEN(IF([.C54]=1;&quot;Active&quot;;IF([.C54]=2;&quot;Passive&quot;;&quot;Active*&quot;))))&amp;&quot; | &quot; &amp; TEXT([Collectors.$I54];&quot;#&quot;) &amp; REPT(&quot; &quot;; [.$I$2]-LEN(TEXT([Collectors.$I54];&quot;#&quot;))) &amp; &quot; | &quot; &amp; TEXT(IF(ISBLANK([Collectors.$H54]);&quot;-&quot;;[Collectors.$H54]);&quot;#&quot;) &amp; REPT(&quot; &quot;; [.$H$2]-LEN(TEXT(IF(ISBLANK([Collectors.$H54]);&quot;-&quot;;[Collectors.$H54]);&quot;#&quot;))) &amp; &quot; | &quot; &amp; TEXT(IF(ISBLANK([Collectors.$J54]);&quot;-&quot;;[Collectors.$J54]);&quot;#&quot;) &amp; REPT(&quot; &quot;; [.$J$2]-LEN(TEXT(IF(ISBLANK([Collectors.$J54]);&quot;-&quot;;[Collectors.$J54]);&quot;#&quot;))) &amp; &quot; |&quot;" table:style-name="ce3">
            <text:p>| 2100 <text:s text:c="4"/>| mssqlnmap <text:s text:c="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ysqlnmap</text:p>
          </table:table-cell>
          <table:table-cell office:value-type="string" table:style-name="ce4">
            <text:p>nmap</text:p>
          </table:table-cell>
          <table:table-cell office:value-type="float" office:value="2150" table:style-name="ce5">
            <text:p>2150</text:p>
          </table:table-cell>
          <table:table-cell office:value-type="string" table:style-name="ce5">
            <text:p>my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150     | mysqlnmap         | service         | Active   | IPv4, IPv6 | -       | root   |" table:formula="of:=&quot;| &quot; &amp; IF([Collectors.$F55]&lt;0;&quot;- &quot;;TEXT([Collectors.$F55];&quot;#&quot;))&amp; REPT(&quot; &quot;;[.$F$2]-LEN(TEXT([Collectors.$F55];&quot;#&quot;))) &amp;&quot; | &quot; &amp; [Collectors.$D55] &amp; REPT(&quot; &quot;;[.$D$2]-LEN([Collectors.$D55])) &amp; &quot; | &quot; &amp; [Collectors.$B55] &amp; REPT(&quot; &quot;;[.$B$2]-LEN([Collectors.$B55])) &amp; &quot; | &quot; &amp; IF([.C55]=1;&quot;Active&quot;;IF([.C55]=2;&quot;Passive&quot;;&quot;Active*&quot;)) &amp; REPT(&quot; &quot;;[.$C$2]-LEN(IF([.C55]=1;&quot;Active&quot;;IF([.C55]=2;&quot;Passive&quot;;&quot;Active*&quot;))))&amp;&quot; | &quot; &amp; TEXT([Collectors.$I55];&quot;#&quot;) &amp; REPT(&quot; &quot;; [.$I$2]-LEN(TEXT([Collectors.$I55];&quot;#&quot;))) &amp; &quot; | &quot; &amp; TEXT(IF(ISBLANK([Collectors.$H55]);&quot;-&quot;;[Collectors.$H55]);&quot;#&quot;) &amp; REPT(&quot; &quot;; [.$H$2]-LEN(TEXT(IF(ISBLANK([Collectors.$H55]);&quot;-&quot;;[Collectors.$H55]);&quot;#&quot;))) &amp; &quot; | &quot; &amp; TEXT(IF(ISBLANK([Collectors.$J55]);&quot;-&quot;;[Collectors.$J55]);&quot;#&quot;) &amp; REPT(&quot; &quot;; [.$J$2]-LEN(TEXT(IF(ISBLANK([Collectors.$J55]);&quot;-&quot;;[Collectors.$J55]);&quot;#&quot;))) &amp; &quot; |&quot;" table:style-name="ce3">
            <text:p>| 2150 <text:s text:c="4"/>| mysqlnmap <text:s text:c="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nmap</text:p>
          </table:table-cell>
          <table:table-cell office:value-type="string" table:style-name="ce4">
            <text:p>nmap</text:p>
          </table:table-cell>
          <table:table-cell office:value-type="float" office:value="2200" table:style-name="ce5">
            <text:p>22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, additional_info, domain_name, host_name</text:p>
          </table:table-cell>
          <table:table-cell table:style-name="ce1"/>
          <table:table-cell office:value-type="string" office:string-value="| 2200     | smbnmap           | service         | Active   | IPv4, IPv6 | -       | root   |" table:formula="of:=&quot;| &quot; &amp; IF([Collectors.$F56]&lt;0;&quot;- &quot;;TEXT([Collectors.$F56];&quot;#&quot;))&amp; REPT(&quot; &quot;;[.$F$2]-LEN(TEXT([Collectors.$F56];&quot;#&quot;))) &amp;&quot; | &quot; &amp; [Collectors.$D56] &amp; REPT(&quot; &quot;;[.$D$2]-LEN([Collectors.$D56])) &amp; &quot; | &quot; &amp; [Collectors.$B56] &amp; REPT(&quot; &quot;;[.$B$2]-LEN([Collectors.$B56])) &amp; &quot; | &quot; &amp; IF([.C56]=1;&quot;Active&quot;;IF([.C56]=2;&quot;Passive&quot;;&quot;Active*&quot;)) &amp; REPT(&quot; &quot;;[.$C$2]-LEN(IF([.C56]=1;&quot;Active&quot;;IF([.C56]=2;&quot;Passive&quot;;&quot;Active*&quot;))))&amp;&quot; | &quot; &amp; TEXT([Collectors.$I56];&quot;#&quot;) &amp; REPT(&quot; &quot;; [.$I$2]-LEN(TEXT([Collectors.$I56];&quot;#&quot;))) &amp; &quot; | &quot; &amp; TEXT(IF(ISBLANK([Collectors.$H56]);&quot;-&quot;;[Collectors.$H56]);&quot;#&quot;) &amp; REPT(&quot; &quot;; [.$H$2]-LEN(TEXT(IF(ISBLANK([Collectors.$H56]);&quot;-&quot;;[Collectors.$H56]);&quot;#&quot;))) &amp; &quot; | &quot; &amp; TEXT(IF(ISBLANK([Collectors.$J56]);&quot;-&quot;;[Collectors.$J56]);&quot;#&quot;) &amp; REPT(&quot; &quot;; [.$J$2]-LEN(TEXT(IF(ISBLANK([Collectors.$J56]);&quot;-&quot;;[Collectors.$J56]);&quot;#&quot;))) &amp; &quot; |&quot;" table:style-name="ce3">
            <text:p>| 2200 <text:s text:c="4"/>| smb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tpnmap</text:p>
          </table:table-cell>
          <table:table-cell office:value-type="string" table:style-name="ce4">
            <text:p>nmap</text:p>
          </table:table-cell>
          <table:table-cell office:value-type="float" office:value="2250" table:style-name="ce5">
            <text:p>2250</text:p>
          </table:table-cell>
          <table:table-cell office:value-type="string" table:style-name="ce5">
            <text:p>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250     | ftpnmap           | service         | Active   | IPv4, IPv6 | -       | root   |" table:formula="of:=&quot;| &quot; &amp; IF([Collectors.$F57]&lt;0;&quot;- &quot;;TEXT([Collectors.$F57];&quot;#&quot;))&amp; REPT(&quot; &quot;;[.$F$2]-LEN(TEXT([Collectors.$F57];&quot;#&quot;))) &amp;&quot; | &quot; &amp; [Collectors.$D57] &amp; REPT(&quot; &quot;;[.$D$2]-LEN([Collectors.$D57])) &amp; &quot; | &quot; &amp; [Collectors.$B57] &amp; REPT(&quot; &quot;;[.$B$2]-LEN([Collectors.$B57])) &amp; &quot; | &quot; &amp; IF([.C57]=1;&quot;Active&quot;;IF([.C57]=2;&quot;Passive&quot;;&quot;Active*&quot;)) &amp; REPT(&quot; &quot;;[.$C$2]-LEN(IF([.C57]=1;&quot;Active&quot;;IF([.C57]=2;&quot;Passive&quot;;&quot;Active*&quot;))))&amp;&quot; | &quot; &amp; TEXT([Collectors.$I57];&quot;#&quot;) &amp; REPT(&quot; &quot;; [.$I$2]-LEN(TEXT([Collectors.$I57];&quot;#&quot;))) &amp; &quot; | &quot; &amp; TEXT(IF(ISBLANK([Collectors.$H57]);&quot;-&quot;;[Collectors.$H57]);&quot;#&quot;) &amp; REPT(&quot; &quot;; [.$H$2]-LEN(TEXT(IF(ISBLANK([Collectors.$H57]);&quot;-&quot;;[Collectors.$H57]);&quot;#&quot;))) &amp; &quot; | &quot; &amp; TEXT(IF(ISBLANK([Collectors.$J57]);&quot;-&quot;;[Collectors.$J57]);&quot;#&quot;) &amp; REPT(&quot; &quot;; [.$J$2]-LEN(TEXT(IF(ISBLANK([Collectors.$J57]);&quot;-&quot;;[Collectors.$J57]);&quot;#&quot;))) &amp; &quot; |&quot;" table:style-name="ce3">
            <text:p>| 2250 <text:s text:c="4"/>| ftp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tpnmap</text:p>
          </table:table-cell>
          <table:table-cell office:value-type="string" table:style-name="ce4">
            <text:p>nmap</text:p>
          </table:table-cell>
          <table:table-cell office:value-type="float" office:value="2300" table:style-name="ce5">
            <text:p>2300</text:p>
          </table:table-cell>
          <table:table-cell office:value-type="string" table:style-name="ce5">
            <text:p>sm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_method, source, domain_name, host_name</text:p>
          </table:table-cell>
          <table:table-cell table:style-name="ce1"/>
          <table:table-cell office:value-type="string" office:string-value="| 2300     | smtpnmap          | service         | Active   | IPv4, IPv6 | -       | root   |" table:formula="of:=&quot;| &quot; &amp; IF([Collectors.$F58]&lt;0;&quot;- &quot;;TEXT([Collectors.$F58];&quot;#&quot;))&amp; REPT(&quot; &quot;;[.$F$2]-LEN(TEXT([Collectors.$F58];&quot;#&quot;))) &amp;&quot; | &quot; &amp; [Collectors.$D58] &amp; REPT(&quot; &quot;;[.$D$2]-LEN([Collectors.$D58])) &amp; &quot; | &quot; &amp; [Collectors.$B58] &amp; REPT(&quot; &quot;;[.$B$2]-LEN([Collectors.$B58])) &amp; &quot; | &quot; &amp; IF([.C58]=1;&quot;Active&quot;;IF([.C58]=2;&quot;Passive&quot;;&quot;Active*&quot;)) &amp; REPT(&quot; &quot;;[.$C$2]-LEN(IF([.C58]=1;&quot;Active&quot;;IF([.C58]=2;&quot;Passive&quot;;&quot;Active*&quot;))))&amp;&quot; | &quot; &amp; TEXT([Collectors.$I58];&quot;#&quot;) &amp; REPT(&quot; &quot;; [.$I$2]-LEN(TEXT([Collectors.$I58];&quot;#&quot;))) &amp; &quot; | &quot; &amp; TEXT(IF(ISBLANK([Collectors.$H58]);&quot;-&quot;;[Collectors.$H58]);&quot;#&quot;) &amp; REPT(&quot; &quot;; [.$H$2]-LEN(TEXT(IF(ISBLANK([Collectors.$H58]);&quot;-&quot;;[Collectors.$H58]);&quot;#&quot;))) &amp; &quot; | &quot; &amp; TEXT(IF(ISBLANK([Collectors.$J58]);&quot;-&quot;;[Collectors.$J58]);&quot;#&quot;) &amp; REPT(&quot; &quot;; [.$J$2]-LEN(TEXT(IF(ISBLANK([Collectors.$J58]);&quot;-&quot;;[Collectors.$J58]);&quot;#&quot;))) &amp; &quot; |&quot;" table:style-name="ce3">
            <text:p>| 2300 <text:s text:c="4"/>| smtp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pcnmap</text:p>
          </table:table-cell>
          <table:table-cell office:value-type="string" table:style-name="ce4">
            <text:p>nmap</text:p>
          </table:table-cell>
          <table:table-cell office:value-type="float" office:value="2400" table:style-name="ce5">
            <text:p>2400</text:p>
          </table:table-cell>
          <table:table-cell office:value-type="string" table:style-name="ce5">
            <text:p>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, source, domain_name, host_name</text:p>
          </table:table-cell>
          <table:table-cell table:style-name="ce1"/>
          <table:table-cell office:value-type="string" office:string-value="| 2400     | rpcnmap           | service         | Active   | IPv4, IPv6 | -       | root   |" table:formula="of:=&quot;| &quot; &amp; IF([Collectors.$F59]&lt;0;&quot;- &quot;;TEXT([Collectors.$F59];&quot;#&quot;))&amp; REPT(&quot; &quot;;[.$F$2]-LEN(TEXT([Collectors.$F59];&quot;#&quot;))) &amp;&quot; | &quot; &amp; [Collectors.$D59] &amp; REPT(&quot; &quot;;[.$D$2]-LEN([Collectors.$D59])) &amp; &quot; | &quot; &amp; [Collectors.$B59] &amp; REPT(&quot; &quot;;[.$B$2]-LEN([Collectors.$B59])) &amp; &quot; | &quot; &amp; IF([.C59]=1;&quot;Active&quot;;IF([.C59]=2;&quot;Passive&quot;;&quot;Active*&quot;)) &amp; REPT(&quot; &quot;;[.$C$2]-LEN(IF([.C59]=1;&quot;Active&quot;;IF([.C59]=2;&quot;Passive&quot;;&quot;Active*&quot;))))&amp;&quot; | &quot; &amp; TEXT([Collectors.$I59];&quot;#&quot;) &amp; REPT(&quot; &quot;; [.$I$2]-LEN(TEXT([Collectors.$I59];&quot;#&quot;))) &amp; &quot; | &quot; &amp; TEXT(IF(ISBLANK([Collectors.$H59]);&quot;-&quot;;[Collectors.$H59]);&quot;#&quot;) &amp; REPT(&quot; &quot;; [.$H$2]-LEN(TEXT(IF(ISBLANK([Collectors.$H59]);&quot;-&quot;;[Collectors.$H59]);&quot;#&quot;))) &amp; &quot; | &quot; &amp; TEXT(IF(ISBLANK([Collectors.$J59]);&quot;-&quot;;[Collectors.$J59]);&quot;#&quot;) &amp; REPT(&quot; &quot;; [.$J$2]-LEN(TEXT(IF(ISBLANK([Collectors.$J59]);&quot;-&quot;;[Collectors.$J59]);&quot;#&quot;))) &amp; &quot; |&quot;" table:style-name="ce3">
            <text:p>| 2400 <text:s text:c="4"/>| rpc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dpnmap</text:p>
          </table:table-cell>
          <table:table-cell office:value-type="string" table:style-name="ce4">
            <text:p>nmap</text:p>
          </table:table-cell>
          <table:table-cell office:value-type="float" office:value="2500" table:style-name="ce5">
            <text:p>2500</text:p>
          </table:table-cell>
          <table:table-cell office:value-type="string" table:style-name="ce5">
            <text:p>rd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500     | rdpnmap           | service         | Active   | IPv4, IPv6 | -       | root   |" table:formula="of:=&quot;| &quot; &amp; IF([Collectors.$F60]&lt;0;&quot;- &quot;;TEXT([Collectors.$F60];&quot;#&quot;))&amp; REPT(&quot; &quot;;[.$F$2]-LEN(TEXT([Collectors.$F60];&quot;#&quot;))) &amp;&quot; | &quot; &amp; [Collectors.$D60] &amp; REPT(&quot; &quot;;[.$D$2]-LEN([Collectors.$D60])) &amp; &quot; | &quot; &amp; [Collectors.$B60] &amp; REPT(&quot; &quot;;[.$B$2]-LEN([Collectors.$B60])) &amp; &quot; | &quot; &amp; IF([.C60]=1;&quot;Active&quot;;IF([.C60]=2;&quot;Passive&quot;;&quot;Active*&quot;)) &amp; REPT(&quot; &quot;;[.$C$2]-LEN(IF([.C60]=1;&quot;Active&quot;;IF([.C60]=2;&quot;Passive&quot;;&quot;Active*&quot;))))&amp;&quot; | &quot; &amp; TEXT([Collectors.$I60];&quot;#&quot;) &amp; REPT(&quot; &quot;; [.$I$2]-LEN(TEXT([Collectors.$I60];&quot;#&quot;))) &amp; &quot; | &quot; &amp; TEXT(IF(ISBLANK([Collectors.$H60]);&quot;-&quot;;[Collectors.$H60]);&quot;#&quot;) &amp; REPT(&quot; &quot;; [.$H$2]-LEN(TEXT(IF(ISBLANK([Collectors.$H60]);&quot;-&quot;;[Collectors.$H60]);&quot;#&quot;))) &amp; &quot; | &quot; &amp; TEXT(IF(ISBLANK([Collectors.$J60]);&quot;-&quot;;[Collectors.$J60]);&quot;#&quot;) &amp; REPT(&quot; &quot;; [.$J$2]-LEN(TEXT(IF(ISBLANK([Collectors.$J60]);&quot;-&quot;;[Collectors.$J60]);&quot;#&quot;))) &amp; &quot; |&quot;" table:style-name="ce3">
            <text:p>| 2500 <text:s text:c="4"/>| rdp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pop3nmap</text:p>
          </table:table-cell>
          <table:table-cell office:value-type="string" table:style-name="ce4">
            <text:p>nmap</text:p>
          </table:table-cell>
          <table:table-cell office:value-type="float" office:value="2700" table:style-name="ce5">
            <text:p>2700</text:p>
          </table:table-cell>
          <table:table-cell office:value-type="string" table:style-name="ce5">
            <text:p>pop3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700     | pop3nmap          | service         | Active   | IPv4, IPv6 | -       | root   |" table:formula="of:=&quot;| &quot; &amp; IF([Collectors.$F61]&lt;0;&quot;- &quot;;TEXT([Collectors.$F61];&quot;#&quot;))&amp; REPT(&quot; &quot;;[.$F$2]-LEN(TEXT([Collectors.$F61];&quot;#&quot;))) &amp;&quot; | &quot; &amp; [Collectors.$D61] &amp; REPT(&quot; &quot;;[.$D$2]-LEN([Collectors.$D61])) &amp; &quot; | &quot; &amp; [Collectors.$B61] &amp; REPT(&quot; &quot;;[.$B$2]-LEN([Collectors.$B61])) &amp; &quot; | &quot; &amp; IF([.C61]=1;&quot;Active&quot;;IF([.C61]=2;&quot;Passive&quot;;&quot;Active*&quot;)) &amp; REPT(&quot; &quot;;[.$C$2]-LEN(IF([.C61]=1;&quot;Active&quot;;IF([.C61]=2;&quot;Passive&quot;;&quot;Active*&quot;))))&amp;&quot; | &quot; &amp; TEXT([Collectors.$I61];&quot;#&quot;) &amp; REPT(&quot; &quot;; [.$I$2]-LEN(TEXT([Collectors.$I61];&quot;#&quot;))) &amp; &quot; | &quot; &amp; TEXT(IF(ISBLANK([Collectors.$H61]);&quot;-&quot;;[Collectors.$H61]);&quot;#&quot;) &amp; REPT(&quot; &quot;; [.$H$2]-LEN(TEXT(IF(ISBLANK([Collectors.$H61]);&quot;-&quot;;[Collectors.$H61]);&quot;#&quot;))) &amp; &quot; | &quot; &amp; TEXT(IF(ISBLANK([Collectors.$J61]);&quot;-&quot;;[Collectors.$J61]);&quot;#&quot;) &amp; REPT(&quot; &quot;; [.$J$2]-LEN(TEXT(IF(ISBLANK([Collectors.$J61]);&quot;-&quot;;[Collectors.$J61]);&quot;#&quot;))) &amp; &quot; |&quot;" table:style-name="ce3">
            <text:p>| 2700 <text:s text:c="4"/>| pop3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srpcenum</text:p>
          </table:table-cell>
          <table:table-cell office:value-type="string" table:style-name="ce4">
            <text:p>nmap</text:p>
          </table:table-cell>
          <table:table-cell office:value-type="float" office:value="2750" table:style-name="ce5">
            <text:p>2750</text:p>
          </table:table-cell>
          <table:table-cell office:value-type="string" table:style-name="ce5">
            <text:p>ms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, credentials</text:p>
          </table:table-cell>
          <table:table-cell office:value-type="string" table:style-name="ce1">
            <text:p>path, source, additional_info, domain_name, host_name</text:p>
          </table:table-cell>
          <table:table-cell table:style-name="ce1"/>
          <table:table-cell office:value-type="string" office:string-value="| 2750     | msrpcenum         | service         | Active   | IPv4, IPv6 | -       | root   |" table:formula="of:=&quot;| &quot; &amp; IF([Collectors.$F62]&lt;0;&quot;- &quot;;TEXT([Collectors.$F62];&quot;#&quot;))&amp; REPT(&quot; &quot;;[.$F$2]-LEN(TEXT([Collectors.$F62];&quot;#&quot;))) &amp;&quot; | &quot; &amp; [Collectors.$D62] &amp; REPT(&quot; &quot;;[.$D$2]-LEN([Collectors.$D62])) &amp; &quot; | &quot; &amp; [Collectors.$B62] &amp; REPT(&quot; &quot;;[.$B$2]-LEN([Collectors.$B62])) &amp; &quot; | &quot; &amp; IF([.C62]=1;&quot;Active&quot;;IF([.C62]=2;&quot;Passive&quot;;&quot;Active*&quot;)) &amp; REPT(&quot; &quot;;[.$C$2]-LEN(IF([.C62]=1;&quot;Active&quot;;IF([.C62]=2;&quot;Passive&quot;;&quot;Active*&quot;))))&amp;&quot; | &quot; &amp; TEXT([Collectors.$I62];&quot;#&quot;) &amp; REPT(&quot; &quot;; [.$I$2]-LEN(TEXT([Collectors.$I62];&quot;#&quot;))) &amp; &quot; | &quot; &amp; TEXT(IF(ISBLANK([Collectors.$H62]);&quot;-&quot;;[Collectors.$H62]);&quot;#&quot;) &amp; REPT(&quot; &quot;; [.$H$2]-LEN(TEXT(IF(ISBLANK([Collectors.$H62]);&quot;-&quot;;[Collectors.$H62]);&quot;#&quot;))) &amp; &quot; | &quot; &amp; TEXT(IF(ISBLANK([Collectors.$J62]);&quot;-&quot;;[Collectors.$J62]);&quot;#&quot;) &amp; REPT(&quot; &quot;; [.$J$2]-LEN(TEXT(IF(ISBLANK([Collectors.$J62]);&quot;-&quot;;[Collectors.$J62]);&quot;#&quot;))) &amp; &quot; |&quot;" table:style-name="ce3">
            <text:p>| 2750 <text:s text:c="4"/>| msrpcenum <text:s text:c="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imapnmap</text:p>
          </table:table-cell>
          <table:table-cell office:value-type="string" table:style-name="ce4">
            <text:p>nmap</text:p>
          </table:table-cell>
          <table:table-cell office:value-type="float" office:value="2800" table:style-name="ce5">
            <text:p>2800</text:p>
          </table:table-cell>
          <table:table-cell office:value-type="string" table:style-name="ce5">
            <text:p>ima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800     | imapnmap          | service         | Active   | IPv4, IPv6 | -       | root   |" table:formula="of:=&quot;| &quot; &amp; IF([Collectors.$F63]&lt;0;&quot;- &quot;;TEXT([Collectors.$F63];&quot;#&quot;))&amp; REPT(&quot; &quot;;[.$F$2]-LEN(TEXT([Collectors.$F63];&quot;#&quot;))) &amp;&quot; | &quot; &amp; [Collectors.$D63] &amp; REPT(&quot; &quot;;[.$D$2]-LEN([Collectors.$D63])) &amp; &quot; | &quot; &amp; [Collectors.$B63] &amp; REPT(&quot; &quot;;[.$B$2]-LEN([Collectors.$B63])) &amp; &quot; | &quot; &amp; IF([.C63]=1;&quot;Active&quot;;IF([.C63]=2;&quot;Passive&quot;;&quot;Active*&quot;)) &amp; REPT(&quot; &quot;;[.$C$2]-LEN(IF([.C63]=1;&quot;Active&quot;;IF([.C63]=2;&quot;Passive&quot;;&quot;Active*&quot;))))&amp;&quot; | &quot; &amp; TEXT([Collectors.$I63];&quot;#&quot;) &amp; REPT(&quot; &quot;; [.$I$2]-LEN(TEXT([Collectors.$I63];&quot;#&quot;))) &amp; &quot; | &quot; &amp; TEXT(IF(ISBLANK([Collectors.$H63]);&quot;-&quot;;[Collectors.$H63]);&quot;#&quot;) &amp; REPT(&quot; &quot;; [.$H$2]-LEN(TEXT(IF(ISBLANK([Collectors.$H63]);&quot;-&quot;;[Collectors.$H63]);&quot;#&quot;))) &amp; &quot; | &quot; &amp; TEXT(IF(ISBLANK([Collectors.$J63]);&quot;-&quot;;[Collectors.$J63]);&quot;#&quot;) &amp; REPT(&quot; &quot;; [.$J$2]-LEN(TEXT(IF(ISBLANK([Collectors.$J63]);&quot;-&quot;;[Collectors.$J63]);&quot;#&quot;))) &amp; &quot; |&quot;" table:style-name="ce3">
            <text:p>| 2800 <text:s text:c="4"/>| imap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x11nmap</text:p>
          </table:table-cell>
          <table:table-cell office:value-type="string" table:style-name="ce4">
            <text:p>nmap</text:p>
          </table:table-cell>
          <table:table-cell office:value-type="float" office:value="2850" table:style-name="ce5">
            <text:p>2850</text:p>
          </table:table-cell>
          <table:table-cell office:value-type="string" table:style-name="ce5">
            <text:p>x11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850     | x11nmap           | service         | Active   | IPv4, IPv6 | -       | root   |" table:formula="of:=&quot;| &quot; &amp; IF([Collectors.$F64]&lt;0;&quot;- &quot;;TEXT([Collectors.$F64];&quot;#&quot;))&amp; REPT(&quot; &quot;;[.$F$2]-LEN(TEXT([Collectors.$F64];&quot;#&quot;))) &amp;&quot; | &quot; &amp; [Collectors.$D64] &amp; REPT(&quot; &quot;;[.$D$2]-LEN([Collectors.$D64])) &amp; &quot; | &quot; &amp; [Collectors.$B64] &amp; REPT(&quot; &quot;;[.$B$2]-LEN([Collectors.$B64])) &amp; &quot; | &quot; &amp; IF([.C64]=1;&quot;Active&quot;;IF([.C64]=2;&quot;Passive&quot;;&quot;Active*&quot;)) &amp; REPT(&quot; &quot;;[.$C$2]-LEN(IF([.C64]=1;&quot;Active&quot;;IF([.C64]=2;&quot;Passive&quot;;&quot;Active*&quot;))))&amp;&quot; | &quot; &amp; TEXT([Collectors.$I64];&quot;#&quot;) &amp; REPT(&quot; &quot;; [.$I$2]-LEN(TEXT([Collectors.$I64];&quot;#&quot;))) &amp; &quot; | &quot; &amp; TEXT(IF(ISBLANK([Collectors.$H64]);&quot;-&quot;;[Collectors.$H64]);&quot;#&quot;) &amp; REPT(&quot; &quot;; [.$H$2]-LEN(TEXT(IF(ISBLANK([Collectors.$H64]);&quot;-&quot;;[Collectors.$H64]);&quot;#&quot;))) &amp; &quot; | &quot; &amp; TEXT(IF(ISBLANK([Collectors.$J64]);&quot;-&quot;;[Collectors.$J64]);&quot;#&quot;) &amp; REPT(&quot; &quot;; [.$J$2]-LEN(TEXT(IF(ISBLANK([Collectors.$J64]);&quot;-&quot;;[Collectors.$J64]);&quot;#&quot;))) &amp; &quot; |&quot;" table:style-name="ce3">
            <text:p>| 2850 <text:s text:c="4"/>| x11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tftpnmap</text:p>
          </table:table-cell>
          <table:table-cell office:value-type="string" table:style-name="ce4">
            <text:p>nmap</text:p>
          </table:table-cell>
          <table:table-cell office:value-type="float" office:value="2900" table:style-name="ce5">
            <text:p>2900</text:p>
          </table:table-cell>
          <table:table-cell office:value-type="string" table:style-name="ce5">
            <text:p>t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2900     | tftpnmap          | service         | Active   | IPv4, IPv6 | -       | root   |" table:formula="of:=&quot;| &quot; &amp; IF([Collectors.$F65]&lt;0;&quot;- &quot;;TEXT([Collectors.$F65];&quot;#&quot;))&amp; REPT(&quot; &quot;;[.$F$2]-LEN(TEXT([Collectors.$F65];&quot;#&quot;))) &amp;&quot; | &quot; &amp; [Collectors.$D65] &amp; REPT(&quot; &quot;;[.$D$2]-LEN([Collectors.$D65])) &amp; &quot; | &quot; &amp; [Collectors.$B65] &amp; REPT(&quot; &quot;;[.$B$2]-LEN([Collectors.$B65])) &amp; &quot; | &quot; &amp; IF([.C65]=1;&quot;Active&quot;;IF([.C65]=2;&quot;Passive&quot;;&quot;Active*&quot;)) &amp; REPT(&quot; &quot;;[.$C$2]-LEN(IF([.C65]=1;&quot;Active&quot;;IF([.C65]=2;&quot;Passive&quot;;&quot;Active*&quot;))))&amp;&quot; | &quot; &amp; TEXT([Collectors.$I65];&quot;#&quot;) &amp; REPT(&quot; &quot;; [.$I$2]-LEN(TEXT([Collectors.$I65];&quot;#&quot;))) &amp; &quot; | &quot; &amp; TEXT(IF(ISBLANK([Collectors.$H65]);&quot;-&quot;;[Collectors.$H65]);&quot;#&quot;) &amp; REPT(&quot; &quot;; [.$H$2]-LEN(TEXT(IF(ISBLANK([Collectors.$H65]);&quot;-&quot;;[Collectors.$H65]);&quot;#&quot;))) &amp; &quot; | &quot; &amp; TEXT(IF(ISBLANK([Collectors.$J65]);&quot;-&quot;;[Collectors.$J65]);&quot;#&quot;) &amp; REPT(&quot; &quot;; [.$J$2]-LEN(TEXT(IF(ISBLANK([Collectors.$J65]);&quot;-&quot;;[Collectors.$J65]);&quot;#&quot;))) &amp; &quot; |&quot;" table:style-name="ce3">
            <text:p>| 2900 <text:s text:c="4"/>| tftp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fsnmap</text:p>
          </table:table-cell>
          <table:table-cell office:value-type="string" table:style-name="ce4">
            <text:p>nmap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nf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950     | nfsnmap           | service         | Active   | IPv4, IPv6 | -       | root   |" table:formula="of:=&quot;| &quot; &amp; IF([Collectors.$F66]&lt;0;&quot;- &quot;;TEXT([Collectors.$F66];&quot;#&quot;))&amp; REPT(&quot; &quot;;[.$F$2]-LEN(TEXT([Collectors.$F66];&quot;#&quot;))) &amp;&quot; | &quot; &amp; [Collectors.$D66] &amp; REPT(&quot; &quot;;[.$D$2]-LEN([Collectors.$D66])) &amp; &quot; | &quot; &amp; [Collectors.$B66] &amp; REPT(&quot; &quot;;[.$B$2]-LEN([Collectors.$B66])) &amp; &quot; | &quot; &amp; IF([.C66]=1;&quot;Active&quot;;IF([.C66]=2;&quot;Passive&quot;;&quot;Active*&quot;)) &amp; REPT(&quot; &quot;;[.$C$2]-LEN(IF([.C66]=1;&quot;Active&quot;;IF([.C66]=2;&quot;Passive&quot;;&quot;Active*&quot;))))&amp;&quot; | &quot; &amp; TEXT([Collectors.$I66];&quot;#&quot;) &amp; REPT(&quot; &quot;; [.$I$2]-LEN(TEXT([Collectors.$I66];&quot;#&quot;))) &amp; &quot; | &quot; &amp; TEXT(IF(ISBLANK([Collectors.$H66]);&quot;-&quot;;[Collectors.$H66]);&quot;#&quot;) &amp; REPT(&quot; &quot;; [.$H$2]-LEN(TEXT(IF(ISBLANK([Collectors.$H66]);&quot;-&quot;;[Collectors.$H66]);&quot;#&quot;))) &amp; &quot; | &quot; &amp; TEXT(IF(ISBLANK([Collectors.$J66]);&quot;-&quot;;[Collectors.$J66]);&quot;#&quot;) &amp; REPT(&quot; &quot;; [.$J$2]-LEN(TEXT(IF(ISBLANK([Collectors.$J66]);&quot;-&quot;;[Collectors.$J66]);&quot;#&quot;))) &amp; &quot; |&quot;" table:style-name="ce3">
            <text:p>| 2950 <text:s text:c="4"/>| nfs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inger</text:p>
          </table:table-cell>
          <table:table-cell office:value-type="string" table:style-name="ce4">
            <text:p>finger</text:p>
          </table:table-cell>
          <table:table-cell office:value-type="float" office:value="3100" table:style-name="ce5">
            <text:p>3100</text:p>
          </table:table-cell>
          <table:table-cell table:style-name="ce5"/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3100     | finger            | service         | Active   | IPv4       | -       | nobody |" table:formula="of:=&quot;| &quot; &amp; IF([Collectors.$F67]&lt;0;&quot;- &quot;;TEXT([Collectors.$F67];&quot;#&quot;))&amp; REPT(&quot; &quot;;[.$F$2]-LEN(TEXT([Collectors.$F67];&quot;#&quot;))) &amp;&quot; | &quot; &amp; [Collectors.$D67] &amp; REPT(&quot; &quot;;[.$D$2]-LEN([Collectors.$D67])) &amp; &quot; | &quot; &amp; [Collectors.$B67] &amp; REPT(&quot; &quot;;[.$B$2]-LEN([Collectors.$B67])) &amp; &quot; | &quot; &amp; IF([.C67]=1;&quot;Active&quot;;IF([.C67]=2;&quot;Passive&quot;;&quot;Active*&quot;)) &amp; REPT(&quot; &quot;;[.$C$2]-LEN(IF([.C67]=1;&quot;Active&quot;;IF([.C67]=2;&quot;Passive&quot;;&quot;Active*&quot;))))&amp;&quot; | &quot; &amp; TEXT([Collectors.$I67];&quot;#&quot;) &amp; REPT(&quot; &quot;; [.$I$2]-LEN(TEXT([Collectors.$I67];&quot;#&quot;))) &amp; &quot; | &quot; &amp; TEXT(IF(ISBLANK([Collectors.$H67]);&quot;-&quot;;[Collectors.$H67]);&quot;#&quot;) &amp; REPT(&quot; &quot;; [.$H$2]-LEN(TEXT(IF(ISBLANK([Collectors.$H67]);&quot;-&quot;;[Collectors.$H67]);&quot;#&quot;))) &amp; &quot; | &quot; &amp; TEXT(IF(ISBLANK([Collectors.$J67]);&quot;-&quot;;[Collectors.$J67]);&quot;#&quot;) &amp; REPT(&quot; &quot;; [.$J$2]-LEN(TEXT(IF(ISBLANK([Collectors.$J67]);&quot;-&quot;;[Collectors.$J67]);&quot;#&quot;))) &amp; &quot; |&quot;" table:style-name="ce3">
            <text:p>| 3100 <text:s text:c="4"/>| finger <text:s text:c="11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tpdate</text:p>
          </table:table-cell>
          <table:table-cell office:value-type="string" table:style-name="ce4">
            <text:p>ntpdate</text:p>
          </table:table-cell>
          <table:table-cell office:value-type="float" office:value="3200" table:style-name="ce5">
            <text:p>3200</text:p>
          </table:table-cell>
          <table:table-cell office:value-type="string" table:style-name="ce5">
            <text:p>n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3200     | ntpdate           | service         | Active   | IPv4, IPv6 | -       | nobody |" table:formula="of:=&quot;| &quot; &amp; IF([Collectors.$F68]&lt;0;&quot;- &quot;;TEXT([Collectors.$F68];&quot;#&quot;))&amp; REPT(&quot; &quot;;[.$F$2]-LEN(TEXT([Collectors.$F68];&quot;#&quot;))) &amp;&quot; | &quot; &amp; [Collectors.$D68] &amp; REPT(&quot; &quot;;[.$D$2]-LEN([Collectors.$D68])) &amp; &quot; | &quot; &amp; [Collectors.$B68] &amp; REPT(&quot; &quot;;[.$B$2]-LEN([Collectors.$B68])) &amp; &quot; | &quot; &amp; IF([.C68]=1;&quot;Active&quot;;IF([.C68]=2;&quot;Passive&quot;;&quot;Active*&quot;)) &amp; REPT(&quot; &quot;;[.$C$2]-LEN(IF([.C68]=1;&quot;Active&quot;;IF([.C68]=2;&quot;Passive&quot;;&quot;Active*&quot;))))&amp;&quot; | &quot; &amp; TEXT([Collectors.$I68];&quot;#&quot;) &amp; REPT(&quot; &quot;; [.$I$2]-LEN(TEXT([Collectors.$I68];&quot;#&quot;))) &amp; &quot; | &quot; &amp; TEXT(IF(ISBLANK([Collectors.$H68]);&quot;-&quot;;[Collectors.$H68]);&quot;#&quot;) &amp; REPT(&quot; &quot;; [.$H$2]-LEN(TEXT(IF(ISBLANK([Collectors.$H68]);&quot;-&quot;;[Collectors.$H68]);&quot;#&quot;))) &amp; &quot; | &quot; &amp; TEXT(IF(ISBLANK([Collectors.$J68]);&quot;-&quot;;[Collectors.$J68]);&quot;#&quot;) &amp; REPT(&quot; &quot;; [.$J$2]-LEN(TEXT(IF(ISBLANK([Collectors.$J68]);&quot;-&quot;;[Collectors.$J68]);&quot;#&quot;))) &amp; &quot; |&quot;" table:style-name="ce3">
            <text:p>| 3200 <text:s text:c="4"/>| ntpdate <text:s text:c="10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tpq</text:p>
          </table:table-cell>
          <table:table-cell office:value-type="string" table:style-name="ce4">
            <text:p>ntpq</text:p>
          </table:table-cell>
          <table:table-cell office:value-type="float" office:value="3300" table:style-name="ce5">
            <text:p>3300</text:p>
          </table:table-cell>
          <table:table-cell office:value-type="string" table:style-name="ce5">
            <text:p>n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3300     | ntpq              | service         | Active   | IPv4, IPv6 | -       | nobody |" table:formula="of:=&quot;| &quot; &amp; IF([Collectors.$F69]&lt;0;&quot;- &quot;;TEXT([Collectors.$F69];&quot;#&quot;))&amp; REPT(&quot; &quot;;[.$F$2]-LEN(TEXT([Collectors.$F69];&quot;#&quot;))) &amp;&quot; | &quot; &amp; [Collectors.$D69] &amp; REPT(&quot; &quot;;[.$D$2]-LEN([Collectors.$D69])) &amp; &quot; | &quot; &amp; [Collectors.$B69] &amp; REPT(&quot; &quot;;[.$B$2]-LEN([Collectors.$B69])) &amp; &quot; | &quot; &amp; IF([.C69]=1;&quot;Active&quot;;IF([.C69]=2;&quot;Passive&quot;;&quot;Active*&quot;)) &amp; REPT(&quot; &quot;;[.$C$2]-LEN(IF([.C69]=1;&quot;Active&quot;;IF([.C69]=2;&quot;Passive&quot;;&quot;Active*&quot;))))&amp;&quot; | &quot; &amp; TEXT([Collectors.$I69];&quot;#&quot;) &amp; REPT(&quot; &quot;; [.$I$2]-LEN(TEXT([Collectors.$I69];&quot;#&quot;))) &amp; &quot; | &quot; &amp; TEXT(IF(ISBLANK([Collectors.$H69]);&quot;-&quot;;[Collectors.$H69]);&quot;#&quot;) &amp; REPT(&quot; &quot;; [.$H$2]-LEN(TEXT(IF(ISBLANK([Collectors.$H69]);&quot;-&quot;;[Collectors.$H69]);&quot;#&quot;))) &amp; &quot; | &quot; &amp; TEXT(IF(ISBLANK([Collectors.$J69]);&quot;-&quot;;[Collectors.$J69]);&quot;#&quot;) &amp; REPT(&quot; &quot;; [.$J$2]-LEN(TEXT(IF(ISBLANK([Collectors.$J69]);&quot;-&quot;;[Collectors.$J69]);&quot;#&quot;))) &amp; &quot; |&quot;" table:style-name="ce3">
            <text:p>| 3300 <text:s text:c="4"/>| ntpq <text:s text:c="13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323version</text:p>
          </table:table-cell>
          <table:table-cell office:value-type="string" table:style-name="ce4">
            <text:p>msfconsole</text:p>
          </table:table-cell>
          <table:table-cell office:value-type="float" office:value="4000" table:style-name="ce5">
            <text:p>400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000     | h323version       | service         | Active   | IPv4, IPv6 | -       | kali   |" table:formula="of:=&quot;| &quot; &amp; IF([Collectors.$F70]&lt;0;&quot;- &quot;;TEXT([Collectors.$F70];&quot;#&quot;))&amp; REPT(&quot; &quot;;[.$F$2]-LEN(TEXT([Collectors.$F70];&quot;#&quot;))) &amp;&quot; | &quot; &amp; [Collectors.$D70] &amp; REPT(&quot; &quot;;[.$D$2]-LEN([Collectors.$D70])) &amp; &quot; | &quot; &amp; [Collectors.$B70] &amp; REPT(&quot; &quot;;[.$B$2]-LEN([Collectors.$B70])) &amp; &quot; | &quot; &amp; IF([.C70]=1;&quot;Active&quot;;IF([.C70]=2;&quot;Passive&quot;;&quot;Active*&quot;)) &amp; REPT(&quot; &quot;;[.$C$2]-LEN(IF([.C70]=1;&quot;Active&quot;;IF([.C70]=2;&quot;Passive&quot;;&quot;Active*&quot;))))&amp;&quot; | &quot; &amp; TEXT([Collectors.$I70];&quot;#&quot;) &amp; REPT(&quot; &quot;; [.$I$2]-LEN(TEXT([Collectors.$I70];&quot;#&quot;))) &amp; &quot; | &quot; &amp; TEXT(IF(ISBLANK([Collectors.$H70]);&quot;-&quot;;[Collectors.$H70]);&quot;#&quot;) &amp; REPT(&quot; &quot;; [.$H$2]-LEN(TEXT(IF(ISBLANK([Collectors.$H70]);&quot;-&quot;;[Collectors.$H70]);&quot;#&quot;))) &amp; &quot; | &quot; &amp; TEXT(IF(ISBLANK([Collectors.$J70]);&quot;-&quot;;[Collectors.$J70]);&quot;#&quot;) &amp; REPT(&quot; &quot;; [.$J$2]-LEN(TEXT(IF(ISBLANK([Collectors.$J70]);&quot;-&quot;;[Collectors.$J70]);&quot;#&quot;))) &amp; &quot; |&quot;" table:style-name="ce3">
            <text:p>| 4000 <text:s text:c="4"/>| h323version <text:s text:c="6"/>| service <text:s text:c="8"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ipnmap</text:p>
          </table:table-cell>
          <table:table-cell office:value-type="string" table:style-name="ce4">
            <text:p>nmap</text:p>
          </table:table-cell>
          <table:table-cell office:value-type="float" office:value="4100" table:style-name="ce5">
            <text:p>410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100     | sipnmap           | service         | Active   | IPv4, IPv6 | -       | root   |" table:formula="of:=&quot;| &quot; &amp; IF([Collectors.$F71]&lt;0;&quot;- &quot;;TEXT([Collectors.$F71];&quot;#&quot;))&amp; REPT(&quot; &quot;;[.$F$2]-LEN(TEXT([Collectors.$F71];&quot;#&quot;))) &amp;&quot; | &quot; &amp; [Collectors.$D71] &amp; REPT(&quot; &quot;;[.$D$2]-LEN([Collectors.$D71])) &amp; &quot; | &quot; &amp; [Collectors.$B71] &amp; REPT(&quot; &quot;;[.$B$2]-LEN([Collectors.$B71])) &amp; &quot; | &quot; &amp; IF([.C71]=1;&quot;Active&quot;;IF([.C71]=2;&quot;Passive&quot;;&quot;Active*&quot;)) &amp; REPT(&quot; &quot;;[.$C$2]-LEN(IF([.C71]=1;&quot;Active&quot;;IF([.C71]=2;&quot;Passive&quot;;&quot;Active*&quot;))))&amp;&quot; | &quot; &amp; TEXT([Collectors.$I71];&quot;#&quot;) &amp; REPT(&quot; &quot;; [.$I$2]-LEN(TEXT([Collectors.$I71];&quot;#&quot;))) &amp; &quot; | &quot; &amp; TEXT(IF(ISBLANK([Collectors.$H71]);&quot;-&quot;;[Collectors.$H71]);&quot;#&quot;) &amp; REPT(&quot; &quot;; [.$H$2]-LEN(TEXT(IF(ISBLANK([Collectors.$H71]);&quot;-&quot;;[Collectors.$H71]);&quot;#&quot;))) &amp; &quot; | &quot; &amp; TEXT(IF(ISBLANK([Collectors.$J71]);&quot;-&quot;;[Collectors.$J71]);&quot;#&quot;) &amp; REPT(&quot; &quot;; [.$J$2]-LEN(TEXT(IF(ISBLANK([Collectors.$J71]);&quot;-&quot;;[Collectors.$J71]);&quot;#&quot;))) &amp; &quot; |&quot;" table:style-name="ce3">
            <text:p>| 4100 <text:s text:c="4"/>| sip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ipmsf</text:p>
          </table:table-cell>
          <table:table-cell office:value-type="string" table:style-name="ce4">
            <text:p>msfconsole</text:p>
          </table:table-cell>
          <table:table-cell office:value-type="float" office:value="4120" table:style-name="ce5">
            <text:p>412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120     | sipmsf            | service         | Active   | IPv4, IPv6 | -       | kali   |" table:formula="of:=&quot;| &quot; &amp; IF([Collectors.$F72]&lt;0;&quot;- &quot;;TEXT([Collectors.$F72];&quot;#&quot;))&amp; REPT(&quot; &quot;;[.$F$2]-LEN(TEXT([Collectors.$F72];&quot;#&quot;))) &amp;&quot; | &quot; &amp; [Collectors.$D72] &amp; REPT(&quot; &quot;;[.$D$2]-LEN([Collectors.$D72])) &amp; &quot; | &quot; &amp; [Collectors.$B72] &amp; REPT(&quot; &quot;;[.$B$2]-LEN([Collectors.$B72])) &amp; &quot; | &quot; &amp; IF([.C72]=1;&quot;Active&quot;;IF([.C72]=2;&quot;Passive&quot;;&quot;Active*&quot;)) &amp; REPT(&quot; &quot;;[.$C$2]-LEN(IF([.C72]=1;&quot;Active&quot;;IF([.C72]=2;&quot;Passive&quot;;&quot;Active*&quot;))))&amp;&quot; | &quot; &amp; TEXT([Collectors.$I72];&quot;#&quot;) &amp; REPT(&quot; &quot;; [.$I$2]-LEN(TEXT([Collectors.$I72];&quot;#&quot;))) &amp; &quot; | &quot; &amp; TEXT(IF(ISBLANK([Collectors.$H72]);&quot;-&quot;;[Collectors.$H72]);&quot;#&quot;) &amp; REPT(&quot; &quot;; [.$H$2]-LEN(TEXT(IF(ISBLANK([Collectors.$H72]);&quot;-&quot;;[Collectors.$H72]);&quot;#&quot;))) &amp; &quot; | &quot; &amp; TEXT(IF(ISBLANK([Collectors.$J72]);&quot;-&quot;;[Collectors.$J72]);&quot;#&quot;) &amp; REPT(&quot; &quot;; [.$J$2]-LEN(TEXT(IF(ISBLANK([Collectors.$J72]);&quot;-&quot;;[Collectors.$J72]);&quot;#&quot;))) &amp; &quot; |&quot;" table:style-name="ce3">
            <text:p>| 4120 <text:s text:c="4"/>| sipmsf <text:s text:c="11"/>| service <text:s text:c="8"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tunnmap</text:p>
          </table:table-cell>
          <table:table-cell office:value-type="string" table:style-name="ce4">
            <text:p>nmap</text:p>
          </table:table-cell>
          <table:table-cell office:value-type="float" office:value="4200" table:style-name="ce5">
            <text:p>420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200     | stunnmap          | service         | Active   | IPv4, IPv6 | -       | root   |" table:formula="of:=&quot;| &quot; &amp; IF([Collectors.$F73]&lt;0;&quot;- &quot;;TEXT([Collectors.$F73];&quot;#&quot;))&amp; REPT(&quot; &quot;;[.$F$2]-LEN(TEXT([Collectors.$F73];&quot;#&quot;))) &amp;&quot; | &quot; &amp; [Collectors.$D73] &amp; REPT(&quot; &quot;;[.$D$2]-LEN([Collectors.$D73])) &amp; &quot; | &quot; &amp; [Collectors.$B73] &amp; REPT(&quot; &quot;;[.$B$2]-LEN([Collectors.$B73])) &amp; &quot; | &quot; &amp; IF([.C73]=1;&quot;Active&quot;;IF([.C73]=2;&quot;Passive&quot;;&quot;Active*&quot;)) &amp; REPT(&quot; &quot;;[.$C$2]-LEN(IF([.C73]=1;&quot;Active&quot;;IF([.C73]=2;&quot;Passive&quot;;&quot;Active*&quot;))))&amp;&quot; | &quot; &amp; TEXT([Collectors.$I73];&quot;#&quot;) &amp; REPT(&quot; &quot;; [.$I$2]-LEN(TEXT([Collectors.$I73];&quot;#&quot;))) &amp; &quot; | &quot; &amp; TEXT(IF(ISBLANK([Collectors.$H73]);&quot;-&quot;;[Collectors.$H73]);&quot;#&quot;) &amp; REPT(&quot; &quot;; [.$H$2]-LEN(TEXT(IF(ISBLANK([Collectors.$H73]);&quot;-&quot;;[Collectors.$H73]);&quot;#&quot;))) &amp; &quot; | &quot; &amp; TEXT(IF(ISBLANK([Collectors.$J73]);&quot;-&quot;;[Collectors.$J73]);&quot;#&quot;) &amp; REPT(&quot; &quot;; [.$J$2]-LEN(TEXT(IF(ISBLANK([Collectors.$J73]);&quot;-&quot;;[Collectors.$J73]);&quot;#&quot;))) &amp; &quot; |&quot;" table:style-name="ce3">
            <text:p>| 4200 <text:s text:c="4"/>| stun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tphydra</text:p>
          </table:table-cell>
          <table:table-cell office:value-type="string" table:style-name="ce4">
            <text:p>hydra</text:p>
          </table:table-cell>
          <table:table-cell office:value-type="float" office:value="11100" table:style-name="ce5">
            <text:p>11100</text:p>
          </table:table-cell>
          <table:table-cell office:value-type="string" table:style-name="ce5">
            <text:p>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100    | ftphydra          | service         | Active   | IPv4, IPv6 | -       | nobody |" table:formula="of:=&quot;| &quot; &amp; IF([Collectors.$F74]&lt;0;&quot;- &quot;;TEXT([Collectors.$F74];&quot;#&quot;))&amp; REPT(&quot; &quot;;[.$F$2]-LEN(TEXT([Collectors.$F74];&quot;#&quot;))) &amp;&quot; | &quot; &amp; [Collectors.$D74] &amp; REPT(&quot; &quot;;[.$D$2]-LEN([Collectors.$D74])) &amp; &quot; | &quot; &amp; [Collectors.$B74] &amp; REPT(&quot; &quot;;[.$B$2]-LEN([Collectors.$B74])) &amp; &quot; | &quot; &amp; IF([.C74]=1;&quot;Active&quot;;IF([.C74]=2;&quot;Passive&quot;;&quot;Active*&quot;)) &amp; REPT(&quot; &quot;;[.$C$2]-LEN(IF([.C74]=1;&quot;Active&quot;;IF([.C74]=2;&quot;Passive&quot;;&quot;Active*&quot;))))&amp;&quot; | &quot; &amp; TEXT([Collectors.$I74];&quot;#&quot;) &amp; REPT(&quot; &quot;; [.$I$2]-LEN(TEXT([Collectors.$I74];&quot;#&quot;))) &amp; &quot; | &quot; &amp; TEXT(IF(ISBLANK([Collectors.$H74]);&quot;-&quot;;[Collectors.$H74]);&quot;#&quot;) &amp; REPT(&quot; &quot;; [.$H$2]-LEN(TEXT(IF(ISBLANK([Collectors.$H74]);&quot;-&quot;;[Collectors.$H74]);&quot;#&quot;))) &amp; &quot; | &quot; &amp; TEXT(IF(ISBLANK([Collectors.$J74]);&quot;-&quot;;[Collectors.$J74]);&quot;#&quot;) &amp; REPT(&quot; &quot;; [.$J$2]-LEN(TEXT(IF(ISBLANK([Collectors.$J74]);&quot;-&quot;;[Collectors.$J74]);&quot;#&quot;))) &amp; &quot; |&quot;" table:style-name="ce3">
            <text:p>| 11100 <text:s text:c="3"/>| ftphydra <text:s text:c="9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ssqlhydra</text:p>
          </table:table-cell>
          <table:table-cell office:value-type="string" table:style-name="ce4">
            <text:p>hydra</text:p>
          </table:table-cell>
          <table:table-cell office:value-type="float" office:value="11200" table:style-name="ce5">
            <text:p>11200</text:p>
          </table:table-cell>
          <table:table-cell office:value-type="string" table:style-name="ce5">
            <text:p>ms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200    | mssqlhydra        | service         | Active   | IPv4, IPv6 | -       | nobody |" table:formula="of:=&quot;| &quot; &amp; IF([Collectors.$F75]&lt;0;&quot;- &quot;;TEXT([Collectors.$F75];&quot;#&quot;))&amp; REPT(&quot; &quot;;[.$F$2]-LEN(TEXT([Collectors.$F75];&quot;#&quot;))) &amp;&quot; | &quot; &amp; [Collectors.$D75] &amp; REPT(&quot; &quot;;[.$D$2]-LEN([Collectors.$D75])) &amp; &quot; | &quot; &amp; [Collectors.$B75] &amp; REPT(&quot; &quot;;[.$B$2]-LEN([Collectors.$B75])) &amp; &quot; | &quot; &amp; IF([.C75]=1;&quot;Active&quot;;IF([.C75]=2;&quot;Passive&quot;;&quot;Active*&quot;)) &amp; REPT(&quot; &quot;;[.$C$2]-LEN(IF([.C75]=1;&quot;Active&quot;;IF([.C75]=2;&quot;Passive&quot;;&quot;Active*&quot;))))&amp;&quot; | &quot; &amp; TEXT([Collectors.$I75];&quot;#&quot;) &amp; REPT(&quot; &quot;; [.$I$2]-LEN(TEXT([Collectors.$I75];&quot;#&quot;))) &amp; &quot; | &quot; &amp; TEXT(IF(ISBLANK([Collectors.$H75]);&quot;-&quot;;[Collectors.$H75]);&quot;#&quot;) &amp; REPT(&quot; &quot;; [.$H$2]-LEN(TEXT(IF(ISBLANK([Collectors.$H75]);&quot;-&quot;;[Collectors.$H75]);&quot;#&quot;))) &amp; &quot; | &quot; &amp; TEXT(IF(ISBLANK([Collectors.$J75]);&quot;-&quot;;[Collectors.$J75]);&quot;#&quot;) &amp; REPT(&quot; &quot;; [.$J$2]-LEN(TEXT(IF(ISBLANK([Collectors.$J75]);&quot;-&quot;;[Collectors.$J75]);&quot;#&quot;))) &amp; &quot; |&quot;" table:style-name="ce3">
            <text:p>| 11200 <text:s text:c="3"/>| mssqlhydra <text:s text:c="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pgsqlhydra</text:p>
          </table:table-cell>
          <table:table-cell office:value-type="string" table:style-name="ce4">
            <text:p>hydra</text:p>
          </table:table-cell>
          <table:table-cell office:value-type="float" office:value="11400" table:style-name="ce5">
            <text:p>11400</text:p>
          </table:table-cell>
          <table:table-cell office:value-type="string" table:style-name="ce5">
            <text:p>pg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400    | pgsqlhydra        | service         | Active   | IPv4, IPv6 | -       | nobody |" table:formula="of:=&quot;| &quot; &amp; IF([Collectors.$F76]&lt;0;&quot;- &quot;;TEXT([Collectors.$F76];&quot;#&quot;))&amp; REPT(&quot; &quot;;[.$F$2]-LEN(TEXT([Collectors.$F76];&quot;#&quot;))) &amp;&quot; | &quot; &amp; [Collectors.$D76] &amp; REPT(&quot; &quot;;[.$D$2]-LEN([Collectors.$D76])) &amp; &quot; | &quot; &amp; [Collectors.$B76] &amp; REPT(&quot; &quot;;[.$B$2]-LEN([Collectors.$B76])) &amp; &quot; | &quot; &amp; IF([.C76]=1;&quot;Active&quot;;IF([.C76]=2;&quot;Passive&quot;;&quot;Active*&quot;)) &amp; REPT(&quot; &quot;;[.$C$2]-LEN(IF([.C76]=1;&quot;Active&quot;;IF([.C76]=2;&quot;Passive&quot;;&quot;Active*&quot;))))&amp;&quot; | &quot; &amp; TEXT([Collectors.$I76];&quot;#&quot;) &amp; REPT(&quot; &quot;; [.$I$2]-LEN(TEXT([Collectors.$I76];&quot;#&quot;))) &amp; &quot; | &quot; &amp; TEXT(IF(ISBLANK([Collectors.$H76]);&quot;-&quot;;[Collectors.$H76]);&quot;#&quot;) &amp; REPT(&quot; &quot;; [.$H$2]-LEN(TEXT(IF(ISBLANK([Collectors.$H76]);&quot;-&quot;;[Collectors.$H76]);&quot;#&quot;))) &amp; &quot; | &quot; &amp; TEXT(IF(ISBLANK([Collectors.$J76]);&quot;-&quot;;[Collectors.$J76]);&quot;#&quot;) &amp; REPT(&quot; &quot;; [.$J$2]-LEN(TEXT(IF(ISBLANK([Collectors.$J76]);&quot;-&quot;;[Collectors.$J76]);&quot;#&quot;))) &amp; &quot; |&quot;" table:style-name="ce3">
            <text:p>| 11400 <text:s text:c="3"/>| pgsqlhydra <text:s text:c="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hydra</text:p>
          </table:table-cell>
          <table:table-cell office:value-type="string" table:style-name="ce4">
            <text:p>hydra</text:p>
          </table:table-cell>
          <table:table-cell office:value-type="float" office:value="11500" table:style-name="ce5">
            <text:p>11500</text:p>
          </table:table-cell>
          <table:table-cell office:value-type="string" table:style-name="ce5">
            <text:p>snm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500    | snmphydra         | service         | Active   | IPv4, IPv6 | -       | nobody |" table:formula="of:=&quot;| &quot; &amp; IF([Collectors.$F77]&lt;0;&quot;- &quot;;TEXT([Collectors.$F77];&quot;#&quot;))&amp; REPT(&quot; &quot;;[.$F$2]-LEN(TEXT([Collectors.$F77];&quot;#&quot;))) &amp;&quot; | &quot; &amp; [Collectors.$D77] &amp; REPT(&quot; &quot;;[.$D$2]-LEN([Collectors.$D77])) &amp; &quot; | &quot; &amp; [Collectors.$B77] &amp; REPT(&quot; &quot;;[.$B$2]-LEN([Collectors.$B77])) &amp; &quot; | &quot; &amp; IF([.C77]=1;&quot;Active&quot;;IF([.C77]=2;&quot;Passive&quot;;&quot;Active*&quot;)) &amp; REPT(&quot; &quot;;[.$C$2]-LEN(IF([.C77]=1;&quot;Active&quot;;IF([.C77]=2;&quot;Passive&quot;;&quot;Active*&quot;))))&amp;&quot; | &quot; &amp; TEXT([Collectors.$I77];&quot;#&quot;) &amp; REPT(&quot; &quot;; [.$I$2]-LEN(TEXT([Collectors.$I77];&quot;#&quot;))) &amp; &quot; | &quot; &amp; TEXT(IF(ISBLANK([Collectors.$H77]);&quot;-&quot;;[Collectors.$H77]);&quot;#&quot;) &amp; REPT(&quot; &quot;; [.$H$2]-LEN(TEXT(IF(ISBLANK([Collectors.$H77]);&quot;-&quot;;[Collectors.$H77]);&quot;#&quot;))) &amp; &quot; | &quot; &amp; TEXT(IF(ISBLANK([Collectors.$J77]);&quot;-&quot;;[Collectors.$J77]);&quot;#&quot;) &amp; REPT(&quot; &quot;; [.$J$2]-LEN(TEXT(IF(ISBLANK([Collectors.$J77]);&quot;-&quot;;[Collectors.$J77]);&quot;#&quot;))) &amp; &quot; |&quot;" table:style-name="ce3">
            <text:p>| 11500 <text:s text:c="3"/>| snmphydra <text:s text:c="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shchangeme</text:p>
          </table:table-cell>
          <table:table-cell office:value-type="string" table:style-name="ce1">
            <text:p>changeme</text:p>
          </table:table-cell>
          <table:table-cell office:value-type="float" office:value="11600" table:style-name="ce2">
            <text:p>11600</text:p>
          </table:table-cell>
          <table:table-cell office:value-type="string" table:style-name="ce2">
            <text:p>ssh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11600    | sshchangeme       | service         | Active   | IPv4, IPv6 | -       | kali   |" table:formula="of:=&quot;| &quot; &amp; IF([Collectors.$F78]&lt;0;&quot;- &quot;;TEXT([Collectors.$F78];&quot;#&quot;))&amp; REPT(&quot; &quot;;[.$F$2]-LEN(TEXT([Collectors.$F78];&quot;#&quot;))) &amp;&quot; | &quot; &amp; [Collectors.$D78] &amp; REPT(&quot; &quot;;[.$D$2]-LEN([Collectors.$D78])) &amp; &quot; | &quot; &amp; [Collectors.$B78] &amp; REPT(&quot; &quot;;[.$B$2]-LEN([Collectors.$B78])) &amp; &quot; | &quot; &amp; IF([.C78]=1;&quot;Active&quot;;IF([.C78]=2;&quot;Passive&quot;;&quot;Active*&quot;)) &amp; REPT(&quot; &quot;;[.$C$2]-LEN(IF([.C78]=1;&quot;Active&quot;;IF([.C78]=2;&quot;Passive&quot;;&quot;Active*&quot;))))&amp;&quot; | &quot; &amp; TEXT([Collectors.$I78];&quot;#&quot;) &amp; REPT(&quot; &quot;; [.$I$2]-LEN(TEXT([Collectors.$I78];&quot;#&quot;))) &amp; &quot; | &quot; &amp; TEXT(IF(ISBLANK([Collectors.$H78]);&quot;-&quot;;[Collectors.$H78]);&quot;#&quot;) &amp; REPT(&quot; &quot;; [.$H$2]-LEN(TEXT(IF(ISBLANK([Collectors.$H78]);&quot;-&quot;;[Collectors.$H78]);&quot;#&quot;))) &amp; &quot; | &quot; &amp; TEXT(IF(ISBLANK([Collectors.$J78]);&quot;-&quot;;[Collectors.$J78]);&quot;#&quot;) &amp; REPT(&quot; &quot;; [.$J$2]-LEN(TEXT(IF(ISBLANK([Collectors.$J78]);&quot;-&quot;;[Collectors.$J78]);&quot;#&quot;))) &amp; &quot; |&quot;" table:style-name="ce3">
            <text:p>| 11600 <text:s text:c="3"/>| sshchangeme <text:s text:c="6"/>| service <text:s text:c="8"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ipmi</text:p>
          </table:table-cell>
          <table:table-cell office:value-type="string" table:style-name="ce4">
            <text:p>msfconsole</text:p>
          </table:table-cell>
          <table:table-cell office:value-type="float" office:value="11700" table:style-name="ce5">
            <text:p>11700</text:p>
          </table:table-cell>
          <table:table-cell office:value-type="string" table:style-name="ce5">
            <text:p>ipmi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11700    | ipmi              | service         | Active   | IPv4, IPv6 | -       | kali   |" table:formula="of:=&quot;| &quot; &amp; IF([Collectors.$F79]&lt;0;&quot;- &quot;;TEXT([Collectors.$F79];&quot;#&quot;))&amp; REPT(&quot; &quot;;[.$F$2]-LEN(TEXT([Collectors.$F79];&quot;#&quot;))) &amp;&quot; | &quot; &amp; [Collectors.$D79] &amp; REPT(&quot; &quot;;[.$D$2]-LEN([Collectors.$D79])) &amp; &quot; | &quot; &amp; [Collectors.$B79] &amp; REPT(&quot; &quot;;[.$B$2]-LEN([Collectors.$B79])) &amp; &quot; | &quot; &amp; IF([.C79]=1;&quot;Active&quot;;IF([.C79]=2;&quot;Passive&quot;;&quot;Active*&quot;)) &amp; REPT(&quot; &quot;;[.$C$2]-LEN(IF([.C79]=1;&quot;Active&quot;;IF([.C79]=2;&quot;Passive&quot;;&quot;Active*&quot;))))&amp;&quot; | &quot; &amp; TEXT([Collectors.$I79];&quot;#&quot;) &amp; REPT(&quot; &quot;; [.$I$2]-LEN(TEXT([Collectors.$I79];&quot;#&quot;))) &amp; &quot; | &quot; &amp; TEXT(IF(ISBLANK([Collectors.$H79]);&quot;-&quot;;[Collectors.$H79]);&quot;#&quot;) &amp; REPT(&quot; &quot;; [.$H$2]-LEN(TEXT(IF(ISBLANK([Collectors.$H79]);&quot;-&quot;;[Collectors.$H79]);&quot;#&quot;))) &amp; &quot; | &quot; &amp; TEXT(IF(ISBLANK([Collectors.$J79]);&quot;-&quot;;[Collectors.$J79]);&quot;#&quot;) &amp; REPT(&quot; &quot;; [.$J$2]-LEN(TEXT(IF(ISBLANK([Collectors.$J79]);&quot;-&quot;;[Collectors.$J79]);&quot;#&quot;))) &amp; &quot; |&quot;" table:style-name="ce3">
            <text:p>| 11700 <text:s text:c="3"/>| ipmi <text:s text:c="13"/>| service <text:s text:c="8"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tpfilelist</text:p>
          </table:table-cell>
          <table:table-cell office:value-type="string" table:style-name="ce4">
            <text:p>curl</text:p>
          </table:table-cell>
          <table:table-cell office:value-type="float" office:value="12100" table:style-name="ce5">
            <text:p>12100</text:p>
          </table:table-cell>
          <table:table-cell office:value-type="string" table:style-name="ce5">
            <text:p>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, credentials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12100    | ftpfilelist       | service         | Active   | IPv4, IPv6 | -       | nobody |" table:formula="of:=&quot;| &quot; &amp; IF([Collectors.$F80]&lt;0;&quot;- &quot;;TEXT([Collectors.$F80];&quot;#&quot;))&amp; REPT(&quot; &quot;;[.$F$2]-LEN(TEXT([Collectors.$F80];&quot;#&quot;))) &amp;&quot; | &quot; &amp; [Collectors.$D80] &amp; REPT(&quot; &quot;;[.$D$2]-LEN([Collectors.$D80])) &amp; &quot; | &quot; &amp; [Collectors.$B80] &amp; REPT(&quot; &quot;;[.$B$2]-LEN([Collectors.$B80])) &amp; &quot; | &quot; &amp; IF([.C80]=1;&quot;Active&quot;;IF([.C80]=2;&quot;Passive&quot;;&quot;Active*&quot;)) &amp; REPT(&quot; &quot;;[.$C$2]-LEN(IF([.C80]=1;&quot;Active&quot;;IF([.C80]=2;&quot;Passive&quot;;&quot;Active*&quot;))))&amp;&quot; | &quot; &amp; TEXT([Collectors.$I80];&quot;#&quot;) &amp; REPT(&quot; &quot;; [.$I$2]-LEN(TEXT([Collectors.$I80];&quot;#&quot;))) &amp; &quot; | &quot; &amp; TEXT(IF(ISBLANK([Collectors.$H80]);&quot;-&quot;;[Collectors.$H80]);&quot;#&quot;) &amp; REPT(&quot; &quot;; [.$H$2]-LEN(TEXT(IF(ISBLANK([Collectors.$H80]);&quot;-&quot;;[Collectors.$H80]);&quot;#&quot;))) &amp; &quot; | &quot; &amp; TEXT(IF(ISBLANK([Collectors.$J80]);&quot;-&quot;;[Collectors.$J80]);&quot;#&quot;) &amp; REPT(&quot; &quot;; [.$J$2]-LEN(TEXT(IF(ISBLANK([Collectors.$J80]);&quot;-&quot;;[Collectors.$J80]);&quot;#&quot;))) &amp; &quot; |&quot;" table:style-name="ce3">
            <text:p>| 12100 <text:s text:c="3"/>| ftpfilelist <text:s text:c="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howmount</text:p>
          </table:table-cell>
          <table:table-cell office:value-type="string" table:style-name="ce4">
            <text:p>showmount</text:p>
          </table:table-cell>
          <table:table-cell office:value-type="float" office:value="13000" table:style-name="ce5">
            <text:p>13000</text:p>
          </table:table-cell>
          <table:table-cell office:value-type="string" table:style-name="ce5">
            <text:p>nfs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, command</text:p>
          </table:table-cell>
          <table:table-cell office:value-type="string" table:style-name="ce1">
            <text:p><text:s text:c="14"/></text:p>
          </table:table-cell>
          <table:table-cell office:value-type="string" office:string-value="| 13000    | showmount         | service         | Active   | IPv4, IPv6 | 300     | nobody |" table:formula="of:=&quot;| &quot; &amp; IF([Collectors.$F81]&lt;0;&quot;- &quot;;TEXT([Collectors.$F81];&quot;#&quot;))&amp; REPT(&quot; &quot;;[.$F$2]-LEN(TEXT([Collectors.$F81];&quot;#&quot;))) &amp;&quot; | &quot; &amp; [Collectors.$D81] &amp; REPT(&quot; &quot;;[.$D$2]-LEN([Collectors.$D81])) &amp; &quot; | &quot; &amp; [Collectors.$B81] &amp; REPT(&quot; &quot;;[.$B$2]-LEN([Collectors.$B81])) &amp; &quot; | &quot; &amp; IF([.C81]=1;&quot;Active&quot;;IF([.C81]=2;&quot;Passive&quot;;&quot;Active*&quot;)) &amp; REPT(&quot; &quot;;[.$C$2]-LEN(IF([.C81]=1;&quot;Active&quot;;IF([.C81]=2;&quot;Passive&quot;;&quot;Active*&quot;))))&amp;&quot; | &quot; &amp; TEXT([Collectors.$I81];&quot;#&quot;) &amp; REPT(&quot; &quot;; [.$I$2]-LEN(TEXT([Collectors.$I81];&quot;#&quot;))) &amp; &quot; | &quot; &amp; TEXT(IF(ISBLANK([Collectors.$H81]);&quot;-&quot;;[Collectors.$H81]);&quot;#&quot;) &amp; REPT(&quot; &quot;; [.$H$2]-LEN(TEXT(IF(ISBLANK([Collectors.$H81]);&quot;-&quot;;[Collectors.$H81]);&quot;#&quot;))) &amp; &quot; | &quot; &amp; TEXT(IF(ISBLANK([Collectors.$J81]);&quot;-&quot;;[Collectors.$J81]);&quot;#&quot;) &amp; REPT(&quot; &quot;; [.$J$2]-LEN(TEXT(IF(ISBLANK([Collectors.$J81]);&quot;-&quot;;[Collectors.$J81]);&quot;#&quot;))) &amp; &quot; |&quot;" table:style-name="ce3">
            <text:p>| 13000 <text:s text:c="3"/>| showmount <text:s text:c="8"/>| service <text:s text:c="8"/>| Active <text:s text:c="2"/>| IPv4, IPv6 | 30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cme</text:p>
          </table:table-cell>
          <table:table-cell office:value-type="string" table:style-name="ce4">
            <text:p>crackmapexec</text:p>
          </table:table-cell>
          <table:table-cell office:value-type="float" office:value="13090" table:style-name="ce5">
            <text:p>1309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host, service, domain_name</text:p>
          </table:table-cell>
          <table:table-cell table:style-name="ce1"/>
          <table:table-cell office:value-type="string" office:string-value="| 13090    | smbcme            | service         | Active   | IPv4       | -       | kali   |" table:formula="of:=&quot;| &quot; &amp; IF([Collectors.$F82]&lt;0;&quot;- &quot;;TEXT([Collectors.$F82];&quot;#&quot;))&amp; REPT(&quot; &quot;;[.$F$2]-LEN(TEXT([Collectors.$F82];&quot;#&quot;))) &amp;&quot; | &quot; &amp; [Collectors.$D82] &amp; REPT(&quot; &quot;;[.$D$2]-LEN([Collectors.$D82])) &amp; &quot; | &quot; &amp; [Collectors.$B82] &amp; REPT(&quot; &quot;;[.$B$2]-LEN([Collectors.$B82])) &amp; &quot; | &quot; &amp; IF([.C82]=1;&quot;Active&quot;;IF([.C82]=2;&quot;Passive&quot;;&quot;Active*&quot;)) &amp; REPT(&quot; &quot;;[.$C$2]-LEN(IF([.C82]=1;&quot;Active&quot;;IF([.C82]=2;&quot;Passive&quot;;&quot;Active*&quot;))))&amp;&quot; | &quot; &amp; TEXT([Collectors.$I82];&quot;#&quot;) &amp; REPT(&quot; &quot;; [.$I$2]-LEN(TEXT([Collectors.$I82];&quot;#&quot;))) &amp; &quot; | &quot; &amp; TEXT(IF(ISBLANK([Collectors.$H82]);&quot;-&quot;;[Collectors.$H82]);&quot;#&quot;) &amp; REPT(&quot; &quot;; [.$H$2]-LEN(TEXT(IF(ISBLANK([Collectors.$H82]);&quot;-&quot;;[Collectors.$H82]);&quot;#&quot;))) &amp; &quot; | &quot; &amp; TEXT(IF(ISBLANK([Collectors.$J82]);&quot;-&quot;;[Collectors.$J82]);&quot;#&quot;) &amp; REPT(&quot; &quot;; [.$J$2]-LEN(TEXT(IF(ISBLANK([Collectors.$J82]);&quot;-&quot;;[Collectors.$J82]);&quot;#&quot;))) &amp; &quot; |&quot;" table:style-name="ce3">
            <text:p>| 13090 <text:s text:c="3"/>| smbcme <text:s text:c="11"/>| service <text:s text:c="8"/>| Active <text:s text:c="2"/>| IPv4 <text:s text:c="6"/>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client</text:p>
          </table:table-cell>
          <table:table-cell office:value-type="string" table:style-name="ce4">
            <text:p>smbclient</text:p>
          </table:table-cell>
          <table:table-cell office:value-type="float" office:value="13100" table:style-name="ce5">
            <text:p>131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, command</text:p>
          </table:table-cell>
          <table:table-cell office:value-type="string" table:style-name="ce1">
            <text:p><text:s text:c="14"/></text:p>
          </table:table-cell>
          <table:table-cell office:value-type="string" office:string-value="| 13100    | smbclient         | service         | Active   | IPv4, IPv6 | -       | nobody |" table:formula="of:=&quot;| &quot; &amp; IF([Collectors.$F83]&lt;0;&quot;- &quot;;TEXT([Collectors.$F83];&quot;#&quot;))&amp; REPT(&quot; &quot;;[.$F$2]-LEN(TEXT([Collectors.$F83];&quot;#&quot;))) &amp;&quot; | &quot; &amp; [Collectors.$D83] &amp; REPT(&quot; &quot;;[.$D$2]-LEN([Collectors.$D83])) &amp; &quot; | &quot; &amp; [Collectors.$B83] &amp; REPT(&quot; &quot;;[.$B$2]-LEN([Collectors.$B83])) &amp; &quot; | &quot; &amp; IF([.C83]=1;&quot;Active&quot;;IF([.C83]=2;&quot;Passive&quot;;&quot;Active*&quot;)) &amp; REPT(&quot; &quot;;[.$C$2]-LEN(IF([.C83]=1;&quot;Active&quot;;IF([.C83]=2;&quot;Passive&quot;;&quot;Active*&quot;))))&amp;&quot; | &quot; &amp; TEXT([Collectors.$I83];&quot;#&quot;) &amp; REPT(&quot; &quot;; [.$I$2]-LEN(TEXT([Collectors.$I83];&quot;#&quot;))) &amp; &quot; | &quot; &amp; TEXT(IF(ISBLANK([Collectors.$H83]);&quot;-&quot;;[Collectors.$H83]);&quot;#&quot;) &amp; REPT(&quot; &quot;; [.$H$2]-LEN(TEXT(IF(ISBLANK([Collectors.$H83]);&quot;-&quot;;[Collectors.$H83]);&quot;#&quot;))) &amp; &quot; | &quot; &amp; TEXT(IF(ISBLANK([Collectors.$J83]);&quot;-&quot;;[Collectors.$J83]);&quot;#&quot;) &amp; REPT(&quot; &quot;; [.$J$2]-LEN(TEXT(IF(ISBLANK([Collectors.$J83]);&quot;-&quot;;[Collectors.$J83]);&quot;#&quot;))) &amp; &quot; |&quot;" table:style-name="ce3">
            <text:p>| 13100 <text:s text:c="3"/>| smbclient <text:s text:c="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filelist</text:p>
          </table:table-cell>
          <table:table-cell office:value-type="string" table:style-name="ce4">
            <text:p>smbclient</text:p>
          </table:table-cell>
          <table:table-cell office:value-type="float" office:value="13200" table:style-name="ce5">
            <text:p>132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, path</text:p>
          </table:table-cell>
          <table:table-cell table:number-columns-repeated="2" table:style-name="ce1"/>
          <table:table-cell office:value-type="string" office:string-value="| 13200    | smbfilelist       | service         | Active   | IPv4, IPv6 | -       | nobody |" table:formula="of:=&quot;| &quot; &amp; IF([Collectors.$F84]&lt;0;&quot;- &quot;;TEXT([Collectors.$F84];&quot;#&quot;))&amp; REPT(&quot; &quot;;[.$F$2]-LEN(TEXT([Collectors.$F84];&quot;#&quot;))) &amp;&quot; | &quot; &amp; [Collectors.$D84] &amp; REPT(&quot; &quot;;[.$D$2]-LEN([Collectors.$D84])) &amp; &quot; | &quot; &amp; [Collectors.$B84] &amp; REPT(&quot; &quot;;[.$B$2]-LEN([Collectors.$B84])) &amp; &quot; | &quot; &amp; IF([.C84]=1;&quot;Active&quot;;IF([.C84]=2;&quot;Passive&quot;;&quot;Active*&quot;)) &amp; REPT(&quot; &quot;;[.$C$2]-LEN(IF([.C84]=1;&quot;Active&quot;;IF([.C84]=2;&quot;Passive&quot;;&quot;Active*&quot;))))&amp;&quot; | &quot; &amp; TEXT([Collectors.$I84];&quot;#&quot;) &amp; REPT(&quot; &quot;; [.$I$2]-LEN(TEXT([Collectors.$I84];&quot;#&quot;))) &amp; &quot; | &quot; &amp; TEXT(IF(ISBLANK([Collectors.$H84]);&quot;-&quot;;[Collectors.$H84]);&quot;#&quot;) &amp; REPT(&quot; &quot;; [.$H$2]-LEN(TEXT(IF(ISBLANK([Collectors.$H84]);&quot;-&quot;;[Collectors.$H84]);&quot;#&quot;))) &amp; &quot; | &quot; &amp; TEXT(IF(ISBLANK([Collectors.$J84]);&quot;-&quot;;[Collectors.$J84]);&quot;#&quot;) &amp; REPT(&quot; &quot;; [.$J$2]-LEN(TEXT(IF(ISBLANK([Collectors.$J84]);&quot;-&quot;;[Collectors.$J84]);&quot;#&quot;))) &amp; &quot; |&quot;" table:style-name="ce3">
            <text:p>| 13200 <text:s text:c="3"/>| smbfilelist <text:s text:c="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map</text:p>
          </table:table-cell>
          <table:table-cell office:value-type="string" table:style-name="ce4">
            <text:p>smbmap</text:p>
          </table:table-cell>
          <table:table-cell office:value-type="float" office:value="13210" table:style-name="ce5">
            <text:p>1321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number-columns-repeated="2" table:style-name="ce1"/>
          <table:table-cell office:value-type="string" office:string-value="| 13210    | smbmap            | service         | Active   | IPv4       | -       | nobody |" table:formula="of:=&quot;| &quot; &amp; IF([Collectors.$F85]&lt;0;&quot;- &quot;;TEXT([Collectors.$F85];&quot;#&quot;))&amp; REPT(&quot; &quot;;[.$F$2]-LEN(TEXT([Collectors.$F85];&quot;#&quot;))) &amp;&quot; | &quot; &amp; [Collectors.$D85] &amp; REPT(&quot; &quot;;[.$D$2]-LEN([Collectors.$D85])) &amp; &quot; | &quot; &amp; [Collectors.$B85] &amp; REPT(&quot; &quot;;[.$B$2]-LEN([Collectors.$B85])) &amp; &quot; | &quot; &amp; IF([.C85]=1;&quot;Active&quot;;IF([.C85]=2;&quot;Passive&quot;;&quot;Active*&quot;)) &amp; REPT(&quot; &quot;;[.$C$2]-LEN(IF([.C85]=1;&quot;Active&quot;;IF([.C85]=2;&quot;Passive&quot;;&quot;Active*&quot;))))&amp;&quot; | &quot; &amp; TEXT([Collectors.$I85];&quot;#&quot;) &amp; REPT(&quot; &quot;; [.$I$2]-LEN(TEXT([Collectors.$I85];&quot;#&quot;))) &amp; &quot; | &quot; &amp; TEXT(IF(ISBLANK([Collectors.$H85]);&quot;-&quot;;[Collectors.$H85]);&quot;#&quot;) &amp; REPT(&quot; &quot;; [.$H$2]-LEN(TEXT(IF(ISBLANK([Collectors.$H85]);&quot;-&quot;;[Collectors.$H85]);&quot;#&quot;))) &amp; &quot; | &quot; &amp; TEXT(IF(ISBLANK([Collectors.$J85]);&quot;-&quot;;[Collectors.$J85]);&quot;#&quot;) &amp; REPT(&quot; &quot;; [.$J$2]-LEN(TEXT(IF(ISBLANK([Collectors.$J85]);&quot;-&quot;;[Collectors.$J85]);&quot;#&quot;))) &amp; &quot; |&quot;" table:style-name="ce3">
            <text:p>| 13210 <text:s text:c="3"/>| smbmap <text:s text:c="11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btscan</text:p>
          </table:table-cell>
          <table:table-cell office:value-type="string" table:style-name="ce4">
            <text:p>nbtscan</text:p>
          </table:table-cell>
          <table:table-cell office:value-type="float" office:value="21500" table:style-name="ce5">
            <text:p>21500</text:p>
          </table:table-cell>
          <table:table-cell office:value-type="string" table:style-name="ce5">
            <text:p>netbios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21500    | nbtscan           | service         | Active   | IPv4       | -       | nobody |" table:formula="of:=&quot;| &quot; &amp; IF([Collectors.$F86]&lt;0;&quot;- &quot;;TEXT([Collectors.$F86];&quot;#&quot;))&amp; REPT(&quot; &quot;;[.$F$2]-LEN(TEXT([Collectors.$F86];&quot;#&quot;))) &amp;&quot; | &quot; &amp; [Collectors.$D86] &amp; REPT(&quot; &quot;;[.$D$2]-LEN([Collectors.$D86])) &amp; &quot; | &quot; &amp; [Collectors.$B86] &amp; REPT(&quot; &quot;;[.$B$2]-LEN([Collectors.$B86])) &amp; &quot; | &quot; &amp; IF([.C86]=1;&quot;Active&quot;;IF([.C86]=2;&quot;Passive&quot;;&quot;Active*&quot;)) &amp; REPT(&quot; &quot;;[.$C$2]-LEN(IF([.C86]=1;&quot;Active&quot;;IF([.C86]=2;&quot;Passive&quot;;&quot;Active*&quot;))))&amp;&quot; | &quot; &amp; TEXT([Collectors.$I86];&quot;#&quot;) &amp; REPT(&quot; &quot;; [.$I$2]-LEN(TEXT([Collectors.$I86];&quot;#&quot;))) &amp; &quot; | &quot; &amp; TEXT(IF(ISBLANK([Collectors.$H86]);&quot;-&quot;;[Collectors.$H86]);&quot;#&quot;) &amp; REPT(&quot; &quot;; [.$H$2]-LEN(TEXT(IF(ISBLANK([Collectors.$H86]);&quot;-&quot;;[Collectors.$H86]);&quot;#&quot;))) &amp; &quot; | &quot; &amp; TEXT(IF(ISBLANK([Collectors.$J86]);&quot;-&quot;;[Collectors.$J86]);&quot;#&quot;) &amp; REPT(&quot; &quot;; [.$J$2]-LEN(TEXT(IF(ISBLANK([Collectors.$J86]);&quot;-&quot;;[Collectors.$J86]);&quot;#&quot;))) &amp; &quot; |&quot;" table:style-name="ce3">
            <text:p>| 21500 <text:s text:c="3"/>| nbtscan <text:s text:c="10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ldapsearch</text:p>
          </table:table-cell>
          <table:table-cell office:value-type="string" table:style-name="ce4">
            <text:p>ldapsearch</text:p>
          </table:table-cell>
          <table:table-cell office:value-type="float" office:value="21600" table:style-name="ce5">
            <text:p>21600</text:p>
          </table:table-cell>
          <table:table-cell office:value-type="string" table:style-name="ce5">
            <text:p>lda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additional_info, source, command</text:p>
          </table:table-cell>
          <table:table-cell table:style-name="ce1"/>
          <table:table-cell office:value-type="string" office:string-value="| 21600    | ldapsearch        | service         | Active   | IPv4, IPv6 | -       | nobody |" table:formula="of:=&quot;| &quot; &amp; IF([Collectors.$F87]&lt;0;&quot;- &quot;;TEXT([Collectors.$F87];&quot;#&quot;))&amp; REPT(&quot; &quot;;[.$F$2]-LEN(TEXT([Collectors.$F87];&quot;#&quot;))) &amp;&quot; | &quot; &amp; [Collectors.$D87] &amp; REPT(&quot; &quot;;[.$D$2]-LEN([Collectors.$D87])) &amp; &quot; | &quot; &amp; [Collectors.$B87] &amp; REPT(&quot; &quot;;[.$B$2]-LEN([Collectors.$B87])) &amp; &quot; | &quot; &amp; IF([.C87]=1;&quot;Active&quot;;IF([.C87]=2;&quot;Passive&quot;;&quot;Active*&quot;)) &amp; REPT(&quot; &quot;;[.$C$2]-LEN(IF([.C87]=1;&quot;Active&quot;;IF([.C87]=2;&quot;Passive&quot;;&quot;Active*&quot;))))&amp;&quot; | &quot; &amp; TEXT([Collectors.$I87];&quot;#&quot;) &amp; REPT(&quot; &quot;; [.$I$2]-LEN(TEXT([Collectors.$I87];&quot;#&quot;))) &amp; &quot; | &quot; &amp; TEXT(IF(ISBLANK([Collectors.$H87]);&quot;-&quot;;[Collectors.$H87]);&quot;#&quot;) &amp; REPT(&quot; &quot;; [.$H$2]-LEN(TEXT(IF(ISBLANK([Collectors.$H87]);&quot;-&quot;;[Collectors.$H87]);&quot;#&quot;))) &amp; &quot; | &quot; &amp; TEXT(IF(ISBLANK([Collectors.$J87]);&quot;-&quot;;[Collectors.$J87]);&quot;#&quot;) &amp; REPT(&quot; &quot;; [.$J$2]-LEN(TEXT(IF(ISBLANK([Collectors.$J87]);&quot;-&quot;;[Collectors.$J87]);&quot;#&quot;))) &amp; &quot; |&quot;" table:style-name="ce3">
            <text:p>| 21600 <text:s text:c="3"/>| ldapsearch <text:s text:c="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ldapnmap</text:p>
          </table:table-cell>
          <table:table-cell office:value-type="string" table:style-name="ce4">
            <text:p>nmap</text:p>
          </table:table-cell>
          <table:table-cell office:value-type="float" office:value="21610" table:style-name="ce5">
            <text:p>21610</text:p>
          </table:table-cell>
          <table:table-cell office:value-type="string" table:style-name="ce5">
            <text:p>lda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1610    | ldapnmap          | service         | Active   | IPv4, IPv6 | -       | root   |" table:formula="of:=&quot;| &quot; &amp; IF([Collectors.$F88]&lt;0;&quot;- &quot;;TEXT([Collectors.$F88];&quot;#&quot;))&amp; REPT(&quot; &quot;;[.$F$2]-LEN(TEXT([Collectors.$F88];&quot;#&quot;))) &amp;&quot; | &quot; &amp; [Collectors.$D88] &amp; REPT(&quot; &quot;;[.$D$2]-LEN([Collectors.$D88])) &amp; &quot; | &quot; &amp; [Collectors.$B88] &amp; REPT(&quot; &quot;;[.$B$2]-LEN([Collectors.$B88])) &amp; &quot; | &quot; &amp; IF([.C88]=1;&quot;Active&quot;;IF([.C88]=2;&quot;Passive&quot;;&quot;Active*&quot;)) &amp; REPT(&quot; &quot;;[.$C$2]-LEN(IF([.C88]=1;&quot;Active&quot;;IF([.C88]=2;&quot;Passive&quot;;&quot;Active*&quot;))))&amp;&quot; | &quot; &amp; TEXT([Collectors.$I88];&quot;#&quot;) &amp; REPT(&quot; &quot;; [.$I$2]-LEN(TEXT([Collectors.$I88];&quot;#&quot;))) &amp; &quot; | &quot; &amp; TEXT(IF(ISBLANK([Collectors.$H88]);&quot;-&quot;;[Collectors.$H88]);&quot;#&quot;) &amp; REPT(&quot; &quot;; [.$H$2]-LEN(TEXT(IF(ISBLANK([Collectors.$H88]);&quot;-&quot;;[Collectors.$H88]);&quot;#&quot;))) &amp; &quot; | &quot; &amp; TEXT(IF(ISBLANK([Collectors.$J88]);&quot;-&quot;;[Collectors.$J88]);&quot;#&quot;) &amp; REPT(&quot; &quot;; [.$J$2]-LEN(TEXT(IF(ISBLANK([Collectors.$J88]);&quot;-&quot;;[Collectors.$J88]);&quot;#&quot;))) &amp; &quot; |&quot;" table:style-name="ce3">
            <text:p>| 21610 <text:s text:c="3"/>| ldap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check</text:p>
          </table:table-cell>
          <table:table-cell office:value-type="string" table:style-name="ce4">
            <text:p>snmpcheck</text:p>
          </table:table-cell>
          <table:table-cell office:value-type="float" office:value="31100" table:style-name="ce5">
            <text:p>31100</text:p>
          </table:table-cell>
          <table:table-cell office:value-type="string" table:style-name="ce5">
            <text:p>snmp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style-name="ce1"/>
          <table:table-cell office:value-type="string" table:style-name="ce1">
            <text:p><text:s/>snmphydra<text:s text:c="4"/></text:p>
          </table:table-cell>
          <table:table-cell office:value-type="string" office:string-value="| 31100    | snmpcheck         | service         | Active   | IPv4       | 300     | nobody |" table:formula="of:=&quot;| &quot; &amp; IF([Collectors.$F89]&lt;0;&quot;- &quot;;TEXT([Collectors.$F89];&quot;#&quot;))&amp; REPT(&quot; &quot;;[.$F$2]-LEN(TEXT([Collectors.$F89];&quot;#&quot;))) &amp;&quot; | &quot; &amp; [Collectors.$D89] &amp; REPT(&quot; &quot;;[.$D$2]-LEN([Collectors.$D89])) &amp; &quot; | &quot; &amp; [Collectors.$B89] &amp; REPT(&quot; &quot;;[.$B$2]-LEN([Collectors.$B89])) &amp; &quot; | &quot; &amp; IF([.C89]=1;&quot;Active&quot;;IF([.C89]=2;&quot;Passive&quot;;&quot;Active*&quot;)) &amp; REPT(&quot; &quot;;[.$C$2]-LEN(IF([.C89]=1;&quot;Active&quot;;IF([.C89]=2;&quot;Passive&quot;;&quot;Active*&quot;))))&amp;&quot; | &quot; &amp; TEXT([Collectors.$I89];&quot;#&quot;) &amp; REPT(&quot; &quot;; [.$I$2]-LEN(TEXT([Collectors.$I89];&quot;#&quot;))) &amp; &quot; | &quot; &amp; TEXT(IF(ISBLANK([Collectors.$H89]);&quot;-&quot;;[Collectors.$H89]);&quot;#&quot;) &amp; REPT(&quot; &quot;; [.$H$2]-LEN(TEXT(IF(ISBLANK([Collectors.$H89]);&quot;-&quot;;[Collectors.$H89]);&quot;#&quot;))) &amp; &quot; | &quot; &amp; TEXT(IF(ISBLANK([Collectors.$J89]);&quot;-&quot;;[Collectors.$J89]);&quot;#&quot;) &amp; REPT(&quot; &quot;; [.$J$2]-LEN(TEXT(IF(ISBLANK([Collectors.$J89]);&quot;-&quot;;[Collectors.$J89]);&quot;#&quot;))) &amp; &quot; |&quot;" table:style-name="ce3">
            <text:p>| 31100 <text:s text:c="3"/>| snmpcheck <text:s text:c="8"/>| service <text:s text:c="8"/>| Active <text:s text:c="2"/>| IPv4 <text:s text:c="6"/>| 30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nmap</text:p>
          </table:table-cell>
          <table:table-cell office:value-type="string" table:style-name="ce4">
            <text:p>nmap</text:p>
          </table:table-cell>
          <table:table-cell office:value-type="float" office:value="31110" table:style-name="ce5">
            <text:p>31110</text:p>
          </table:table-cell>
          <table:table-cell office:value-type="string" table:style-name="ce5">
            <text:p>snm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31110    | snmpnmap          | service         | Active   | IPv4, IPv6 | -       | root   |" table:formula="of:=&quot;| &quot; &amp; IF([Collectors.$F90]&lt;0;&quot;- &quot;;TEXT([Collectors.$F90];&quot;#&quot;))&amp; REPT(&quot; &quot;;[.$F$2]-LEN(TEXT([Collectors.$F90];&quot;#&quot;))) &amp;&quot; | &quot; &amp; [Collectors.$D90] &amp; REPT(&quot; &quot;;[.$D$2]-LEN([Collectors.$D90])) &amp; &quot; | &quot; &amp; [Collectors.$B90] &amp; REPT(&quot; &quot;;[.$B$2]-LEN([Collectors.$B90])) &amp; &quot; | &quot; &amp; IF([.C90]=1;&quot;Active&quot;;IF([.C90]=2;&quot;Passive&quot;;&quot;Active*&quot;)) &amp; REPT(&quot; &quot;;[.$C$2]-LEN(IF([.C90]=1;&quot;Active&quot;;IF([.C90]=2;&quot;Passive&quot;;&quot;Active*&quot;))))&amp;&quot; | &quot; &amp; TEXT([Collectors.$I90];&quot;#&quot;) &amp; REPT(&quot; &quot;; [.$I$2]-LEN(TEXT([Collectors.$I90];&quot;#&quot;))) &amp; &quot; | &quot; &amp; TEXT(IF(ISBLANK([Collectors.$H90]);&quot;-&quot;;[Collectors.$H90]);&quot;#&quot;) &amp; REPT(&quot; &quot;; [.$H$2]-LEN(TEXT(IF(ISBLANK([Collectors.$H90]);&quot;-&quot;;[Collectors.$H90]);&quot;#&quot;))) &amp; &quot; | &quot; &amp; TEXT(IF(ISBLANK([Collectors.$J90]);&quot;-&quot;;[Collectors.$J90]);&quot;#&quot;) &amp; REPT(&quot; &quot;; [.$J$2]-LEN(TEXT(IF(ISBLANK([Collectors.$J90]);&quot;-&quot;;[Collectors.$J90]);&quot;#&quot;))) &amp; &quot; |&quot;" table:style-name="ce3">
            <text:p>| 31110 <text:s text:c="3"/>| snmpnmap <text:s text:c="9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onesixtyone</text:p>
          </table:table-cell>
          <table:table-cell office:value-type="string" table:style-name="ce4">
            <text:p>onesixtyone</text:p>
          </table:table-cell>
          <table:table-cell office:value-type="float" office:value="31200" table:style-name="ce5">
            <text:p>31200</text:p>
          </table:table-cell>
          <table:table-cell office:value-type="string" table:style-name="ce5">
            <text:p>snmp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style-name="ce1"/>
          <table:table-cell office:value-type="string" table:style-name="ce1">
            <text:p><text:s/>snmphydra<text:s text:c="4"/></text:p>
          </table:table-cell>
          <table:table-cell office:value-type="string" office:string-value="| 31200    | onesixtyone       | service         | Active   | IPv4       | 60      | nobody |" table:formula="of:=&quot;| &quot; &amp; IF([Collectors.$F91]&lt;0;&quot;- &quot;;TEXT([Collectors.$F91];&quot;#&quot;))&amp; REPT(&quot; &quot;;[.$F$2]-LEN(TEXT([Collectors.$F91];&quot;#&quot;))) &amp;&quot; | &quot; &amp; [Collectors.$D91] &amp; REPT(&quot; &quot;;[.$D$2]-LEN([Collectors.$D91])) &amp; &quot; | &quot; &amp; [Collectors.$B91] &amp; REPT(&quot; &quot;;[.$B$2]-LEN([Collectors.$B91])) &amp; &quot; | &quot; &amp; IF([.C91]=1;&quot;Active&quot;;IF([.C91]=2;&quot;Passive&quot;;&quot;Active*&quot;)) &amp; REPT(&quot; &quot;;[.$C$2]-LEN(IF([.C91]=1;&quot;Active&quot;;IF([.C91]=2;&quot;Passive&quot;;&quot;Active*&quot;))))&amp;&quot; | &quot; &amp; TEXT([Collectors.$I91];&quot;#&quot;) &amp; REPT(&quot; &quot;; [.$I$2]-LEN(TEXT([Collectors.$I91];&quot;#&quot;))) &amp; &quot; | &quot; &amp; TEXT(IF(ISBLANK([Collectors.$H91]);&quot;-&quot;;[Collectors.$H91]);&quot;#&quot;) &amp; REPT(&quot; &quot;; [.$H$2]-LEN(TEXT(IF(ISBLANK([Collectors.$H91]);&quot;-&quot;;[Collectors.$H91]);&quot;#&quot;))) &amp; &quot; | &quot; &amp; TEXT(IF(ISBLANK([Collectors.$J91]);&quot;-&quot;;[Collectors.$J91]);&quot;#&quot;) &amp; REPT(&quot; &quot;; [.$J$2]-LEN(TEXT(IF(ISBLANK([Collectors.$J91]);&quot;-&quot;;[Collectors.$J91]);&quot;#&quot;))) &amp; &quot; |&quot;" table:style-name="ce3">
            <text:p>| 31200 <text:s text:c="3"/>| onesixtyone <text:s text:c="6"/>| service <text:s text:c="8"/>| Active <text:s text:c="2"/>| IPv4 <text:s text:c="6"/>| 60 <text:s text:c="5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walk</text:p>
          </table:table-cell>
          <table:table-cell office:value-type="string" table:style-name="ce4">
            <text:p>snmpwalk</text:p>
          </table:table-cell>
          <table:table-cell office:value-type="float" office:value="31300" table:style-name="ce5">
            <text:p>31300</text:p>
          </table:table-cell>
          <table:table-cell office:value-type="string" table:style-name="ce5">
            <text:p>snmp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style-name="ce1"/>
          <table:table-cell office:value-type="string" table:style-name="ce1">
            <text:p><text:s/>snmphydra<text:s text:c="4"/></text:p>
          </table:table-cell>
          <table:table-cell office:value-type="string" office:string-value="| 31300    | snmpwalk          | service         | Active   | IPv4       | -       | nobody |" table:formula="of:=&quot;| &quot; &amp; IF([Collectors.$F92]&lt;0;&quot;- &quot;;TEXT([Collectors.$F92];&quot;#&quot;))&amp; REPT(&quot; &quot;;[.$F$2]-LEN(TEXT([Collectors.$F92];&quot;#&quot;))) &amp;&quot; | &quot; &amp; [Collectors.$D92] &amp; REPT(&quot; &quot;;[.$D$2]-LEN([Collectors.$D92])) &amp; &quot; | &quot; &amp; [Collectors.$B92] &amp; REPT(&quot; &quot;;[.$B$2]-LEN([Collectors.$B92])) &amp; &quot; | &quot; &amp; IF([.C92]=1;&quot;Active&quot;;IF([.C92]=2;&quot;Passive&quot;;&quot;Active*&quot;)) &amp; REPT(&quot; &quot;;[.$C$2]-LEN(IF([.C92]=1;&quot;Active&quot;;IF([.C92]=2;&quot;Passive&quot;;&quot;Active*&quot;))))&amp;&quot; | &quot; &amp; TEXT([Collectors.$I92];&quot;#&quot;) &amp; REPT(&quot; &quot;; [.$I$2]-LEN(TEXT([Collectors.$I92];&quot;#&quot;))) &amp; &quot; | &quot; &amp; TEXT(IF(ISBLANK([Collectors.$H92]);&quot;-&quot;;[Collectors.$H92]);&quot;#&quot;) &amp; REPT(&quot; &quot;; [.$H$2]-LEN(TEXT(IF(ISBLANK([Collectors.$H92]);&quot;-&quot;;[Collectors.$H92]);&quot;#&quot;))) &amp; &quot; | &quot; &amp; TEXT(IF(ISBLANK([Collectors.$J92]);&quot;-&quot;;[Collectors.$J92]);&quot;#&quot;) &amp; REPT(&quot; &quot;; [.$J$2]-LEN(TEXT(IF(ISBLANK([Collectors.$J92]);&quot;-&quot;;[Collectors.$J92]);&quot;#&quot;))) &amp; &quot; |&quot;" table:style-name="ce3">
            <text:p>| 31300 <text:s text:c="3"/>| snmpwalk <text:s text:c="9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oraclesidguess</text:p>
          </table:table-cell>
          <table:table-cell office:value-type="string" table:style-name="ce4">
            <text:p>oraclesidguess</text:p>
          </table:table-cell>
          <table:table-cell office:value-type="float" office:value="31400" table:style-name="ce5">
            <text:p>31400</text:p>
          </table:table-cell>
          <table:table-cell office:value-type="string" table:style-name="ce5">
            <text:p>oracle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31400    | oraclesidguess    | service         | Active   | IPv4       | -       | nobody |" table:formula="of:=&quot;| &quot; &amp; IF([Collectors.$F93]&lt;0;&quot;- &quot;;TEXT([Collectors.$F93];&quot;#&quot;))&amp; REPT(&quot; &quot;;[.$F$2]-LEN(TEXT([Collectors.$F93];&quot;#&quot;))) &amp;&quot; | &quot; &amp; [Collectors.$D93] &amp; REPT(&quot; &quot;;[.$D$2]-LEN([Collectors.$D93])) &amp; &quot; | &quot; &amp; [Collectors.$B93] &amp; REPT(&quot; &quot;;[.$B$2]-LEN([Collectors.$B93])) &amp; &quot; | &quot; &amp; IF([.C93]=1;&quot;Active&quot;;IF([.C93]=2;&quot;Passive&quot;;&quot;Active*&quot;)) &amp; REPT(&quot; &quot;;[.$C$2]-LEN(IF([.C93]=1;&quot;Active&quot;;IF([.C93]=2;&quot;Passive&quot;;&quot;Active*&quot;))))&amp;&quot; | &quot; &amp; TEXT([Collectors.$I93];&quot;#&quot;) &amp; REPT(&quot; &quot;; [.$I$2]-LEN(TEXT([Collectors.$I93];&quot;#&quot;))) &amp; &quot; | &quot; &amp; TEXT(IF(ISBLANK([Collectors.$H93]);&quot;-&quot;;[Collectors.$H93]);&quot;#&quot;) &amp; REPT(&quot; &quot;; [.$H$2]-LEN(TEXT(IF(ISBLANK([Collectors.$H93]);&quot;-&quot;;[Collectors.$H93]);&quot;#&quot;))) &amp; &quot; | &quot; &amp; TEXT(IF(ISBLANK([Collectors.$J93]);&quot;-&quot;;[Collectors.$J93]);&quot;#&quot;) &amp; REPT(&quot; &quot;; [.$J$2]-LEN(TEXT(IF(ISBLANK([Collectors.$J93]);&quot;-&quot;;[Collectors.$J93]);&quot;#&quot;))) &amp; &quot; |&quot;" table:style-name="ce3">
            <text:p>| 31400 <text:s text:c="3"/>| oraclesidguess <text:s text:c="3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slyze</text:p>
          </table:table-cell>
          <table:table-cell office:value-type="string" table:style-name="ce4">
            <text:p>sslyze</text:p>
          </table:table-cell>
          <table:table-cell office:value-type="float" office:value="41100" table:style-name="ce5">
            <text:p>41100</text:p>
          </table:table-cell>
          <table:table-cell office:value-type="string" table:style-name="ce5">
            <text:p>tls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41100    | sslyze            | service, vhost  | Active   | IPv4       | -       | nobody |" table:formula="of:=&quot;| &quot; &amp; IF([Collectors.$F94]&lt;0;&quot;- &quot;;TEXT([Collectors.$F94];&quot;#&quot;))&amp; REPT(&quot; &quot;;[.$F$2]-LEN(TEXT([Collectors.$F94];&quot;#&quot;))) &amp;&quot; | &quot; &amp; [Collectors.$D94] &amp; REPT(&quot; &quot;;[.$D$2]-LEN([Collectors.$D94])) &amp; &quot; | &quot; &amp; [Collectors.$B94] &amp; REPT(&quot; &quot;;[.$B$2]-LEN([Collectors.$B94])) &amp; &quot; | &quot; &amp; IF([.C94]=1;&quot;Active&quot;;IF([.C94]=2;&quot;Passive&quot;;&quot;Active*&quot;)) &amp; REPT(&quot; &quot;;[.$C$2]-LEN(IF([.C94]=1;&quot;Active&quot;;IF([.C94]=2;&quot;Passive&quot;;&quot;Active*&quot;))))&amp;&quot; | &quot; &amp; TEXT([Collectors.$I94];&quot;#&quot;) &amp; REPT(&quot; &quot;; [.$I$2]-LEN(TEXT([Collectors.$I94];&quot;#&quot;))) &amp; &quot; | &quot; &amp; TEXT(IF(ISBLANK([Collectors.$H94]);&quot;-&quot;;[Collectors.$H94]);&quot;#&quot;) &amp; REPT(&quot; &quot;; [.$H$2]-LEN(TEXT(IF(ISBLANK([Collectors.$H94]);&quot;-&quot;;[Collectors.$H94]);&quot;#&quot;))) &amp; &quot; | &quot; &amp; TEXT(IF(ISBLANK([Collectors.$J94]);&quot;-&quot;;[Collectors.$J94]);&quot;#&quot;) &amp; REPT(&quot; &quot;; [.$J$2]-LEN(TEXT(IF(ISBLANK([Collectors.$J94]);&quot;-&quot;;[Collectors.$J94]);&quot;#&quot;))) &amp; &quot; |&quot;" table:style-name="ce3">
            <text:p>| 41100 <text:s text:c="3"/>| sslyze <text:s text:c="11"/>| service, vhost <text:s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shnmap</text:p>
          </table:table-cell>
          <table:table-cell office:value-type="string" table:style-name="ce4">
            <text:p>nmap</text:p>
          </table:table-cell>
          <table:table-cell office:value-type="float" office:value="41200" table:style-name="ce5">
            <text:p>41200</text:p>
          </table:table-cell>
          <table:table-cell office:value-type="string" table:style-name="ce5">
            <text:p>ssh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additional_info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41200    | sshnmap           | service         | Active   | IPv4, IPv6 | -       | root   |" table:formula="of:=&quot;| &quot; &amp; IF([Collectors.$F95]&lt;0;&quot;- &quot;;TEXT([Collectors.$F95];&quot;#&quot;))&amp; REPT(&quot; &quot;;[.$F$2]-LEN(TEXT([Collectors.$F95];&quot;#&quot;))) &amp;&quot; | &quot; &amp; [Collectors.$D95] &amp; REPT(&quot; &quot;;[.$D$2]-LEN([Collectors.$D95])) &amp; &quot; | &quot; &amp; [Collectors.$B95] &amp; REPT(&quot; &quot;;[.$B$2]-LEN([Collectors.$B95])) &amp; &quot; | &quot; &amp; IF([.C95]=1;&quot;Active&quot;;IF([.C95]=2;&quot;Passive&quot;;&quot;Active*&quot;)) &amp; REPT(&quot; &quot;;[.$C$2]-LEN(IF([.C95]=1;&quot;Active&quot;;IF([.C95]=2;&quot;Passive&quot;;&quot;Active*&quot;))))&amp;&quot; | &quot; &amp; TEXT([Collectors.$I95];&quot;#&quot;) &amp; REPT(&quot; &quot;; [.$I$2]-LEN(TEXT([Collectors.$I95];&quot;#&quot;))) &amp; &quot; | &quot; &amp; TEXT(IF(ISBLANK([Collectors.$H95]);&quot;-&quot;;[Collectors.$H95]);&quot;#&quot;) &amp; REPT(&quot; &quot;; [.$H$2]-LEN(TEXT(IF(ISBLANK([Collectors.$H95]);&quot;-&quot;;[Collectors.$H95]);&quot;#&quot;))) &amp; &quot; | &quot; &amp; TEXT(IF(ISBLANK([Collectors.$J95]);&quot;-&quot;;[Collectors.$J95]);&quot;#&quot;) &amp; REPT(&quot; &quot;; [.$J$2]-LEN(TEXT(IF(ISBLANK([Collectors.$J95]);&quot;-&quot;;[Collectors.$J95]);&quot;#&quot;))) &amp; &quot; |&quot;" table:style-name="ce3">
            <text:p>| 41200 <text:s text:c="3"/>| sshnmap <text:s text:c="10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certnmap</text:p>
          </table:table-cell>
          <table:table-cell office:value-type="string" table:style-name="ce4">
            <text:p>nmap</text:p>
          </table:table-cell>
          <table:table-cell office:value-type="float" office:value="41300" table:style-name="ce5">
            <text:p>41300</text:p>
          </table:table-cell>
          <table:table-cell office:value-type="string" table:style-name="ce5">
            <text:p>tls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41300    | certnmap          | service, vhost  | Active   | IPv4, IPv6 | -       | root   |" table:formula="of:=&quot;| &quot; &amp; IF([Collectors.$F96]&lt;0;&quot;- &quot;;TEXT([Collectors.$F96];&quot;#&quot;))&amp; REPT(&quot; &quot;;[.$F$2]-LEN(TEXT([Collectors.$F96];&quot;#&quot;))) &amp;&quot; | &quot; &amp; [Collectors.$D96] &amp; REPT(&quot; &quot;;[.$D$2]-LEN([Collectors.$D96])) &amp; &quot; | &quot; &amp; [Collectors.$B96] &amp; REPT(&quot; &quot;;[.$B$2]-LEN([Collectors.$B96])) &amp; &quot; | &quot; &amp; IF([.C96]=1;&quot;Active&quot;;IF([.C96]=2;&quot;Passive&quot;;&quot;Active*&quot;)) &amp; REPT(&quot; &quot;;[.$C$2]-LEN(IF([.C96]=1;&quot;Active&quot;;IF([.C96]=2;&quot;Passive&quot;;&quot;Active*&quot;))))&amp;&quot; | &quot; &amp; TEXT([Collectors.$I96];&quot;#&quot;) &amp; REPT(&quot; &quot;; [.$I$2]-LEN(TEXT([Collectors.$I96];&quot;#&quot;))) &amp; &quot; | &quot; &amp; TEXT(IF(ISBLANK([Collectors.$H96]);&quot;-&quot;;[Collectors.$H96]);&quot;#&quot;) &amp; REPT(&quot; &quot;; [.$H$2]-LEN(TEXT(IF(ISBLANK([Collectors.$H96]);&quot;-&quot;;[Collectors.$H96]);&quot;#&quot;))) &amp; &quot; | &quot; &amp; TEXT(IF(ISBLANK([Collectors.$J96]);&quot;-&quot;;[Collectors.$J96]);&quot;#&quot;) &amp; REPT(&quot; &quot;; [.$J$2]-LEN(TEXT(IF(ISBLANK([Collectors.$J96]);&quot;-&quot;;[Collectors.$J96]);&quot;#&quot;))) &amp; &quot; |&quot;" table:style-name="ce3">
            <text:p>| 41300 <text:s text:c="3"/>| certnmap <text:s text:c="9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certopenssl</text:p>
          </table:table-cell>
          <table:table-cell office:value-type="string" table:style-name="ce4">
            <text:p>openssl</text:p>
          </table:table-cell>
          <table:table-cell office:value-type="float" office:value="41305" table:style-name="ce5">
            <text:p>41305</text:p>
          </table:table-cell>
          <table:table-cell office:value-type="string" table:style-name="ce5">
            <text:p>tls</text:p>
          </table:table-cell>
          <table:table-cell office:value-type="float" office:value="120" table:style-name="ce1">
            <text:p>120</text:p>
          </table:table-cell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41305    | certopenssl       | service, vhost  | Active   | IPv4, IPv6 | 120     | nobody |" table:formula="of:=&quot;| &quot; &amp; IF([Collectors.$F97]&lt;0;&quot;- &quot;;TEXT([Collectors.$F97];&quot;#&quot;))&amp; REPT(&quot; &quot;;[.$F$2]-LEN(TEXT([Collectors.$F97];&quot;#&quot;))) &amp;&quot; | &quot; &amp; [Collectors.$D97] &amp; REPT(&quot; &quot;;[.$D$2]-LEN([Collectors.$D97])) &amp; &quot; | &quot; &amp; [Collectors.$B97] &amp; REPT(&quot; &quot;;[.$B$2]-LEN([Collectors.$B97])) &amp; &quot; | &quot; &amp; IF([.C97]=1;&quot;Active&quot;;IF([.C97]=2;&quot;Passive&quot;;&quot;Active*&quot;)) &amp; REPT(&quot; &quot;;[.$C$2]-LEN(IF([.C97]=1;&quot;Active&quot;;IF([.C97]=2;&quot;Passive&quot;;&quot;Active*&quot;))))&amp;&quot; | &quot; &amp; TEXT([Collectors.$I97];&quot;#&quot;) &amp; REPT(&quot; &quot;; [.$I$2]-LEN(TEXT([Collectors.$I97];&quot;#&quot;))) &amp; &quot; | &quot; &amp; TEXT(IF(ISBLANK([Collectors.$H97]);&quot;-&quot;;[Collectors.$H97]);&quot;#&quot;) &amp; REPT(&quot; &quot;; [.$H$2]-LEN(TEXT(IF(ISBLANK([Collectors.$H97]);&quot;-&quot;;[Collectors.$H97]);&quot;#&quot;))) &amp; &quot; | &quot; &amp; TEXT(IF(ISBLANK([Collectors.$J97]);&quot;-&quot;;[Collectors.$J97]);&quot;#&quot;) &amp; REPT(&quot; &quot;; [.$J$2]-LEN(TEXT(IF(ISBLANK([Collectors.$J97]);&quot;-&quot;;[Collectors.$J97]);&quot;#&quot;))) &amp; &quot; |&quot;" table:style-name="ce3">
            <text:p>| 41305 <text:s text:c="3"/>| certopenssl <text:s text:c="6"/>| service, vhost <text:s/>| Active <text:s text:c="2"/>| IPv4, IPv6 | 12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tlsnmap</text:p>
          </table:table-cell>
          <table:table-cell office:value-type="string" table:style-name="ce4">
            <text:p>nmap</text:p>
          </table:table-cell>
          <table:table-cell office:value-type="float" office:value="41310" table:style-name="ce5">
            <text:p>41310</text:p>
          </table:table-cell>
          <table:table-cell office:value-type="string" table:style-name="ce5">
            <text:p>tls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41310    | tlsnmap           | service, vhost  | Active   | IPv4, IPv6 | -       | root   |" table:formula="of:=&quot;| &quot; &amp; IF([Collectors.$F98]&lt;0;&quot;- &quot;;TEXT([Collectors.$F98];&quot;#&quot;))&amp; REPT(&quot; &quot;;[.$F$2]-LEN(TEXT([Collectors.$F98];&quot;#&quot;))) &amp;&quot; | &quot; &amp; [Collectors.$D98] &amp; REPT(&quot; &quot;;[.$D$2]-LEN([Collectors.$D98])) &amp; &quot; | &quot; &amp; [Collectors.$B98] &amp; REPT(&quot; &quot;;[.$B$2]-LEN([Collectors.$B98])) &amp; &quot; | &quot; &amp; IF([.C98]=1;&quot;Active&quot;;IF([.C98]=2;&quot;Passive&quot;;&quot;Active*&quot;)) &amp; REPT(&quot; &quot;;[.$C$2]-LEN(IF([.C98]=1;&quot;Active&quot;;IF([.C98]=2;&quot;Passive&quot;;&quot;Active*&quot;))))&amp;&quot; | &quot; &amp; TEXT([Collectors.$I98];&quot;#&quot;) &amp; REPT(&quot; &quot;; [.$I$2]-LEN(TEXT([Collectors.$I98];&quot;#&quot;))) &amp; &quot; | &quot; &amp; TEXT(IF(ISBLANK([Collectors.$H98]);&quot;-&quot;;[Collectors.$H98]);&quot;#&quot;) &amp; REPT(&quot; &quot;; [.$H$2]-LEN(TEXT(IF(ISBLANK([Collectors.$H98]);&quot;-&quot;;[Collectors.$H98]);&quot;#&quot;))) &amp; &quot; | &quot; &amp; TEXT(IF(ISBLANK([Collectors.$J98]);&quot;-&quot;;[Collectors.$J98]);&quot;#&quot;) &amp; REPT(&quot; &quot;; [.$J$2]-LEN(TEXT(IF(ISBLANK([Collectors.$J98]);&quot;-&quot;;[Collectors.$J98]);&quot;#&quot;))) &amp; &quot; |&quot;" table:style-name="ce3">
            <text:p>| 41310 <text:s text:c="3"/>| tlsnmap <text:s text:c="10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slscan</text:p>
          </table:table-cell>
          <table:table-cell office:value-type="string" table:style-name="ce1">
            <text:p>sslscan</text:p>
          </table:table-cell>
          <table:table-cell office:value-type="float" office:value="41400" table:style-name="ce2">
            <text:p>41400</text:p>
          </table:table-cell>
          <table:table-cell office:value-type="string" table:style-name="ce2">
            <text:p>tl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host_name, service</text:p>
          </table:table-cell>
          <table:table-cell table:number-columns-repeated="2" table:style-name="ce1"/>
          <table:table-cell office:value-type="string" office:string-value="| 41400    | sslscan           | service, vhost  | Active   | IPv4, IPv6 | -       | nobody |" table:formula="of:=&quot;| &quot; &amp; IF([Collectors.$F99]&lt;0;&quot;- &quot;;TEXT([Collectors.$F99];&quot;#&quot;))&amp; REPT(&quot; &quot;;[.$F$2]-LEN(TEXT([Collectors.$F99];&quot;#&quot;))) &amp;&quot; | &quot; &amp; [Collectors.$D99] &amp; REPT(&quot; &quot;;[.$D$2]-LEN([Collectors.$D99])) &amp; &quot; | &quot; &amp; [Collectors.$B99] &amp; REPT(&quot; &quot;;[.$B$2]-LEN([Collectors.$B99])) &amp; &quot; | &quot; &amp; IF([.C99]=1;&quot;Active&quot;;IF([.C99]=2;&quot;Passive&quot;;&quot;Active*&quot;)) &amp; REPT(&quot; &quot;;[.$C$2]-LEN(IF([.C99]=1;&quot;Active&quot;;IF([.C99]=2;&quot;Passive&quot;;&quot;Active*&quot;))))&amp;&quot; | &quot; &amp; TEXT([Collectors.$I99];&quot;#&quot;) &amp; REPT(&quot; &quot;; [.$I$2]-LEN(TEXT([Collectors.$I99];&quot;#&quot;))) &amp; &quot; | &quot; &amp; TEXT(IF(ISBLANK([Collectors.$H99]);&quot;-&quot;;[Collectors.$H99]);&quot;#&quot;) &amp; REPT(&quot; &quot;; [.$H$2]-LEN(TEXT(IF(ISBLANK([Collectors.$H99]);&quot;-&quot;;[Collectors.$H99]);&quot;#&quot;))) &amp; &quot; | &quot; &amp; TEXT(IF(ISBLANK([Collectors.$J99]);&quot;-&quot;;[Collectors.$J99]);&quot;#&quot;) &amp; REPT(&quot; &quot;; [.$J$2]-LEN(TEXT(IF(ISBLANK([Collectors.$J99]);&quot;-&quot;;[Collectors.$J99]);&quot;#&quot;))) &amp; &quot; |&quot;" table:style-name="ce3">
            <text:p>| 41400 <text:s text:c="3"/>| sslscan <text:s text:c="10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gobuster</text:p>
          </table:table-cell>
          <table:table-cell office:value-type="string" table:style-name="ce4">
            <text:p>gobuster</text:p>
          </table:table-cell>
          <table:table-cell office:value-type="float" office:value="51100" table:style-name="ce5">
            <text:p>511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51100    | httpgobuster      | service, vhost  | Active   | IPv4, IPv6 | -       | nobody |" table:formula="of:=&quot;| &quot; &amp; IF([Collectors.$F100]&lt;0;&quot;- &quot;;TEXT([Collectors.$F100];&quot;#&quot;))&amp; REPT(&quot; &quot;;[.$F$2]-LEN(TEXT([Collectors.$F100];&quot;#&quot;))) &amp;&quot; | &quot; &amp; [Collectors.$D100] &amp; REPT(&quot; &quot;;[.$D$2]-LEN([Collectors.$D100])) &amp; &quot; | &quot; &amp; [Collectors.$B100] &amp; REPT(&quot; &quot;;[.$B$2]-LEN([Collectors.$B100])) &amp; &quot; | &quot; &amp; IF([.C100]=1;&quot;Active&quot;;IF([.C100]=2;&quot;Passive&quot;;&quot;Active*&quot;)) &amp; REPT(&quot; &quot;;[.$C$2]-LEN(IF([.C100]=1;&quot;Active&quot;;IF([.C100]=2;&quot;Passive&quot;;&quot;Active*&quot;))))&amp;&quot; | &quot; &amp; TEXT([Collectors.$I100];&quot;#&quot;) &amp; REPT(&quot; &quot;; [.$I$2]-LEN(TEXT([Collectors.$I100];&quot;#&quot;))) &amp; &quot; | &quot; &amp; TEXT(IF(ISBLANK([Collectors.$H100]);&quot;-&quot;;[Collectors.$H100]);&quot;#&quot;) &amp; REPT(&quot; &quot;; [.$H$2]-LEN(TEXT(IF(ISBLANK([Collectors.$H100]);&quot;-&quot;;[Collectors.$H100]);&quot;#&quot;))) &amp; &quot; | &quot; &amp; TEXT(IF(ISBLANK([Collectors.$J100]);&quot;-&quot;;[Collectors.$J100]);&quot;#&quot;) &amp; REPT(&quot; &quot;; [.$J$2]-LEN(TEXT(IF(ISBLANK([Collectors.$J100]);&quot;-&quot;;[Collectors.$J100]);&quot;#&quot;))) &amp; &quot; |&quot;" table:style-name="ce3">
            <text:p>| 51100 <text:s text:c="3"/>| httpgobuster <text:s text:c="5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nmap</text:p>
          </table:table-cell>
          <table:table-cell office:value-type="string" table:style-name="ce4">
            <text:p>nmap</text:p>
          </table:table-cell>
          <table:table-cell office:value-type="float" office:value="51200" table:style-name="ce5">
            <text:p>512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ource, additional_info, path, service_method</text:p>
          </table:table-cell>
          <table:table-cell table:style-name="ce1"/>
          <table:table-cell office:value-type="string" office:string-value="| 51200    | httpnmap          | service, vhost  | Active   | IPv4, IPv6 | -       | root   |" table:formula="of:=&quot;| &quot; &amp; IF([Collectors.$F101]&lt;0;&quot;- &quot;;TEXT([Collectors.$F101];&quot;#&quot;))&amp; REPT(&quot; &quot;;[.$F$2]-LEN(TEXT([Collectors.$F101];&quot;#&quot;))) &amp;&quot; | &quot; &amp; [Collectors.$D101] &amp; REPT(&quot; &quot;;[.$D$2]-LEN([Collectors.$D101])) &amp; &quot; | &quot; &amp; [Collectors.$B101] &amp; REPT(&quot; &quot;;[.$B$2]-LEN([Collectors.$B101])) &amp; &quot; | &quot; &amp; IF([.C101]=1;&quot;Active&quot;;IF([.C101]=2;&quot;Passive&quot;;&quot;Active*&quot;)) &amp; REPT(&quot; &quot;;[.$C$2]-LEN(IF([.C101]=1;&quot;Active&quot;;IF([.C101]=2;&quot;Passive&quot;;&quot;Active*&quot;))))&amp;&quot; | &quot; &amp; TEXT([Collectors.$I101];&quot;#&quot;) &amp; REPT(&quot; &quot;; [.$I$2]-LEN(TEXT([Collectors.$I101];&quot;#&quot;))) &amp; &quot; | &quot; &amp; TEXT(IF(ISBLANK([Collectors.$H101]);&quot;-&quot;;[Collectors.$H101]);&quot;#&quot;) &amp; REPT(&quot; &quot;; [.$H$2]-LEN(TEXT(IF(ISBLANK([Collectors.$H101]);&quot;-&quot;;[Collectors.$H101]);&quot;#&quot;))) &amp; &quot; | &quot; &amp; TEXT(IF(ISBLANK([Collectors.$J101]);&quot;-&quot;;[Collectors.$J101]);&quot;#&quot;) &amp; REPT(&quot; &quot;; [.$J$2]-LEN(TEXT(IF(ISBLANK([Collectors.$J101]);&quot;-&quot;;[Collectors.$J101]);&quot;#&quot;))) &amp; &quot; |&quot;" table:style-name="ce3">
            <text:p>| 51200 <text:s text:c="3"/>| httpnmap <text:s text:c="9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ntlmnmap</text:p>
          </table:table-cell>
          <table:table-cell office:value-type="string" table:style-name="ce4">
            <text:p>nmap</text:p>
          </table:table-cell>
          <table:table-cell office:value-type="float" office:value="51205" table:style-name="ce5">
            <text:p>51205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domain_name, host_name</text:p>
          </table:table-cell>
          <table:table-cell table:style-name="ce1"/>
          <table:table-cell office:value-type="string" office:string-value="| 51205    | httpntlmnmap      | service, vhost  | Active   | IPv4, IPv6 | -       | root   |" table:formula="of:=&quot;| &quot; &amp; IF([Collectors.$F102]&lt;0;&quot;- &quot;;TEXT([Collectors.$F102];&quot;#&quot;))&amp; REPT(&quot; &quot;;[.$F$2]-LEN(TEXT([Collectors.$F102];&quot;#&quot;))) &amp;&quot; | &quot; &amp; [Collectors.$D102] &amp; REPT(&quot; &quot;;[.$D$2]-LEN([Collectors.$D102])) &amp; &quot; | &quot; &amp; [Collectors.$B102] &amp; REPT(&quot; &quot;;[.$B$2]-LEN([Collectors.$B102])) &amp; &quot; | &quot; &amp; IF([.C102]=1;&quot;Active&quot;;IF([.C102]=2;&quot;Passive&quot;;&quot;Active*&quot;)) &amp; REPT(&quot; &quot;;[.$C$2]-LEN(IF([.C102]=1;&quot;Active&quot;;IF([.C102]=2;&quot;Passive&quot;;&quot;Active*&quot;))))&amp;&quot; | &quot; &amp; TEXT([Collectors.$I102];&quot;#&quot;) &amp; REPT(&quot; &quot;; [.$I$2]-LEN(TEXT([Collectors.$I102];&quot;#&quot;))) &amp; &quot; | &quot; &amp; TEXT(IF(ISBLANK([Collectors.$H102]);&quot;-&quot;;[Collectors.$H102]);&quot;#&quot;) &amp; REPT(&quot; &quot;; [.$H$2]-LEN(TEXT(IF(ISBLANK([Collectors.$H102]);&quot;-&quot;;[Collectors.$H102]);&quot;#&quot;))) &amp; &quot; | &quot; &amp; TEXT(IF(ISBLANK([Collectors.$J102]);&quot;-&quot;;[Collectors.$J102]);&quot;#&quot;) &amp; REPT(&quot; &quot;; [.$J$2]-LEN(TEXT(IF(ISBLANK([Collectors.$J102]);&quot;-&quot;;[Collectors.$J102]);&quot;#&quot;))) &amp; &quot; |&quot;" table:style-name="ce3">
            <text:p>| 51205 <text:s text:c="3"/>| httpntlmnmap <text:s text:c="5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pcclient</text:p>
          </table:table-cell>
          <table:table-cell office:value-type="string" table:style-name="ce4">
            <text:p>rpcclient</text:p>
          </table:table-cell>
          <table:table-cell office:value-type="float" office:value="61400" table:style-name="ce5">
            <text:p>61400</text:p>
          </table:table-cell>
          <table:table-cell office:value-type="string" table:style-name="ce5">
            <text:p>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number-columns-repeated="2" table:style-name="ce1"/>
          <table:table-cell office:value-type="string" office:string-value="| 61400    | rpcclient         | service         | Active   | IPv4, IPv6 | -       | nobody |" table:formula="of:=&quot;| &quot; &amp; IF([Collectors.$F103]&lt;0;&quot;- &quot;;TEXT([Collectors.$F103];&quot;#&quot;))&amp; REPT(&quot; &quot;;[.$F$2]-LEN(TEXT([Collectors.$F103];&quot;#&quot;))) &amp;&quot; | &quot; &amp; [Collectors.$D103] &amp; REPT(&quot; &quot;;[.$D$2]-LEN([Collectors.$D103])) &amp; &quot; | &quot; &amp; [Collectors.$B103] &amp; REPT(&quot; &quot;;[.$B$2]-LEN([Collectors.$B103])) &amp; &quot; | &quot; &amp; IF([.C103]=1;&quot;Active&quot;;IF([.C103]=2;&quot;Passive&quot;;&quot;Active*&quot;)) &amp; REPT(&quot; &quot;;[.$C$2]-LEN(IF([.C103]=1;&quot;Active&quot;;IF([.C103]=2;&quot;Passive&quot;;&quot;Active*&quot;))))&amp;&quot; | &quot; &amp; TEXT([Collectors.$I103];&quot;#&quot;) &amp; REPT(&quot; &quot;; [.$I$2]-LEN(TEXT([Collectors.$I103];&quot;#&quot;))) &amp; &quot; | &quot; &amp; TEXT(IF(ISBLANK([Collectors.$H103]);&quot;-&quot;;[Collectors.$H103]);&quot;#&quot;) &amp; REPT(&quot; &quot;; [.$H$2]-LEN(TEXT(IF(ISBLANK([Collectors.$H103]);&quot;-&quot;;[Collectors.$H103]);&quot;#&quot;))) &amp; &quot; | &quot; &amp; TEXT(IF(ISBLANK([Collectors.$J103]);&quot;-&quot;;[Collectors.$J103]);&quot;#&quot;) &amp; REPT(&quot; &quot;; [.$J$2]-LEN(TEXT(IF(ISBLANK([Collectors.$J103]);&quot;-&quot;;[Collectors.$J103]);&quot;#&quot;))) &amp; &quot; |&quot;" table:style-name="ce3">
            <text:p>| 61400 <text:s text:c="3"/>| rpcclient <text:s text:c="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pcinfo</text:p>
          </table:table-cell>
          <table:table-cell office:value-type="string" table:style-name="ce4">
            <text:p>rpcinfo</text:p>
          </table:table-cell>
          <table:table-cell office:value-type="float" office:value="61500" table:style-name="ce5">
            <text:p>61500</text:p>
          </table:table-cell>
          <table:table-cell office:value-type="string" table:style-name="ce5">
            <text:p>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61500    | rpcinfo           | service         | Active   | IPv4, IPv6 | -       | nobody |" table:formula="of:=&quot;| &quot; &amp; IF([Collectors.$F104]&lt;0;&quot;- &quot;;TEXT([Collectors.$F104];&quot;#&quot;))&amp; REPT(&quot; &quot;;[.$F$2]-LEN(TEXT([Collectors.$F104];&quot;#&quot;))) &amp;&quot; | &quot; &amp; [Collectors.$D104] &amp; REPT(&quot; &quot;;[.$D$2]-LEN([Collectors.$D104])) &amp; &quot; | &quot; &amp; [Collectors.$B104] &amp; REPT(&quot; &quot;;[.$B$2]-LEN([Collectors.$B104])) &amp; &quot; | &quot; &amp; IF([.C104]=1;&quot;Active&quot;;IF([.C104]=2;&quot;Passive&quot;;&quot;Active*&quot;)) &amp; REPT(&quot; &quot;;[.$C$2]-LEN(IF([.C104]=1;&quot;Active&quot;;IF([.C104]=2;&quot;Passive&quot;;&quot;Active*&quot;))))&amp;&quot; | &quot; &amp; TEXT([Collectors.$I104];&quot;#&quot;) &amp; REPT(&quot; &quot;; [.$I$2]-LEN(TEXT([Collectors.$I104];&quot;#&quot;))) &amp; &quot; | &quot; &amp; TEXT(IF(ISBLANK([Collectors.$H104]);&quot;-&quot;;[Collectors.$H104]);&quot;#&quot;) &amp; REPT(&quot; &quot;; [.$H$2]-LEN(TEXT(IF(ISBLANK([Collectors.$H104]);&quot;-&quot;;[Collectors.$H104]);&quot;#&quot;))) &amp; &quot; | &quot; &amp; TEXT(IF(ISBLANK([Collectors.$J104]);&quot;-&quot;;[Collectors.$J104]);&quot;#&quot;) &amp; REPT(&quot; &quot;; [.$J$2]-LEN(TEXT(IF(ISBLANK([Collectors.$J104]);&quot;-&quot;;[Collectors.$J104]);&quot;#&quot;))) &amp; &quot; |&quot;" table:style-name="ce3">
            <text:p>| 61500 <text:s text:c="3"/>| rpcinfo <text:s text:c="10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ikescan</text:p>
          </table:table-cell>
          <table:table-cell office:value-type="string" table:style-name="ce4">
            <text:p>ikescan</text:p>
          </table:table-cell>
          <table:table-cell office:value-type="float" office:value="71100" table:style-name="ce5">
            <text:p>71100</text:p>
          </table:table-cell>
          <table:table-cell office:value-type="string" table:style-name="ce5">
            <text:p>ike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71100    | ikescan           | service         | Active   | IPv4       | -       | root   |" table:formula="of:=&quot;| &quot; &amp; IF([Collectors.$F105]&lt;0;&quot;- &quot;;TEXT([Collectors.$F105];&quot;#&quot;))&amp; REPT(&quot; &quot;;[.$F$2]-LEN(TEXT([Collectors.$F105];&quot;#&quot;))) &amp;&quot; | &quot; &amp; [Collectors.$D105] &amp; REPT(&quot; &quot;;[.$D$2]-LEN([Collectors.$D105])) &amp; &quot; | &quot; &amp; [Collectors.$B105] &amp; REPT(&quot; &quot;;[.$B$2]-LEN([Collectors.$B105])) &amp; &quot; | &quot; &amp; IF([.C105]=1;&quot;Active&quot;;IF([.C105]=2;&quot;Passive&quot;;&quot;Active*&quot;)) &amp; REPT(&quot; &quot;;[.$C$2]-LEN(IF([.C105]=1;&quot;Active&quot;;IF([.C105]=2;&quot;Passive&quot;;&quot;Active*&quot;))))&amp;&quot; | &quot; &amp; TEXT([Collectors.$I105];&quot;#&quot;) &amp; REPT(&quot; &quot;; [.$I$2]-LEN(TEXT([Collectors.$I105];&quot;#&quot;))) &amp; &quot; | &quot; &amp; TEXT(IF(ISBLANK([Collectors.$H105]);&quot;-&quot;;[Collectors.$H105]);&quot;#&quot;) &amp; REPT(&quot; &quot;; [.$H$2]-LEN(TEXT(IF(ISBLANK([Collectors.$H105]);&quot;-&quot;;[Collectors.$H105]);&quot;#&quot;))) &amp; &quot; | &quot; &amp; TEXT(IF(ISBLANK([Collectors.$J105]);&quot;-&quot;;[Collectors.$J105]);&quot;#&quot;) &amp; REPT(&quot; &quot;; [.$J$2]-LEN(TEXT(IF(ISBLANK([Collectors.$J105]);&quot;-&quot;;[Collectors.$J105]);&quot;#&quot;))) &amp; &quot; |&quot;" table:style-name="ce3">
            <text:p>| 71100 <text:s text:c="3"/>| ikescan <text:s text:c="10"/>| service <text:s text:c="8"/>| Active <text:s text:c="2"/>| IPv4 <text:s text:c="6"/>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wpscan</text:p>
          </table:table-cell>
          <table:table-cell office:value-type="string" table:style-name="ce4">
            <text:p>wpscan</text:p>
          </table:table-cell>
          <table:table-cell office:value-type="float" office:value="91050" table:style-name="ce5">
            <text:p>9105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number-columns-repeated="2" table:style-name="ce1"/>
          <table:table-cell office:value-type="string" office:string-value="| 91050    | httpwpscan        | service         | Active   | IPv4, IPv6 | -       | nobody |" table:formula="of:=&quot;| &quot; &amp; IF([Collectors.$F106]&lt;0;&quot;- &quot;;TEXT([Collectors.$F106];&quot;#&quot;))&amp; REPT(&quot; &quot;;[.$F$2]-LEN(TEXT([Collectors.$F106];&quot;#&quot;))) &amp;&quot; | &quot; &amp; [Collectors.$D106] &amp; REPT(&quot; &quot;;[.$D$2]-LEN([Collectors.$D106])) &amp; &quot; | &quot; &amp; [Collectors.$B106] &amp; REPT(&quot; &quot;;[.$B$2]-LEN([Collectors.$B106])) &amp; &quot; | &quot; &amp; IF([.C106]=1;&quot;Active&quot;;IF([.C106]=2;&quot;Passive&quot;;&quot;Active*&quot;)) &amp; REPT(&quot; &quot;;[.$C$2]-LEN(IF([.C106]=1;&quot;Active&quot;;IF([.C106]=2;&quot;Passive&quot;;&quot;Active*&quot;))))&amp;&quot; | &quot; &amp; TEXT([Collectors.$I106];&quot;#&quot;) &amp; REPT(&quot; &quot;; [.$I$2]-LEN(TEXT([Collectors.$I106];&quot;#&quot;))) &amp; &quot; | &quot; &amp; TEXT(IF(ISBLANK([Collectors.$H106]);&quot;-&quot;;[Collectors.$H106]);&quot;#&quot;) &amp; REPT(&quot; &quot;; [.$H$2]-LEN(TEXT(IF(ISBLANK([Collectors.$H106]);&quot;-&quot;;[Collectors.$H106]);&quot;#&quot;))) &amp; &quot; | &quot; &amp; TEXT(IF(ISBLANK([Collectors.$J106]);&quot;-&quot;;[Collectors.$J106]);&quot;#&quot;) &amp; REPT(&quot; &quot;; [.$J$2]-LEN(TEXT(IF(ISBLANK([Collectors.$J106]);&quot;-&quot;;[Collectors.$J106]);&quot;#&quot;))) &amp; &quot; |&quot;" table:style-name="ce3">
            <text:p>| 91050 <text:s text:c="3"/>| httpwpscan <text:s text:c="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enum4linux</text:p>
          </table:table-cell>
          <table:table-cell office:value-type="string" table:style-name="ce4">
            <text:p>enum4linux</text:p>
          </table:table-cell>
          <table:table-cell office:value-type="float" office:value="91100" table:style-name="ce5">
            <text:p>911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91100    | enum4linux        | service         | Active   | IPv4       | -       | nobody |" table:formula="of:=&quot;| &quot; &amp; IF([Collectors.$F107]&lt;0;&quot;- &quot;;TEXT([Collectors.$F107];&quot;#&quot;))&amp; REPT(&quot; &quot;;[.$F$2]-LEN(TEXT([Collectors.$F107];&quot;#&quot;))) &amp;&quot; | &quot; &amp; [Collectors.$D107] &amp; REPT(&quot; &quot;;[.$D$2]-LEN([Collectors.$D107])) &amp; &quot; | &quot; &amp; [Collectors.$B107] &amp; REPT(&quot; &quot;;[.$B$2]-LEN([Collectors.$B107])) &amp; &quot; | &quot; &amp; IF([.C107]=1;&quot;Active&quot;;IF([.C107]=2;&quot;Passive&quot;;&quot;Active*&quot;)) &amp; REPT(&quot; &quot;;[.$C$2]-LEN(IF([.C107]=1;&quot;Active&quot;;IF([.C107]=2;&quot;Passive&quot;;&quot;Active*&quot;))))&amp;&quot; | &quot; &amp; TEXT([Collectors.$I107];&quot;#&quot;) &amp; REPT(&quot; &quot;; [.$I$2]-LEN(TEXT([Collectors.$I107];&quot;#&quot;))) &amp; &quot; | &quot; &amp; TEXT(IF(ISBLANK([Collectors.$H107]);&quot;-&quot;;[Collectors.$H107]);&quot;#&quot;) &amp; REPT(&quot; &quot;; [.$H$2]-LEN(TEXT(IF(ISBLANK([Collectors.$H107]);&quot;-&quot;;[Collectors.$H107]);&quot;#&quot;))) &amp; &quot; | &quot; &amp; TEXT(IF(ISBLANK([Collectors.$J107]);&quot;-&quot;;[Collectors.$J107]);&quot;#&quot;) &amp; REPT(&quot; &quot;; [.$J$2]-LEN(TEXT(IF(ISBLANK([Collectors.$J107]);&quot;-&quot;;[Collectors.$J107]);&quot;#&quot;))) &amp; &quot; |&quot;" table:style-name="ce3">
            <text:p>| 91100 <text:s text:c="3"/>| enum4linux <text:s text:c="7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changeme</text:p>
          </table:table-cell>
          <table:table-cell office:value-type="string" table:style-name="ce1">
            <text:p>changeme</text:p>
          </table:table-cell>
          <table:table-cell office:value-type="float" office:value="91150" table:style-name="ce2">
            <text:p>9115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host_name, service</text:p>
          </table:table-cell>
          <table:table-cell office:value-type="string" table:style-name="ce1">
            <text:p>credential, path, source</text:p>
          </table:table-cell>
          <table:table-cell table:style-name="ce1"/>
          <table:table-cell office:value-type="string" office:string-value="| 91150    | httpchangeme      | service, vhost  | Active   | IPv4, IPv6 | -       | kali   |" table:formula="of:=&quot;| &quot; &amp; IF([Collectors.$F108]&lt;0;&quot;- &quot;;TEXT([Collectors.$F108];&quot;#&quot;))&amp; REPT(&quot; &quot;;[.$F$2]-LEN(TEXT([Collectors.$F108];&quot;#&quot;))) &amp;&quot; | &quot; &amp; [Collectors.$D108] &amp; REPT(&quot; &quot;;[.$D$2]-LEN([Collectors.$D108])) &amp; &quot; | &quot; &amp; [Collectors.$B108] &amp; REPT(&quot; &quot;;[.$B$2]-LEN([Collectors.$B108])) &amp; &quot; | &quot; &amp; IF([.C108]=1;&quot;Active&quot;;IF([.C108]=2;&quot;Passive&quot;;&quot;Active*&quot;)) &amp; REPT(&quot; &quot;;[.$C$2]-LEN(IF([.C108]=1;&quot;Active&quot;;IF([.C108]=2;&quot;Passive&quot;;&quot;Active*&quot;))))&amp;&quot; | &quot; &amp; TEXT([Collectors.$I108];&quot;#&quot;) &amp; REPT(&quot; &quot;; [.$I$2]-LEN(TEXT([Collectors.$I108];&quot;#&quot;))) &amp; &quot; | &quot; &amp; TEXT(IF(ISBLANK([Collectors.$H108]);&quot;-&quot;;[Collectors.$H108]);&quot;#&quot;) &amp; REPT(&quot; &quot;; [.$H$2]-LEN(TEXT(IF(ISBLANK([Collectors.$H108]);&quot;-&quot;;[Collectors.$H108]);&quot;#&quot;))) &amp; &quot; | &quot; &amp; TEXT(IF(ISBLANK([Collectors.$J108]);&quot;-&quot;;[Collectors.$J108]);&quot;#&quot;) &amp; REPT(&quot; &quot;; [.$J$2]-LEN(TEXT(IF(ISBLANK([Collectors.$J108]);&quot;-&quot;;[Collectors.$J108]);&quot;#&quot;))) &amp; &quot; |&quot;" table:style-name="ce3">
            <text:p>| 91150 <text:s text:c="3"/>| httpchangeme <text:s text:c="5"/>| service, vhost <text:s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nikto</text:p>
          </table:table-cell>
          <table:table-cell office:value-type="string" table:style-name="ce4">
            <text:p>nikto</text:p>
          </table:table-cell>
          <table:table-cell office:value-type="float" office:value="91200" table:style-name="ce5">
            <text:p>912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office:value-type="string" table:style-name="ce1">
            <text:p>path, source, additional_info, service_method, 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91200    | httpnikto         | service, vhost  | Active   | IPv4       | -       | nobody |" table:formula="of:=&quot;| &quot; &amp; IF([Collectors.$F109]&lt;0;&quot;- &quot;;TEXT([Collectors.$F109];&quot;#&quot;))&amp; REPT(&quot; &quot;;[.$F$2]-LEN(TEXT([Collectors.$F109];&quot;#&quot;))) &amp;&quot; | &quot; &amp; [Collectors.$D109] &amp; REPT(&quot; &quot;;[.$D$2]-LEN([Collectors.$D109])) &amp; &quot; | &quot; &amp; [Collectors.$B109] &amp; REPT(&quot; &quot;;[.$B$2]-LEN([Collectors.$B109])) &amp; &quot; | &quot; &amp; IF([.C109]=1;&quot;Active&quot;;IF([.C109]=2;&quot;Passive&quot;;&quot;Active*&quot;)) &amp; REPT(&quot; &quot;;[.$C$2]-LEN(IF([.C109]=1;&quot;Active&quot;;IF([.C109]=2;&quot;Passive&quot;;&quot;Active*&quot;))))&amp;&quot; | &quot; &amp; TEXT([Collectors.$I109];&quot;#&quot;) &amp; REPT(&quot; &quot;; [.$I$2]-LEN(TEXT([Collectors.$I109];&quot;#&quot;))) &amp; &quot; | &quot; &amp; TEXT(IF(ISBLANK([Collectors.$H109]);&quot;-&quot;;[Collectors.$H109]);&quot;#&quot;) &amp; REPT(&quot; &quot;; [.$H$2]-LEN(TEXT(IF(ISBLANK([Collectors.$H109]);&quot;-&quot;;[Collectors.$H109]);&quot;#&quot;))) &amp; &quot; | &quot; &amp; TEXT(IF(ISBLANK([Collectors.$J109]);&quot;-&quot;;[Collectors.$J109]);&quot;#&quot;) &amp; REPT(&quot; &quot;; [.$J$2]-LEN(TEXT(IF(ISBLANK([Collectors.$J109]);&quot;-&quot;;[Collectors.$J109]);&quot;#&quot;))) &amp; &quot; |&quot;" table:style-name="ce3">
            <text:p>| 91200 <text:s text:c="3"/>| httpnikto <text:s text:c="8"/>| service, vhost <text:s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, 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burpsuitepro</text:p>
          </table:table-cell>
          <table:table-cell office:value-type="string" table:style-name="ce4">
            <text:p>Burp Suite Professional</text:p>
          </table:table-cell>
          <table:table-cell office:value-type="float" office:value="91225" table:style-name="ce5">
            <text:p>91225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host_name, service</text:p>
          </table:table-cell>
          <table:table-cell table:number-columns-repeated="2" table:style-name="ce1"/>
          <table:table-cell office:value-type="string" office:string-value="| 91225    | httpburpsuitepro  | domain, host    | Active   | IPv4, IPv6 | -       | nobody |" table:formula="of:=&quot;| &quot; &amp; IF([Collectors.$F110]&lt;0;&quot;- &quot;;TEXT([Collectors.$F110];&quot;#&quot;))&amp; REPT(&quot; &quot;;[.$F$2]-LEN(TEXT([Collectors.$F110];&quot;#&quot;))) &amp;&quot; | &quot; &amp; [Collectors.$D110] &amp; REPT(&quot; &quot;;[.$D$2]-LEN([Collectors.$D110])) &amp; &quot; | &quot; &amp; [Collectors.$B110] &amp; REPT(&quot; &quot;;[.$B$2]-LEN([Collectors.$B110])) &amp; &quot; | &quot; &amp; IF([.C110]=1;&quot;Active&quot;;IF([.C110]=2;&quot;Passive&quot;;&quot;Active*&quot;)) &amp; REPT(&quot; &quot;;[.$C$2]-LEN(IF([.C110]=1;&quot;Active&quot;;IF([.C110]=2;&quot;Passive&quot;;&quot;Active*&quot;))))&amp;&quot; | &quot; &amp; TEXT([Collectors.$I110];&quot;#&quot;) &amp; REPT(&quot; &quot;; [.$I$2]-LEN(TEXT([Collectors.$I110];&quot;#&quot;))) &amp; &quot; | &quot; &amp; TEXT(IF(ISBLANK([Collectors.$H110]);&quot;-&quot;;[Collectors.$H110]);&quot;#&quot;) &amp; REPT(&quot; &quot;; [.$H$2]-LEN(TEXT(IF(ISBLANK([Collectors.$H110]);&quot;-&quot;;[Collectors.$H110]);&quot;#&quot;))) &amp; &quot; | &quot; &amp; TEXT(IF(ISBLANK([Collectors.$J110]);&quot;-&quot;;[Collectors.$J110]);&quot;#&quot;) &amp; REPT(&quot; &quot;; [.$J$2]-LEN(TEXT(IF(ISBLANK([Collectors.$J110]);&quot;-&quot;;[Collectors.$J110]);&quot;#&quot;))) &amp; &quot; |&quot;" table:style-name="ce3">
            <text:p>| 91225 <text:s text:c="3"/>| httpburpsuitepro <text:s/>| domain, host <text:s text:c="3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davtest</text:p>
          </table:table-cell>
          <table:table-cell office:value-type="string" table:style-name="ce4">
            <text:p>davtest</text:p>
          </table:table-cell>
          <table:table-cell office:value-type="float" office:value="91250" table:style-name="ce5">
            <text:p>9125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table:number-columns-repeated="2" table:style-name="ce1"/>
          <table:table-cell office:value-type="string" office:string-value="| 91250    | httpdavtest       | service, vhost  | Active   | IPv4, IPv6 | -       | nobody |" table:formula="of:=&quot;| &quot; &amp; IF([Collectors.$F111]&lt;0;&quot;- &quot;;TEXT([Collectors.$F111];&quot;#&quot;))&amp; REPT(&quot; &quot;;[.$F$2]-LEN(TEXT([Collectors.$F111];&quot;#&quot;))) &amp;&quot; | &quot; &amp; [Collectors.$D111] &amp; REPT(&quot; &quot;;[.$D$2]-LEN([Collectors.$D111])) &amp; &quot; | &quot; &amp; [Collectors.$B111] &amp; REPT(&quot; &quot;;[.$B$2]-LEN([Collectors.$B111])) &amp; &quot; | &quot; &amp; IF([.C111]=1;&quot;Active&quot;;IF([.C111]=2;&quot;Passive&quot;;&quot;Active*&quot;)) &amp; REPT(&quot; &quot;;[.$C$2]-LEN(IF([.C111]=1;&quot;Active&quot;;IF([.C111]=2;&quot;Passive&quot;;&quot;Active*&quot;))))&amp;&quot; | &quot; &amp; TEXT([Collectors.$I111];&quot;#&quot;) &amp; REPT(&quot; &quot;; [.$I$2]-LEN(TEXT([Collectors.$I111];&quot;#&quot;))) &amp; &quot; | &quot; &amp; TEXT(IF(ISBLANK([Collectors.$H111]);&quot;-&quot;;[Collectors.$H111]);&quot;#&quot;) &amp; REPT(&quot; &quot;; [.$H$2]-LEN(TEXT(IF(ISBLANK([Collectors.$H111]);&quot;-&quot;;[Collectors.$H111]);&quot;#&quot;))) &amp; &quot; | &quot; &amp; TEXT(IF(ISBLANK([Collectors.$J111]);&quot;-&quot;;[Collectors.$J111]);&quot;#&quot;) &amp; REPT(&quot; &quot;; [.$J$2]-LEN(TEXT(IF(ISBLANK([Collectors.$J111]);&quot;-&quot;;[Collectors.$J111]);&quot;#&quot;))) &amp; &quot; |&quot;" table:style-name="ce3">
            <text:p>| 91250 <text:s text:c="3"/>| httpdavtest <text:s text:c="6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whatweb</text:p>
          </table:table-cell>
          <table:table-cell office:value-type="string" table:style-name="ce1">
            <text:p>whatweb</text:p>
          </table:table-cell>
          <table:table-cell office:value-type="float" office:value="91250" table:style-name="ce2">
            <text:p>9125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91250    | httpwhatweb       | service         | Active   | IPv4, IPv6 | -       | nobody |" table:formula="of:=&quot;| &quot; &amp; IF([Collectors.$F112]&lt;0;&quot;- &quot;;TEXT([Collectors.$F112];&quot;#&quot;))&amp; REPT(&quot; &quot;;[.$F$2]-LEN(TEXT([Collectors.$F112];&quot;#&quot;))) &amp;&quot; | &quot; &amp; [Collectors.$D112] &amp; REPT(&quot; &quot;;[.$D$2]-LEN([Collectors.$D112])) &amp; &quot; | &quot; &amp; [Collectors.$B112] &amp; REPT(&quot; &quot;;[.$B$2]-LEN([Collectors.$B112])) &amp; &quot; | &quot; &amp; IF([.C112]=1;&quot;Active&quot;;IF([.C112]=2;&quot;Passive&quot;;&quot;Active*&quot;)) &amp; REPT(&quot; &quot;;[.$C$2]-LEN(IF([.C112]=1;&quot;Active&quot;;IF([.C112]=2;&quot;Passive&quot;;&quot;Active*&quot;))))&amp;&quot; | &quot; &amp; TEXT([Collectors.$I112];&quot;#&quot;) &amp; REPT(&quot; &quot;; [.$I$2]-LEN(TEXT([Collectors.$I112];&quot;#&quot;))) &amp; &quot; | &quot; &amp; TEXT(IF(ISBLANK([Collectors.$H112]);&quot;-&quot;;[Collectors.$H112]);&quot;#&quot;) &amp; REPT(&quot; &quot;; [.$H$2]-LEN(TEXT(IF(ISBLANK([Collectors.$H112]);&quot;-&quot;;[Collectors.$H112]);&quot;#&quot;))) &amp; &quot; | &quot; &amp; TEXT(IF(ISBLANK([Collectors.$J112]);&quot;-&quot;;[Collectors.$J112]);&quot;#&quot;) &amp; REPT(&quot; &quot;; [.$J$2]-LEN(TEXT(IF(ISBLANK([Collectors.$J112]);&quot;-&quot;;[Collectors.$J112]);&quot;#&quot;))) &amp; &quot; |&quot;" table:style-name="ce3">
            <text:p>| 91250 <text:s text:c="3"/>| httpwhatweb <text:s text:c="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sqlmap</text:p>
          </table:table-cell>
          <table:table-cell office:value-type="string" table:style-name="ce4">
            <text:p>sqlmap</text:p>
          </table:table-cell>
          <table:table-cell office:value-type="float" office:value="91300" table:style-name="ce5">
            <text:p>913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91300    | httpsqlmap        | service, vhost  | Active   | IPv4, IPv6 | -       | nobody |" table:formula="of:=&quot;| &quot; &amp; IF([Collectors.$F113]&lt;0;&quot;- &quot;;TEXT([Collectors.$F113];&quot;#&quot;))&amp; REPT(&quot; &quot;;[.$F$2]-LEN(TEXT([Collectors.$F113];&quot;#&quot;))) &amp;&quot; | &quot; &amp; [Collectors.$D113] &amp; REPT(&quot; &quot;;[.$D$2]-LEN([Collectors.$D113])) &amp; &quot; | &quot; &amp; [Collectors.$B113] &amp; REPT(&quot; &quot;;[.$B$2]-LEN([Collectors.$B113])) &amp; &quot; | &quot; &amp; IF([.C113]=1;&quot;Active&quot;;IF([.C113]=2;&quot;Passive&quot;;&quot;Active*&quot;)) &amp; REPT(&quot; &quot;;[.$C$2]-LEN(IF([.C113]=1;&quot;Active&quot;;IF([.C113]=2;&quot;Passive&quot;;&quot;Active*&quot;))))&amp;&quot; | &quot; &amp; TEXT([Collectors.$I113];&quot;#&quot;) &amp; REPT(&quot; &quot;; [.$I$2]-LEN(TEXT([Collectors.$I113];&quot;#&quot;))) &amp; &quot; | &quot; &amp; TEXT(IF(ISBLANK([Collectors.$H113]);&quot;-&quot;;[Collectors.$H113]);&quot;#&quot;) &amp; REPT(&quot; &quot;; [.$H$2]-LEN(TEXT(IF(ISBLANK([Collectors.$H113]);&quot;-&quot;;[Collectors.$H113]);&quot;#&quot;))) &amp; &quot; | &quot; &amp; TEXT(IF(ISBLANK([Collectors.$J113]);&quot;-&quot;;[Collectors.$J113]);&quot;#&quot;) &amp; REPT(&quot; &quot;; [.$J$2]-LEN(TEXT(IF(ISBLANK([Collectors.$J113]);&quot;-&quot;;[Collectors.$J113]);&quot;#&quot;))) &amp; &quot; |&quot;" table:style-name="ce3">
            <text:p>| 91300 <text:s text:c="3"/>| httpsqlmap <text:s text:c="7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tpuserenum</text:p>
          </table:table-cell>
          <table:table-cell office:value-type="string" table:style-name="ce4">
            <text:p>smtpuserenum</text:p>
          </table:table-cell>
          <table:table-cell office:value-type="float" office:value="91400" table:style-name="ce5">
            <text:p>91400</text:p>
          </table:table-cell>
          <table:table-cell office:value-type="string" table:style-name="ce5">
            <text:p>email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91400    | smtpuserenum      | service         | Active   | IPv4       | -       | nobody |" table:formula="of:=&quot;| &quot; &amp; IF([Collectors.$F114]&lt;0;&quot;- &quot;;TEXT([Collectors.$F114];&quot;#&quot;))&amp; REPT(&quot; &quot;;[.$F$2]-LEN(TEXT([Collectors.$F114];&quot;#&quot;))) &amp;&quot; | &quot; &amp; [Collectors.$D114] &amp; REPT(&quot; &quot;;[.$D$2]-LEN([Collectors.$D114])) &amp; &quot; | &quot; &amp; [Collectors.$B114] &amp; REPT(&quot; &quot;;[.$B$2]-LEN([Collectors.$B114])) &amp; &quot; | &quot; &amp; IF([.C114]=1;&quot;Active&quot;;IF([.C114]=2;&quot;Passive&quot;;&quot;Active*&quot;)) &amp; REPT(&quot; &quot;;[.$C$2]-LEN(IF([.C114]=1;&quot;Active&quot;;IF([.C114]=2;&quot;Passive&quot;;&quot;Active*&quot;))))&amp;&quot; | &quot; &amp; TEXT([Collectors.$I114];&quot;#&quot;) &amp; REPT(&quot; &quot;; [.$I$2]-LEN(TEXT([Collectors.$I114];&quot;#&quot;))) &amp; &quot; | &quot; &amp; TEXT(IF(ISBLANK([Collectors.$H114]);&quot;-&quot;;[Collectors.$H114]);&quot;#&quot;) &amp; REPT(&quot; &quot;; [.$H$2]-LEN(TEXT(IF(ISBLANK([Collectors.$H114]);&quot;-&quot;;[Collectors.$H114]);&quot;#&quot;))) &amp; &quot; | &quot; &amp; TEXT(IF(ISBLANK([Collectors.$J114]);&quot;-&quot;;[Collectors.$J114]);&quot;#&quot;) &amp; REPT(&quot; &quot;; [.$J$2]-LEN(TEXT(IF(ISBLANK([Collectors.$J114]);&quot;-&quot;;[Collectors.$J114]);&quot;#&quot;))) &amp; &quot; |&quot;" table:style-name="ce3">
            <text:p>| 91400 <text:s text:c="3"/>| smtpuserenum <text:s text:c="5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ysqlhydra</text:p>
          </table:table-cell>
          <table:table-cell office:value-type="string" table:style-name="ce1">
            <text:p>hydra</text:p>
          </table:table-cell>
          <table:table-cell office:value-type="float" office:value="91600" table:style-name="ce5">
            <text:p>91600</text:p>
          </table:table-cell>
          <table:table-cell office:value-type="string" table:style-name="ce5">
            <text:p>my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91600    | mysqlhydra        | service         | Active   | IPv4, IPv6 | -       | nobody |" table:formula="of:=&quot;| &quot; &amp; IF([Collectors.$F115]&lt;0;&quot;- &quot;;TEXT([Collectors.$F115];&quot;#&quot;))&amp; REPT(&quot; &quot;;[.$F$2]-LEN(TEXT([Collectors.$F115];&quot;#&quot;))) &amp;&quot; | &quot; &amp; [Collectors.$D115] &amp; REPT(&quot; &quot;;[.$D$2]-LEN([Collectors.$D115])) &amp; &quot; | &quot; &amp; [Collectors.$B115] &amp; REPT(&quot; &quot;;[.$B$2]-LEN([Collectors.$B115])) &amp; &quot; | &quot; &amp; IF([.C115]=1;&quot;Active&quot;;IF([.C115]=2;&quot;Passive&quot;;&quot;Active*&quot;)) &amp; REPT(&quot; &quot;;[.$C$2]-LEN(IF([.C115]=1;&quot;Active&quot;;IF([.C115]=2;&quot;Passive&quot;;&quot;Active*&quot;))))&amp;&quot; | &quot; &amp; TEXT([Collectors.$I115];&quot;#&quot;) &amp; REPT(&quot; &quot;; [.$I$2]-LEN(TEXT([Collectors.$I115];&quot;#&quot;))) &amp; &quot; | &quot; &amp; TEXT(IF(ISBLANK([Collectors.$H115]);&quot;-&quot;;[Collectors.$H115]);&quot;#&quot;) &amp; REPT(&quot; &quot;; [.$H$2]-LEN(TEXT(IF(ISBLANK([Collectors.$H115]);&quot;-&quot;;[Collectors.$H115]);&quot;#&quot;))) &amp; &quot; | &quot; &amp; TEXT(IF(ISBLANK([Collectors.$J115]);&quot;-&quot;;[Collectors.$J115]);&quot;#&quot;) &amp; REPT(&quot; &quot;; [.$J$2]-LEN(TEXT(IF(ISBLANK([Collectors.$J115]);&quot;-&quot;;[Collectors.$J115]);&quot;#&quot;))) &amp; &quot; |&quot;" table:style-name="ce3">
            <text:p>| 91600 <text:s text:c="3"/>| mysqlhydra <text:s text:c="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wapiti</text:p>
          </table:table-cell>
          <table:table-cell office:value-type="string" table:style-name="ce1">
            <text:p>wapiti</text:p>
          </table:table-cell>
          <table:table-cell office:value-type="float" office:value="92200" table:style-name="ce2">
            <text:p>9220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92200    | httpwapiti        | service, vhost  | Active   | IPv4, IPv6 | -       | nobody |" table:formula="of:=&quot;| &quot; &amp; IF([Collectors.$F116]&lt;0;&quot;- &quot;;TEXT([Collectors.$F116];&quot;#&quot;))&amp; REPT(&quot; &quot;;[.$F$2]-LEN(TEXT([Collectors.$F116];&quot;#&quot;))) &amp;&quot; | &quot; &amp; [Collectors.$D116] &amp; REPT(&quot; &quot;;[.$D$2]-LEN([Collectors.$D116])) &amp; &quot; | &quot; &amp; [Collectors.$B116] &amp; REPT(&quot; &quot;;[.$B$2]-LEN([Collectors.$B116])) &amp; &quot; | &quot; &amp; IF([.C116]=1;&quot;Active&quot;;IF([.C116]=2;&quot;Passive&quot;;&quot;Active*&quot;)) &amp; REPT(&quot; &quot;;[.$C$2]-LEN(IF([.C116]=1;&quot;Active&quot;;IF([.C116]=2;&quot;Passive&quot;;&quot;Active*&quot;))))&amp;&quot; | &quot; &amp; TEXT([Collectors.$I116];&quot;#&quot;) &amp; REPT(&quot; &quot;; [.$I$2]-LEN(TEXT([Collectors.$I116];&quot;#&quot;))) &amp; &quot; | &quot; &amp; TEXT(IF(ISBLANK([Collectors.$H116]);&quot;-&quot;;[Collectors.$H116]);&quot;#&quot;) &amp; REPT(&quot; &quot;; [.$H$2]-LEN(TEXT(IF(ISBLANK([Collectors.$H116]);&quot;-&quot;;[Collectors.$H116]);&quot;#&quot;))) &amp; &quot; | &quot; &amp; TEXT(IF(ISBLANK([Collectors.$J116]);&quot;-&quot;;[Collectors.$J116]);&quot;#&quot;) &amp; REPT(&quot; &quot;; [.$J$2]-LEN(TEXT(IF(ISBLANK([Collectors.$J116]);&quot;-&quot;;[Collectors.$J116]);&quot;#&quot;))) &amp; &quot; |&quot;" table:style-name="ce3">
            <text:p>| 92200 <text:s text:c="3"/>| httpwapiti <text:s text:c="7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ncviewer</text:p>
          </table:table-cell>
          <table:table-cell office:value-type="string" table:style-name="ce1">
            <text:p>vncviewer</text:p>
          </table:table-cell>
          <table:table-cell office:value-type="float" office:value="100000" table:style-name="ce2">
            <text:p>100000</text:p>
          </table:table-cell>
          <table:table-cell office:value-type="string" table:style-name="ce2">
            <text:p>vnc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100000   | vncviewer         | service         | Active   | IPv4       | -       | nobody |" table:formula="of:=&quot;| &quot; &amp; IF([Collectors.$F117]&lt;0;&quot;- &quot;;TEXT([Collectors.$F117];&quot;#&quot;))&amp; REPT(&quot; &quot;;[.$F$2]-LEN(TEXT([Collectors.$F117];&quot;#&quot;))) &amp;&quot; | &quot; &amp; [Collectors.$D117] &amp; REPT(&quot; &quot;;[.$D$2]-LEN([Collectors.$D117])) &amp; &quot; | &quot; &amp; [Collectors.$B117] &amp; REPT(&quot; &quot;;[.$B$2]-LEN([Collectors.$B117])) &amp; &quot; | &quot; &amp; IF([.C117]=1;&quot;Active&quot;;IF([.C117]=2;&quot;Passive&quot;;&quot;Active*&quot;)) &amp; REPT(&quot; &quot;;[.$C$2]-LEN(IF([.C117]=1;&quot;Active&quot;;IF([.C117]=2;&quot;Passive&quot;;&quot;Active*&quot;))))&amp;&quot; | &quot; &amp; TEXT([Collectors.$I117];&quot;#&quot;) &amp; REPT(&quot; &quot;; [.$I$2]-LEN(TEXT([Collectors.$I117];&quot;#&quot;))) &amp; &quot; | &quot; &amp; TEXT(IF(ISBLANK([Collectors.$H117]);&quot;-&quot;;[Collectors.$H117]);&quot;#&quot;) &amp; REPT(&quot; &quot;; [.$H$2]-LEN(TEXT(IF(ISBLANK([Collectors.$H117]);&quot;-&quot;;[Collectors.$H117]);&quot;#&quot;))) &amp; &quot; | &quot; &amp; TEXT(IF(ISBLANK([Collectors.$J117]);&quot;-&quot;;[Collectors.$J117]);&quot;#&quot;) &amp; REPT(&quot; &quot;; [.$J$2]-LEN(TEXT(IF(ISBLANK([Collectors.$J117]);&quot;-&quot;;[Collectors.$J117]);&quot;#&quot;))) &amp; &quot; |&quot;" table:style-name="ce3">
            <text:p>| 100000 <text:s text:c="2"/>| vncviewer <text:s text:c="8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eyewitness</text:p>
          </table:table-cell>
          <table:table-cell office:value-type="string" table:style-name="ce1">
            <text:p>eyewitness</text:p>
          </table:table-cell>
          <table:table-cell office:value-type="float" office:value="100100" table:style-name="ce2">
            <text:p>100100</text:p>
          </table:table-cell>
          <table:table-cell office:value-type="string" table:style-name="ce2">
            <text:p>http</text:p>
          </table:table-cell>
          <table:table-cell office:value-type="float" office:value="3600" table:style-name="ce1">
            <text:p>3600</text:p>
          </table:table-cell>
          <table:table-cell office:value-type="string" table:style-name="ce4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host_name, service</text:p>
          </table:table-cell>
          <table:table-cell table:style-name="ce1"/>
          <table:table-cell office:value-type="string" table:style-name="ce1">
            <text:p>httpgobuster<text:s/></text:p>
          </table:table-cell>
          <table:table-cell office:value-type="string" office:string-value="| 100100   | httpeyewitness    | service, vhost  | Active   | IPv4, IPv6 | 3600    | kali   |" table:formula="of:=&quot;| &quot; &amp; IF([Collectors.$F118]&lt;0;&quot;- &quot;;TEXT([Collectors.$F118];&quot;#&quot;))&amp; REPT(&quot; &quot;;[.$F$2]-LEN(TEXT([Collectors.$F118];&quot;#&quot;))) &amp;&quot; | &quot; &amp; [Collectors.$D118] &amp; REPT(&quot; &quot;;[.$D$2]-LEN([Collectors.$D118])) &amp; &quot; | &quot; &amp; [Collectors.$B118] &amp; REPT(&quot; &quot;;[.$B$2]-LEN([Collectors.$B118])) &amp; &quot; | &quot; &amp; IF([.C118]=1;&quot;Active&quot;;IF([.C118]=2;&quot;Passive&quot;;&quot;Active*&quot;)) &amp; REPT(&quot; &quot;;[.$C$2]-LEN(IF([.C118]=1;&quot;Active&quot;;IF([.C118]=2;&quot;Passive&quot;;&quot;Active*&quot;))))&amp;&quot; | &quot; &amp; TEXT([Collectors.$I118];&quot;#&quot;) &amp; REPT(&quot; &quot;; [.$I$2]-LEN(TEXT([Collectors.$I118];&quot;#&quot;))) &amp; &quot; | &quot; &amp; TEXT(IF(ISBLANK([Collectors.$H118]);&quot;-&quot;;[Collectors.$H118]);&quot;#&quot;) &amp; REPT(&quot; &quot;; [.$H$2]-LEN(TEXT(IF(ISBLANK([Collectors.$H118]);&quot;-&quot;;[Collectors.$H118]);&quot;#&quot;))) &amp; &quot; | &quot; &amp; TEXT(IF(ISBLANK([Collectors.$J118]);&quot;-&quot;;[Collectors.$J118]);&quot;#&quot;) &amp; REPT(&quot; &quot;; [.$J$2]-LEN(TEXT(IF(ISBLANK([Collectors.$J118]);&quot;-&quot;;[Collectors.$J118]);&quot;#&quot;))) &amp; &quot; |&quot;" table:style-name="ce3">
            <text:p>| 100100 <text:s text:c="2"/>| httpeyewitness <text:s text:c="3"/>| service, vhost <text:s/>| Active <text:s text:c="2"/>| IPv4, IPv6 | 3600 <text:s text:c="3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nsrecon</text:p>
          </table:table-cell>
          <table:table-cell office:value-type="string" table:style-name="ce4">
            <text:p>dnsrecon</text:p>
          </table:table-cell>
          <table:table-cell office:value-type="float" office:value="114200" table:style-name="ce5">
            <text:p>114200</text:p>
          </table:table-cell>
          <table:table-cell office:value-type="string" table:style-name="ce5">
            <text:p>d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office:value-type="string" table:style-name="ce1">
            <text:p><text:s/>dnsreverselookup, tlsnmap, dnsgobuster<text:s/></text:p>
          </table:table-cell>
          <table:table-cell office:value-type="string" office:string-value="| 114200   | dnsrecon          | domain          | Active   | -          | -       | nobody |" table:formula="of:=&quot;| &quot; &amp; IF([Collectors.$F119]&lt;0;&quot;- &quot;;TEXT([Collectors.$F119];&quot;#&quot;))&amp; REPT(&quot; &quot;;[.$F$2]-LEN(TEXT([Collectors.$F119];&quot;#&quot;))) &amp;&quot; | &quot; &amp; [Collectors.$D119] &amp; REPT(&quot; &quot;;[.$D$2]-LEN([Collectors.$D119])) &amp; &quot; | &quot; &amp; [Collectors.$B119] &amp; REPT(&quot; &quot;;[.$B$2]-LEN([Collectors.$B119])) &amp; &quot; | &quot; &amp; IF([.C119]=1;&quot;Active&quot;;IF([.C119]=2;&quot;Passive&quot;;&quot;Active*&quot;)) &amp; REPT(&quot; &quot;;[.$C$2]-LEN(IF([.C119]=1;&quot;Active&quot;;IF([.C119]=2;&quot;Passive&quot;;&quot;Active*&quot;))))&amp;&quot; | &quot; &amp; TEXT([Collectors.$I119];&quot;#&quot;) &amp; REPT(&quot; &quot;; [.$I$2]-LEN(TEXT([Collectors.$I119];&quot;#&quot;))) &amp; &quot; | &quot; &amp; TEXT(IF(ISBLANK([Collectors.$H119]);&quot;-&quot;;[Collectors.$H119]);&quot;#&quot;) &amp; REPT(&quot; &quot;; [.$H$2]-LEN(TEXT(IF(ISBLANK([Collectors.$H119]);&quot;-&quot;;[Collectors.$H119]);&quot;#&quot;))) &amp; &quot; | &quot; &amp; TEXT(IF(ISBLANK([Collectors.$J119]);&quot;-&quot;;[Collectors.$J119]);&quot;#&quot;) &amp; REPT(&quot; &quot;; [.$J$2]-LEN(TEXT(IF(ISBLANK([Collectors.$J119]);&quot;-&quot;;[Collectors.$J119]);&quot;#&quot;))) &amp; &quot; |&quot;" table:style-name="ce3">
            <text:p>| 114200 <text:s text:c="2"/>| dnsrecon <text:s text:c="9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number-rows-repeated="1048457" table:style-name="ro1">
          <table:table-cell table:number-columns-repeated="16384"/>
        </table:table-row>
      </table:table>
      <table:database-ranges>
        <table:database-range table:target-range-address="Collectors.A3:Collectors.N119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meta:initial-creator>Lukas Reiter</meta:initial-creator>
    <dc:creator>Lukas.Reiter</dc:creator>
    <meta:creation-date>2018-08-23T16:26:45Z</meta:creation-date>
    <dc:date>2020-12-11T20:52:36Z</dc:date>
  </office:meta>
</office:document-meta>
</file>